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>
      <style:map style:condition="cell-content()&lt;0" style:apply-style-name="Bad" style:base-cell-address="Sheet1.G6"/>
    </style:style>
    <style:style style:name="ce3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4697in" svg:y="19.1614in">
            <draw:object draw:notify-on-update-of-ranges="Sheet1.H5:Sheet1.H5 Sheet1.H6:Sheet1.H106 Sheet1.I5:Sheet1.I5 Sheet1.I6:Sheet1.I1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8.9957in" svg:height="4.4232in" svg:x="7.0815in" svg:y="19.0803in">
            <draw:object draw:notify-on-update-of-ranges="Sheet1.J5:Sheet1.J5 Sheet1.J6:Sheet1.J106 Sheet1.K5:Sheet1.K5 Sheet1.K6:Sheet1.K1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 ©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ntc</text:p>
          </table:table-cell>
          <table:table-cell office:value-type="string" calcext:value-type="string">
            <text:p>R1||RTC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3ad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2" calcext:value-type="float">
            <text:p>6.20</text:p>
          </table:table-cell>
          <table:table-cell office:value-type="float" office:value="10" calcext:value-type="float">
            <text:p>10.00</text:p>
          </table:table-cell>
          <table:table-cell table:formula="of:=1/(1/[.B2]+1/[.C2])" office:value-type="float" office:value="3.82716049382716" calcext:value-type="float">
            <text:p>3.83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</text:p>
          </table:table-cell>
          <table:table-cell table:formula="of:=0.7*[.$F$2]-[.$D$2]" office:value-type="float" office:value="3.17283950617284" calcext:value-type="float">
            <text:p>3.17</text:p>
          </table:table-cell>
          <table:table-cell office:value-type="float" office:value="3892" calcext:value-type="float">
            <text:p>3892</text:p>
          </table:table-cell>
          <table:table-cell table:formula="of:=([.D2]+[.G2]+[.F2])/[.F2]" office:value-type="float" office:value="1.7" calcext:value-type="float">
            <text:p>1.70</text:p>
          </table:table-cell>
          <table:table-cell table:number-columns-repeated="5"/>
          <table:table-cell office:value-type="float" office:value="8.31451" calcext:value-type="float">
            <text:p>8.31451</text:p>
          </table:table-cell>
          <table:table-cell office:value-type="float" office:value="96485.31" calcext:value-type="float">
            <text:p>96485.31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4"/>
          <table:table-cell office:value-type="string" calcext:value-type="string">
            <text:p>No prob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©</text:p>
          </table:table-cell>
          <table:table-cell office:value-type="string" calcext:value-type="string">
            <text:p>Rntc</text:p>
          </table:table-cell>
          <table:table-cell office:value-type="string" calcext:value-type="string">
            <text:p>R1||Rntc</text:p>
          </table:table-cell>
          <table:table-cell office:value-type="string" calcext:value-type="string">
            <text:p>Gcomp</text:p>
          </table:table-cell>
          <table:table-cell office:value-type="string" calcext:value-type="string">
            <text:p>Guncomp</text:p>
          </table:table-cell>
          <table:table-cell office:value-type="string" calcext:value-type="string">
            <text:p>Gideal</text:p>
          </table:table-cell>
          <table:table-cell office:value-type="string" calcext:value-type="string">
            <text:p>mV/pH ideal</text:p>
          </table:table-cell>
          <table:table-cell office:value-type="string" calcext:value-type="string">
            <text:p>Err comp (pH)</text:p>
          </table:table-cell>
          <table:table-cell table:style-name="Default" office:value-type="string" calcext:value-type="string">
            <text:p>Err uncomp (pH)</text:p>
          </table:table-cell>
          <table:table-cell office:value-type="string" calcext:value-type="string">
            <text:p>FS err comp</text:p>
          </table:table-cell>
          <table:table-cell office:value-type="string" calcext:value-type="string">
            <text:p>FS err uncomp</text:p>
          </table:table-cell>
          <table:table-cell table:number-columns-repeated="3"/>
          <table:table-cell office:value-type="string" calcext:value-type="string">
            <text:p>Gmin</text:p>
          </table:table-cell>
          <table:table-cell table:formula="of:=([.B2]+[.F2])/[.F2]"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C$2]*EXP([.$H$2]*(1/(273.15+[.A6])-1/(273.15+[.$A$2])))" office:value-type="float" office:value="33.0273000850523" calcext:value-type="float">
            <text:p>33.03</text:p>
          </table:table-cell>
          <table:table-cell table:formula="of:=1/(1/[.$B$2]+1/[.B6])" office:value-type="float" office:value="5.22007020833311" calcext:value-type="float">
            <text:p>5.22</text:p>
          </table:table-cell>
          <table:table-cell table:formula="of:=([.C6]+[.$G$2]+[.$F$2])/[.$F$2]" office:value-type="float" office:value="1.83929097145059" calcext:value-type="float">
            <text:p>1.84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6]" office:value-type="float" office:value="1.84504788929478" calcext:value-type="float">
            <text:p>1.85</text:p>
          </table:table-cell>
          <table:table-cell table:style-name="ce2" table:formula="of:=([.$O$2]*(273.15+[.A6])*LN(10))/[.$P$2]" office:value-type="float" office:value="0.0541991351987195" calcext:value-type="float">
            <text:p>0.054</text:p>
          </table:table-cell>
          <table:table-cell table:style-name="ce3" table:formula="of:=1-[.D6]*[.G6]*10" office:value-type="float" office:value="0.00312019968565092" calcext:value-type="float">
            <text:p>0.003</text:p>
          </table:table-cell>
          <table:table-cell table:style-name="ce3" table:formula="of:=1-[.E6]*[.G6]*10" office:value-type="float" office:value="0.0786147016217687" calcext:value-type="float">
            <text:p>0.079</text:p>
          </table:table-cell>
          <table:table-cell table:style-name="ce3" table:formula="of:=[.H6]*7" office:value-type="float" office:value="0.0218413977995564" calcext:value-type="float">
            <text:p>0.022</text:p>
          </table:table-cell>
          <table:table-cell table:style-name="ce3" table:formula="of:=[.I6]*7" office:value-type="float" office:value="0.550302911352381" calcext:value-type="float">
            <text:p>0.550</text:p>
          </table:table-cell>
          <table:table-cell table:number-columns-repeated="3"/>
          <table:table-cell office:value-type="string" calcext:value-type="string">
            <text:p>Gmax</text:p>
          </table:table-cell>
          <table:table-cell table:formula="of:=([.B2]+[.E2]+[.F2])/[.F2]" office:value-type="float" office:value="2.62" calcext:value-type="float">
            <text:p>2.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C$2]*EXP([.$H$2]*(1/(273.15+[.A7])-1/(273.15+[.$A$2])))" office:value-type="float" office:value="31.3545949505409" calcext:value-type="float">
            <text:p>31.35</text:p>
          </table:table-cell>
          <table:table-cell table:formula="of:=1/(1/[.$B$2]+1/[.B7])" office:value-type="float" office:value="5.17642352285719" calcext:value-type="float">
            <text:p>5.18</text:p>
          </table:table-cell>
          <table:table-cell table:formula="of:=([.C7]+[.$G$2]+[.$F$2])/[.$F$2]" office:value-type="float" office:value="1.834926302903" calcext:value-type="float">
            <text:p>1.83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7]" office:value-type="float" office:value="1.83831782221729" calcext:value-type="float">
            <text:p>1.84</text:p>
          </table:table-cell>
          <table:table-cell table:style-name="ce2" table:formula="of:=([.$O$2]*(273.15+[.A7])*LN(10))/[.$P$2]" office:value-type="float" office:value="0.0543975578060734" calcext:value-type="float">
            <text:p>0.054</text:p>
          </table:table-cell>
          <table:table-cell table:style-name="ce3" table:formula="of:=1-[.D7]*[.G7]*10" office:value-type="float" office:value="0.00184490367949397" calcext:value-type="float">
            <text:p>0.002</text:p>
          </table:table-cell>
          <table:table-cell table:style-name="ce3" table:formula="of:=1-[.E7]*[.G7]*10" office:value-type="float" office:value="0.0752415172967524" calcext:value-type="float">
            <text:p>0.075</text:p>
          </table:table-cell>
          <table:table-cell table:style-name="ce3" table:formula="of:=[.H7]*7" office:value-type="float" office:value="0.0129143257564578" calcext:value-type="float">
            <text:p>0.013</text:p>
          </table:table-cell>
          <table:table-cell table:style-name="ce3" table:formula="of:=[.I7]*7" office:value-type="float" office:value="0.526690621077267" calcext:value-type="float">
            <text:p>0.52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C$2]*EXP([.$H$2]*(1/(273.15+[.A8])-1/(273.15+[.$A$2])))" office:value-type="float" office:value="29.7778533473773" calcext:value-type="float">
            <text:p>29.78</text:p>
          </table:table-cell>
          <table:table-cell table:formula="of:=1/(1/[.$B$2]+1/[.B8])" office:value-type="float" office:value="5.13156493721707" calcext:value-type="float">
            <text:p>5.13</text:p>
          </table:table-cell>
          <table:table-cell table:formula="of:=([.C8]+[.$G$2]+[.$F$2])/[.$F$2]" office:value-type="float" office:value="1.83044044433899" calcext:value-type="float">
            <text:p>1.83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8]" office:value-type="float" office:value="1.83163667439895" calcext:value-type="float">
            <text:p>1.83</text:p>
          </table:table-cell>
          <table:table-cell table:style-name="ce2" table:formula="of:=([.$O$2]*(273.15+[.A8])*LN(10))/[.$P$2]" office:value-type="float" office:value="0.0545959804134273" calcext:value-type="float">
            <text:p>0.055</text:p>
          </table:table-cell>
          <table:table-cell table:style-name="ce3" table:formula="of:=1-[.D8]*[.G8]*10" office:value-type="float" office:value="0.000653093529232707" calcext:value-type="float">
            <text:p>0.001</text:p>
          </table:table-cell>
          <table:table-cell table:style-name="ce3" table:formula="of:=1-[.E8]*[.G8]*10" office:value-type="float" office:value="0.0718683329717358" calcext:value-type="float">
            <text:p>0.072</text:p>
          </table:table-cell>
          <table:table-cell table:style-name="ce3" table:formula="of:=[.H8]*7" office:value-type="float" office:value="0.00457165470462895" calcext:value-type="float">
            <text:p>0.005</text:p>
          </table:table-cell>
          <table:table-cell table:style-name="ce3" table:formula="of:=[.I8]*7" office:value-type="float" office:value="0.503078330802151" calcext:value-type="float">
            <text:p>0.503</text:p>
          </table:table-cell>
          <table:table-cell table:number-columns-repeated="3"/>
          <table:table-cell office:value-type="string" calcext:value-type="string">
            <text:p>Probe @25: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C$2]*EXP([.$H$2]*(1/(273.15+[.A9])-1/(273.15+[.$A$2])))" office:value-type="float" office:value="28.2909718065247" calcext:value-type="float">
            <text:p>28.29</text:p>
          </table:table-cell>
          <table:table-cell table:formula="of:=1/(1/[.$B$2]+1/[.B9])" office:value-type="float" office:value="5.08550545297398" calcext:value-type="float">
            <text:p>5.09</text:p>
          </table:table-cell>
          <table:table-cell table:formula="of:=([.C9]+[.$G$2]+[.$F$2])/[.$F$2]" office:value-type="float" office:value="1.82583449591468" calcext:value-type="float">
            <text:p>1.83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9]" office:value-type="float" office:value="1.8250039143975" calcext:value-type="float">
            <text:p>1.83</text:p>
          </table:table-cell>
          <table:table-cell table:style-name="ce2" table:formula="of:=([.$O$2]*(273.15+[.A9])*LN(10))/[.$P$2]" office:value-type="float" office:value="0.0547944030207812" calcext:value-type="float">
            <text:p>0.055</text:p>
          </table:table-cell>
          <table:table-cell table:style-name="ce3" table:formula="of:=1-[.D9]*[.G9]*10" office:value-type="float" office:value="-0.000455112183939788" calcext:value-type="float">
            <text:p>0.000</text:p>
          </table:table-cell>
          <table:table-cell table:style-name="ce3" table:formula="of:=1-[.E9]*[.G9]*10" office:value-type="float" office:value="0.0684951486467194" calcext:value-type="float">
            <text:p>0.068</text:p>
          </table:table-cell>
          <table:table-cell table:style-name="ce3" table:formula="of:=[.H9]*7" office:value-type="float" office:value="-0.00318578528757851" calcext:value-type="float">
            <text:p>-0.003</text:p>
          </table:table-cell>
          <table:table-cell table:style-name="ce3" table:formula="of:=[.I9]*7" office:value-type="float" office:value="0.479466040527035" calcext:value-type="float">
            <text:p>0.479</text:p>
          </table:table-cell>
          <table:table-cell table:number-columns-repeated="3"/>
          <table:table-cell office:value-type="string" calcext:value-type="string">
            <text:p>Gmin</text:p>
          </table:table-cell>
          <table:table-cell table:formula="of:=([.D2]+[.F2])/[.F2]" office:value-type="float" office:value="1.38271604938272" calcext:value-type="float">
            <text:p>1.382716049382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C$2]*EXP([.$H$2]*(1/(273.15+[.A10])-1/(273.15+[.$A$2])))" office:value-type="float" office:value="26.8882709382925" calcext:value-type="float">
            <text:p>26.89</text:p>
          </table:table-cell>
          <table:table-cell table:formula="of:=1/(1/[.$B$2]+1/[.B10])" office:value-type="float" office:value="5.03825902925879" calcext:value-type="float">
            <text:p>5.04</text:p>
          </table:table-cell>
          <table:table-cell table:formula="of:=([.C10]+[.$G$2]+[.$F$2])/[.$F$2]" office:value-type="float" office:value="1.82110985354316" calcext:value-type="float">
            <text:p>1.82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10]" office:value-type="float" office:value="1.81841901844081" calcext:value-type="float">
            <text:p>1.82</text:p>
          </table:table-cell>
          <table:table-cell table:style-name="ce2" table:formula="of:=([.$O$2]*(273.15+[.A10])*LN(10))/[.$P$2]" office:value-type="float" office:value="0.0549928256281351" calcext:value-type="float">
            <text:p>0.055</text:p>
          </table:table-cell>
          <table:table-cell table:style-name="ce3" table:formula="of:=1-[.D10]*[.G10]*10" office:value-type="float" office:value="-0.00147976625577861" calcext:value-type="float">
            <text:p>-0.001</text:p>
          </table:table-cell>
          <table:table-cell table:style-name="ce3" table:formula="of:=1-[.E10]*[.G10]*10" office:value-type="float" office:value="0.065121964321703" calcext:value-type="float">
            <text:p>0.065</text:p>
          </table:table-cell>
          <table:table-cell table:style-name="ce3" table:formula="of:=[.H10]*7" office:value-type="float" office:value="-0.0103583637904503" calcext:value-type="float">
            <text:p>-0.010</text:p>
          </table:table-cell>
          <table:table-cell table:style-name="ce3" table:formula="of:=[.I10]*7" office:value-type="float" office:value="0.455853750251921" calcext:value-type="float">
            <text:p>0.456</text:p>
          </table:table-cell>
          <table:table-cell table:number-columns-repeated="3"/>
          <table:table-cell office:value-type="string" calcext:value-type="string">
            <text:p>Gmax</text:p>
          </table:table-cell>
          <table:table-cell table:formula="of:=([.D2]+[.E2]+[.F2])/[.F2]" office:value-type="float" office:value="2.38271604938272" calcext:value-type="float">
            <text:p>2.382716049382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C$2]*EXP([.$H$2]*(1/(273.15+[.A11])-1/(273.15+[.$A$2])))" office:value-type="float" office:value="25.5644635887537" calcext:value-type="float">
            <text:p>25.56</text:p>
          </table:table-cell>
          <table:table-cell table:formula="of:=1/(1/[.$B$2]+1/[.B11])" office:value-type="float" office:value="4.98984262106004" calcext:value-type="float">
            <text:p>4.99</text:p>
          </table:table-cell>
          <table:table-cell table:formula="of:=([.C11]+[.$G$2]+[.$F$2])/[.$F$2]" office:value-type="float" office:value="1.81626821272329" calcext:value-type="float">
            <text:p>1.82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11]" office:value-type="float" office:value="1.81188147028895" calcext:value-type="float">
            <text:p>1.81</text:p>
          </table:table-cell>
          <table:table-cell table:style-name="ce2" table:formula="of:=([.$O$2]*(273.15+[.A11])*LN(10))/[.$P$2]" office:value-type="float" office:value="0.055191248235489" calcext:value-type="float">
            <text:p>0.055</text:p>
          </table:table-cell>
          <table:table-cell table:style-name="ce3" table:formula="of:=1-[.D11]*[.G11]*10" office:value-type="float" office:value="-0.00242109790638989" calcext:value-type="float">
            <text:p>-0.002</text:p>
          </table:table-cell>
          <table:table-cell table:style-name="ce3" table:formula="of:=1-[.E11]*[.G11]*10" office:value-type="float" office:value="0.0617487799966867" calcext:value-type="float">
            <text:p>0.062</text:p>
          </table:table-cell>
          <table:table-cell table:style-name="ce3" table:formula="of:=[.H11]*7" office:value-type="float" office:value="-0.0169476853447292" calcext:value-type="float">
            <text:p>-0.017</text:p>
          </table:table-cell>
          <table:table-cell table:style-name="ce3" table:formula="of:=[.I11]*7" office:value-type="float" office:value="0.432241459976807" calcext:value-type="float">
            <text:p>0.43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C$2]*EXP([.$H$2]*(1/(273.15+[.A12])-1/(273.15+[.$A$2])))" office:value-type="float" office:value="24.3146255587392" calcext:value-type="float">
            <text:p>24.31</text:p>
          </table:table-cell>
          <table:table-cell table:formula="of:=1/(1/[.$B$2]+1/[.B12])" office:value-type="float" office:value="4.94027620211151" calcext:value-type="float">
            <text:p>4.94</text:p>
          </table:table-cell>
          <table:table-cell table:formula="of:=([.C12]+[.$G$2]+[.$F$2])/[.$F$2]" office:value-type="float" office:value="1.81131157082844" calcext:value-type="float">
            <text:p>1.81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12]" office:value-type="float" office:value="1.8053907610993" calcext:value-type="float">
            <text:p>1.81</text:p>
          </table:table-cell>
          <table:table-cell table:style-name="ce2" table:formula="of:=([.$O$2]*(273.15+[.A12])*LN(10))/[.$P$2]" office:value-type="float" office:value="0.0553896708428429" calcext:value-type="float">
            <text:p>0.055</text:p>
          </table:table-cell>
          <table:table-cell table:style-name="ce3" table:formula="of:=1-[.D12]*[.G12]*10" office:value-type="float" office:value="-0.00327951702019824" calcext:value-type="float">
            <text:p>-0.003</text:p>
          </table:table-cell>
          <table:table-cell table:style-name="ce3" table:formula="of:=1-[.E12]*[.G12]*10" office:value-type="float" office:value="0.0583755956716701" calcext:value-type="float">
            <text:p>0.058</text:p>
          </table:table-cell>
          <table:table-cell table:style-name="ce3" table:formula="of:=[.H12]*7" office:value-type="float" office:value="-0.0229566191413877" calcext:value-type="float">
            <text:p>-0.023</text:p>
          </table:table-cell>
          <table:table-cell table:style-name="ce3" table:formula="of:=[.I12]*7" office:value-type="float" office:value="0.40862916970169" calcext:value-type="float">
            <text:p>0.409</text:p>
          </table:table-cell>
          <table:table-cell table:number-columns-repeated="3"/>
          <table:table-cell office:value-type="string" calcext:value-type="string">
            <text:p>Stat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C$2]*EXP([.$H$2]*(1/(273.15+[.A13])-1/(273.15+[.$A$2])))" office:value-type="float" office:value="23.1341686658674" calcext:value-type="float">
            <text:p>23.13</text:p>
          </table:table-cell>
          <table:table-cell table:formula="of:=1/(1/[.$B$2]+1/[.B13])" office:value-type="float" office:value="4.88958277161855" calcext:value-type="float">
            <text:p>4.89</text:p>
          </table:table-cell>
          <table:table-cell table:formula="of:=([.C13]+[.$G$2]+[.$F$2])/[.$F$2]" office:value-type="float" office:value="1.80624222777914" calcext:value-type="float">
            <text:p>1.81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13]" office:value-type="float" office:value="1.79894638929456" calcext:value-type="float">
            <text:p>1.80</text:p>
          </table:table-cell>
          <table:table-cell table:style-name="ce2" table:formula="of:=([.$O$2]*(273.15+[.A13])*LN(10))/[.$P$2]" office:value-type="float" office:value="0.0555880934501968" calcext:value-type="float">
            <text:p>0.056</text:p>
          </table:table-cell>
          <table:table-cell table:style-name="ce3" table:formula="of:=1-[.D13]*[.G13]*10" office:value-type="float" office:value="-0.00405561751478478" calcext:value-type="float">
            <text:p>-0.004</text:p>
          </table:table-cell>
          <table:table-cell table:style-name="ce3" table:formula="of:=1-[.E13]*[.G13]*10" office:value-type="float" office:value="0.0550024113466538" calcext:value-type="float">
            <text:p>0.055</text:p>
          </table:table-cell>
          <table:table-cell table:style-name="ce3" table:formula="of:=[.H13]*7" office:value-type="float" office:value="-0.0283893226034935" calcext:value-type="float">
            <text:p>-0.028</text:p>
          </table:table-cell>
          <table:table-cell table:style-name="ce3" table:formula="of:=[.I13]*7" office:value-type="float" office:value="0.385016879426577" calcext:value-type="float">
            <text:p>0.385</text:p>
          </table:table-cell>
          <table:table-cell table:number-columns-repeated="3"/>
          <table:table-cell office:value-type="string" calcext:value-type="string">
            <text:p>err std</text:p>
          </table:table-cell>
          <table:table-cell table:style-name="ce3" table:formula="of:=STDEV([.H16:.H26])" office:value-type="float" office:value="0.000544283232618598" calcext:value-type="float">
            <text:p>0.001</text:p>
          </table:table-cell>
          <table:table-cell table:style-name="ce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C$2]*EXP([.$H$2]*(1/(273.15+[.A14])-1/(273.15+[.$A$2])))" office:value-type="float" office:value="22.0188159499813" calcext:value-type="float">
            <text:p>22.02</text:p>
          </table:table-cell>
          <table:table-cell table:formula="of:=1/(1/[.$B$2]+1/[.B14])" office:value-type="float" office:value="4.83778834419786" calcext:value-type="float">
            <text:p>4.84</text:p>
          </table:table-cell>
          <table:table-cell table:formula="of:=([.C14]+[.$G$2]+[.$F$2])/[.$F$2]" office:value-type="float" office:value="1.80106278503707" calcext:value-type="float">
            <text:p>1.80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14]" office:value-type="float" office:value="1.79254786043347" calcext:value-type="float">
            <text:p>1.79</text:p>
          </table:table-cell>
          <table:table-cell table:style-name="ce2" table:formula="of:=([.$O$2]*(273.15+[.A14])*LN(10))/[.$P$2]" office:value-type="float" office:value="0.0557865160575507" calcext:value-type="float">
            <text:p>0.056</text:p>
          </table:table-cell>
          <table:table-cell table:style-name="ce3" table:formula="of:=1-[.D14]*[.G14]*10" office:value-type="float" office:value="-0.00475017978127545" calcext:value-type="float">
            <text:p>-0.005</text:p>
          </table:table-cell>
          <table:table-cell table:style-name="ce3" table:formula="of:=1-[.E14]*[.G14]*10" office:value-type="float" office:value="0.0516292270216374" calcext:value-type="float">
            <text:p>0.052</text:p>
          </table:table-cell>
          <table:table-cell table:style-name="ce3" table:formula="of:=[.H14]*7" office:value-type="float" office:value="-0.0332512584689282" calcext:value-type="float">
            <text:p>-0.033</text:p>
          </table:table-cell>
          <table:table-cell table:style-name="ce3" table:formula="of:=[.I14]*7" office:value-type="float" office:value="0.361404589151462" calcext:value-type="float">
            <text:p>0.361</text:p>
          </table:table-cell>
          <table:table-cell table:number-columns-repeated="3"/>
          <table:table-cell office:value-type="string" calcext:value-type="string">
            <text:p>phErr</text:p>
          </table:table-cell>
          <table:table-cell table:style-name="ce3" table:formula="of:=AVERAGE([.H6:.H106])" office:value-type="float" office:value="-0.000622169400453939" calcext:value-type="float">
            <text:p>-0.001</text:p>
          </table:table-cell>
          <table:table-cell table:style-name="ce3" table:formula="of:=STDEV([.H6:.H106])" office:value-type="float" office:value="0.00818110057372944" calcext:value-type="float">
            <text:p>0.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C$2]*EXP([.$H$2]*(1/(273.15+[.A15])-1/(273.15+[.$A$2])))" office:value-type="float" office:value="20.9645788403771" calcext:value-type="float">
            <text:p>20.96</text:p>
          </table:table-cell>
          <table:table-cell table:formula="of:=1/(1/[.$B$2]+1/[.B15])" office:value-type="float" office:value="4.78492192255662" calcext:value-type="float">
            <text:p>4.78</text:p>
          </table:table-cell>
          <table:table-cell table:formula="of:=([.C15]+[.$G$2]+[.$F$2])/[.$F$2]" office:value-type="float" office:value="1.79577614287295" calcext:value-type="float">
            <text:p>1.80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15]" office:value-type="float" office:value="1.78619468708442" calcext:value-type="float">
            <text:p>1.79</text:p>
          </table:table-cell>
          <table:table-cell table:style-name="ce2" table:formula="of:=([.$O$2]*(273.15+[.A15])*LN(10))/[.$P$2]" office:value-type="float" office:value="0.0559849386649047" calcext:value-type="float">
            <text:p>0.056</text:p>
          </table:table-cell>
          <table:table-cell table:style-name="ce3" table:formula="of:=1-[.D15]*[.G15]*10" office:value-type="float" office:value="-0.00536417214640927" calcext:value-type="float">
            <text:p>-0.005</text:p>
          </table:table-cell>
          <table:table-cell table:style-name="ce3" table:formula="of:=1-[.E15]*[.G15]*10" office:value-type="float" office:value="0.0482560426966209" calcext:value-type="float">
            <text:p>0.048</text:p>
          </table:table-cell>
          <table:table-cell table:style-name="ce3" table:formula="of:=[.H15]*7" office:value-type="float" office:value="-0.0375492050248649" calcext:value-type="float">
            <text:p>-0.038</text:p>
          </table:table-cell>
          <table:table-cell table:style-name="ce3" table:formula="of:=[.I15]*7" office:value-type="float" office:value="0.337792298876346" calcext:value-type="float">
            <text:p>0.338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C$2]*EXP([.$H$2]*(1/(273.15+[.A16])-1/(273.15+[.$A$2])))" office:value-type="float" office:value="19.9677361195045" calcext:value-type="float">
            <text:p>19.97</text:p>
          </table:table-cell>
          <table:table-cell table:formula="of:=1/(1/[.$B$2]+1/[.B16])" office:value-type="float" office:value="4.73101545259973" calcext:value-type="float">
            <text:p>4.73</text:p>
          </table:table-cell>
          <table:table-cell table:formula="of:=([.C16]+[.$G$2]+[.$F$2])/[.$F$2]" office:value-type="float" office:value="1.79038549587726" calcext:value-type="float">
            <text:p>1.79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16]" office:value-type="float" office:value="1.77988638870164" calcext:value-type="float">
            <text:p>1.78</text:p>
          </table:table-cell>
          <table:table-cell table:style-name="ce2" table:formula="of:=([.$O$2]*(273.15+[.A16])*LN(10))/[.$P$2]" office:value-type="float" office:value="0.0561833612722585" calcext:value-type="float">
            <text:p>0.056</text:p>
          </table:table-cell>
          <table:table-cell table:style-name="ce3" table:formula="of:=1-[.D16]*[.G16]*10" office:value-type="float" office:value="-0.00589875131483675" calcext:value-type="float">
            <text:p>-0.006</text:p>
          </table:table-cell>
          <table:table-cell table:style-name="ce3" table:formula="of:=1-[.E16]*[.G16]*10" office:value-type="float" office:value="0.0448828583716048" calcext:value-type="float">
            <text:p>0.045</text:p>
          </table:table-cell>
          <table:table-cell table:style-name="ce3" table:formula="of:=[.H16]*7" office:value-type="float" office:value="-0.0412912592038572" calcext:value-type="float">
            <text:p>-0.041</text:p>
          </table:table-cell>
          <table:table-cell table:style-name="ce3" table:formula="of:=[.I16]*7" office:value-type="float" office:value="0.314180008601233" calcext:value-type="float">
            <text:p>0.314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C$2]*EXP([.$H$2]*(1/(273.15+[.A17])-1/(273.15+[.$A$2])))" office:value-type="float" office:value="19.024814532577" calcext:value-type="float">
            <text:p>19.02</text:p>
          </table:table-cell>
          <table:table-cell table:formula="of:=1/(1/[.$B$2]+1/[.B17])" office:value-type="float" office:value="4.67610376082821" calcext:value-type="float">
            <text:p>4.68</text:p>
          </table:table-cell>
          <table:table-cell table:formula="of:=([.C17]+[.$G$2]+[.$F$2])/[.$F$2]" office:value-type="float" office:value="1.78489432670011" calcext:value-type="float">
            <text:p>1.78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17]" office:value-type="float" office:value="1.77362249150403" calcext:value-type="float">
            <text:p>1.77</text:p>
          </table:table-cell>
          <table:table-cell table:style-name="ce2" table:formula="of:=([.$O$2]*(273.15+[.A17])*LN(10))/[.$P$2]" office:value-type="float" office:value="0.0563817838796125" calcext:value-type="float">
            <text:p>0.056</text:p>
          </table:table-cell>
          <table:table-cell table:style-name="ce3" table:formula="of:=1-[.D17]*[.G17]*10" office:value-type="float" office:value="-0.00635526175951706" calcext:value-type="float">
            <text:p>-0.006</text:p>
          </table:table-cell>
          <table:table-cell table:style-name="ce3" table:formula="of:=1-[.E17]*[.G17]*10" office:value-type="float" office:value="0.0415096740465882" calcext:value-type="float">
            <text:p>0.042</text:p>
          </table:table-cell>
          <table:table-cell table:style-name="ce3" table:formula="of:=[.H17]*7" office:value-type="float" office:value="-0.0444868323166194" calcext:value-type="float">
            <text:p>-0.044</text:p>
          </table:table-cell>
          <table:table-cell table:style-name="ce3" table:formula="of:=[.I17]*7" office:value-type="float" office:value="0.290567718326118" calcext:value-type="float">
            <text:p>0.291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C$2]*EXP([.$H$2]*(1/(273.15+[.A18])-1/(273.15+[.$A$2])))" office:value-type="float" office:value="18.132570905896" calcext:value-type="float">
            <text:p>18.13</text:p>
          </table:table-cell>
          <table:table-cell table:formula="of:=1/(1/[.$B$2]+1/[.B18])" office:value-type="float" office:value="4.62022447407374" calcext:value-type="float">
            <text:p>4.62</text:p>
          </table:table-cell>
          <table:table-cell table:formula="of:=([.C18]+[.$G$2]+[.$F$2])/[.$F$2]" office:value-type="float" office:value="1.77930639802466" calcext:value-type="float">
            <text:p>1.78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18]" office:value-type="float" office:value="1.76740252835655" calcext:value-type="float">
            <text:p>1.77</text:p>
          </table:table-cell>
          <table:table-cell table:style-name="ce2" table:formula="of:=([.$O$2]*(273.15+[.A18])*LN(10))/[.$P$2]" office:value-type="float" office:value="0.0565802064869664" calcext:value-type="float">
            <text:p>0.057</text:p>
          </table:table-cell>
          <table:table-cell table:style-name="ce3" table:formula="of:=1-[.D18]*[.G18]*10" office:value-type="float" office:value="-0.00673523403815501" calcext:value-type="float">
            <text:p>-0.007</text:p>
          </table:table-cell>
          <table:table-cell table:style-name="ce3" table:formula="of:=1-[.E18]*[.G18]*10" office:value-type="float" office:value="0.0381364897215716" calcext:value-type="float">
            <text:p>0.038</text:p>
          </table:table-cell>
          <table:table-cell table:style-name="ce3" table:formula="of:=[.H18]*7" office:value-type="float" office:value="-0.0471466382670851" calcext:value-type="float">
            <text:p>-0.047</text:p>
          </table:table-cell>
          <table:table-cell table:style-name="ce3" table:formula="of:=[.I18]*7" office:value-type="float" office:value="0.266955428051001" calcext:value-type="float">
            <text:p>0.26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C$2]*EXP([.$H$2]*(1/(273.15+[.A19])-1/(273.15+[.$A$2])))" office:value-type="float" office:value="17.2879756488088" calcext:value-type="float">
            <text:p>17.29</text:p>
          </table:table-cell>
          <table:table-cell table:formula="of:=1/(1/[.$B$2]+1/[.B19])" office:value-type="float" office:value="4.56341792180164" calcext:value-type="float">
            <text:p>4.56</text:p>
          </table:table-cell>
          <table:table-cell table:formula="of:=([.C19]+[.$G$2]+[.$F$2])/[.$F$2]" office:value-type="float" office:value="1.77362574279745" calcext:value-type="float">
            <text:p>1.77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19]" office:value-type="float" office:value="1.7612260386541" calcext:value-type="float">
            <text:p>1.76</text:p>
          </table:table-cell>
          <table:table-cell table:style-name="ce2" table:formula="of:=([.$O$2]*(273.15+[.A19])*LN(10))/[.$P$2]" office:value-type="float" office:value="0.0567786290943203" calcext:value-type="float">
            <text:p>0.057</text:p>
          </table:table-cell>
          <table:table-cell table:style-name="ce3" table:formula="of:=1-[.D19]*[.G19]*10" office:value-type="float" office:value="-0.00704038202434543" calcext:value-type="float">
            <text:p>-0.007</text:p>
          </table:table-cell>
          <table:table-cell table:style-name="ce3" table:formula="of:=1-[.E19]*[.G19]*10" office:value-type="float" office:value="0.0347633053965555" calcext:value-type="float">
            <text:p>0.035</text:p>
          </table:table-cell>
          <table:table-cell table:style-name="ce3" table:formula="of:=[.H19]*7" office:value-type="float" office:value="-0.049282674170418" calcext:value-type="float">
            <text:p>-0.049</text:p>
          </table:table-cell>
          <table:table-cell table:style-name="ce3" table:formula="of:=[.I19]*7" office:value-type="float" office:value="0.243343137775888" calcext:value-type="float">
            <text:p>0.24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C$2]*EXP([.$H$2]*(1/(273.15+[.A20])-1/(273.15+[.$A$2])))" office:value-type="float" office:value="16.4881975252093" calcext:value-type="float">
            <text:p>16.49</text:p>
          </table:table-cell>
          <table:table-cell table:formula="of:=1/(1/[.$B$2]+1/[.B20])" office:value-type="float" office:value="4.50572702140447" calcext:value-type="float">
            <text:p>4.51</text:p>
          </table:table-cell>
          <table:table-cell table:formula="of:=([.C20]+[.$G$2]+[.$F$2])/[.$F$2]" office:value-type="float" office:value="1.76785665275773" calcext:value-type="float">
            <text:p>1.77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20]" office:value-type="float" office:value="1.7550925682078" calcext:value-type="float">
            <text:p>1.76</text:p>
          </table:table-cell>
          <table:table-cell table:style-name="ce2" table:formula="of:=([.$O$2]*(273.15+[.A20])*LN(10))/[.$P$2]" office:value-type="float" office:value="0.0569770517016742" calcext:value-type="float">
            <text:p>0.057</text:p>
          </table:table-cell>
          <table:table-cell table:style-name="ce3" table:formula="of:=1-[.D20]*[.G20]*10" office:value-type="float" office:value="-0.00727259905325894" calcext:value-type="float">
            <text:p>-0.007</text:p>
          </table:table-cell>
          <table:table-cell table:style-name="ce3" table:formula="of:=1-[.E20]*[.G20]*10" office:value-type="float" office:value="0.031390121071539" calcext:value-type="float">
            <text:p>0.031</text:p>
          </table:table-cell>
          <table:table-cell table:style-name="ce3" table:formula="of:=[.H20]*7" office:value-type="float" office:value="-0.0509081933728126" calcext:value-type="float">
            <text:p>-0.051</text:p>
          </table:table-cell>
          <table:table-cell table:style-name="ce3" table:formula="of:=[.I20]*7" office:value-type="float" office:value="0.219730847500773" calcext:value-type="float">
            <text:p>0.22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C$2]*EXP([.$H$2]*(1/(273.15+[.A21])-1/(273.15+[.$A$2])))" office:value-type="float" office:value="15.7305895904588" calcext:value-type="float">
            <text:p>15.73</text:p>
          </table:table-cell>
          <table:table-cell table:formula="of:=1/(1/[.$B$2]+1/[.B21])" office:value-type="float" office:value="4.44719714709704" calcext:value-type="float">
            <text:p>4.45</text:p>
          </table:table-cell>
          <table:table-cell table:formula="of:=([.C21]+[.$G$2]+[.$F$2])/[.$F$2]" office:value-type="float" office:value="1.76200366532699" calcext:value-type="float">
            <text:p>1.76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21]" office:value-type="float" office:value="1.74900166913368" calcext:value-type="float">
            <text:p>1.75</text:p>
          </table:table-cell>
          <table:table-cell table:style-name="ce2" table:formula="of:=([.$O$2]*(273.15+[.A21])*LN(10))/[.$P$2]" office:value-type="float" office:value="0.0571754743090281" calcext:value-type="float">
            <text:p>0.057</text:p>
          </table:table-cell>
          <table:table-cell table:style-name="ce3" table:formula="of:=1-[.D21]*[.G21]*10" office:value-type="float" office:value="-0.00743395299316529" calcext:value-type="float">
            <text:p>-0.007</text:p>
          </table:table-cell>
          <table:table-cell table:style-name="ce3" table:formula="of:=1-[.E21]*[.G21]*10" office:value-type="float" office:value="0.0280169367465225" calcext:value-type="float">
            <text:p>0.028</text:p>
          </table:table-cell>
          <table:table-cell table:style-name="ce3" table:formula="of:=[.H21]*7" office:value-type="float" office:value="-0.0520376709521571" calcext:value-type="float">
            <text:p>-0.052</text:p>
          </table:table-cell>
          <table:table-cell table:style-name="ce3" table:formula="of:=[.I21]*7" office:value-type="float" office:value="0.196118557225658" calcext:value-type="float">
            <text:p>0.19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C$2]*EXP([.$H$2]*(1/(273.15+[.A22])-1/(273.15+[.$A$2])))" office:value-type="float" office:value="15.0126761986549" calcext:value-type="float">
            <text:p>15.01</text:p>
          </table:table-cell>
          <table:table-cell table:formula="of:=1/(1/[.$B$2]+1/[.B22])" office:value-type="float" office:value="4.38787598320869" calcext:value-type="float">
            <text:p>4.39</text:p>
          </table:table-cell>
          <table:table-cell table:formula="of:=([.C22]+[.$G$2]+[.$F$2])/[.$F$2]" office:value-type="float" office:value="1.75607154893815" calcext:value-type="float">
            <text:p>1.76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22]" office:value-type="float" office:value="1.74295289974363" calcext:value-type="float">
            <text:p>1.74</text:p>
          </table:table-cell>
          <table:table-cell table:style-name="ce2" table:formula="of:=([.$O$2]*(273.15+[.A22])*LN(10))/[.$P$2]" office:value-type="float" office:value="0.057373896916382" calcext:value-type="float">
            <text:p>0.057</text:p>
          </table:table-cell>
          <table:table-cell table:style-name="ce3" table:formula="of:=1-[.D22]*[.G22]*10" office:value-type="float" office:value="-0.00752668026568815" calcext:value-type="float">
            <text:p>-0.008</text:p>
          </table:table-cell>
          <table:table-cell table:style-name="ce3" table:formula="of:=1-[.E22]*[.G22]*10" office:value-type="float" office:value="0.0246437524215063" calcext:value-type="float">
            <text:p>0.025</text:p>
          </table:table-cell>
          <table:table-cell table:style-name="ce3" table:formula="of:=[.H22]*7" office:value-type="float" office:value="-0.052686761859817" calcext:value-type="float">
            <text:p>-0.053</text:p>
          </table:table-cell>
          <table:table-cell table:style-name="ce3" table:formula="of:=[.I22]*7" office:value-type="float" office:value="0.172506266950544" calcext:value-type="float">
            <text:p>0.17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C$2]*EXP([.$H$2]*(1/(273.15+[.A23])-1/(273.15+[.$A$2])))" office:value-type="float" office:value="14.3321409933987" calcext:value-type="float">
            <text:p>14.33</text:p>
          </table:table-cell>
          <table:table-cell table:formula="of:=1/(1/[.$B$2]+1/[.B23])" office:value-type="float" office:value="4.32781336284614" calcext:value-type="float">
            <text:p>4.33</text:p>
          </table:table-cell>
          <table:table-cell table:formula="of:=([.C23]+[.$G$2]+[.$F$2])/[.$F$2]" office:value-type="float" office:value="1.7500652869019" calcext:value-type="float">
            <text:p>1.75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23]" office:value-type="float" office:value="1.73694582443864" calcext:value-type="float">
            <text:p>1.74</text:p>
          </table:table-cell>
          <table:table-cell table:style-name="ce2" table:formula="of:=([.$O$2]*(273.15+[.A23])*LN(10))/[.$P$2]" office:value-type="float" office:value="0.0575723195237359" calcext:value-type="float">
            <text:p>0.058</text:p>
          </table:table-cell>
          <table:table-cell table:style-name="ce3" table:formula="of:=1-[.D23]*[.G23]*10" office:value-type="float" office:value="-0.00755317884914586" calcext:value-type="float">
            <text:p>-0.008</text:p>
          </table:table-cell>
          <table:table-cell table:style-name="ce3" table:formula="of:=1-[.E23]*[.G23]*10" office:value-type="float" office:value="0.0212705680964898" calcext:value-type="float">
            <text:p>0.021</text:p>
          </table:table-cell>
          <table:table-cell table:style-name="ce3" table:formula="of:=[.H23]*7" office:value-type="float" office:value="-0.052872251944021" calcext:value-type="float">
            <text:p>-0.053</text:p>
          </table:table-cell>
          <table:table-cell table:style-name="ce3" table:formula="of:=[.I23]*7" office:value-type="float" office:value="0.148893976675428" calcext:value-type="float">
            <text:p>0.14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C$2]*EXP([.$H$2]*(1/(273.15+[.A24])-1/(273.15+[.$A$2])))" office:value-type="float" office:value="13.686815802679" calcext:value-type="float">
            <text:p>13.69</text:p>
          </table:table-cell>
          <table:table-cell table:formula="of:=1/(1/[.$B$2]+1/[.B24])" office:value-type="float" office:value="4.26706109306742" calcext:value-type="float">
            <text:p>4.27</text:p>
          </table:table-cell>
          <table:table-cell table:formula="of:=([.C24]+[.$G$2]+[.$F$2])/[.$F$2]" office:value-type="float" office:value="1.74399005992403" calcext:value-type="float">
            <text:p>1.74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24]" office:value-type="float" office:value="1.73098001360423" calcext:value-type="float">
            <text:p>1.73</text:p>
          </table:table-cell>
          <table:table-cell table:style-name="ce2" table:formula="of:=([.$O$2]*(273.15+[.A24])*LN(10))/[.$P$2]" office:value-type="float" office:value="0.0577707421310898" calcext:value-type="float">
            <text:p>0.058</text:p>
          </table:table-cell>
          <table:table-cell table:style-name="ce3" table:formula="of:=1-[.D24]*[.G24]*10" office:value-type="float" office:value="-0.00751600031054722" calcext:value-type="float">
            <text:p>-0.008</text:p>
          </table:table-cell>
          <table:table-cell table:style-name="ce3" table:formula="of:=1-[.E24]*[.G24]*10" office:value-type="float" office:value="0.0178973837714733" calcext:value-type="float">
            <text:p>0.018</text:p>
          </table:table-cell>
          <table:table-cell table:style-name="ce3" table:formula="of:=[.H24]*7" office:value-type="float" office:value="-0.0526120021738306" calcext:value-type="float">
            <text:p>-0.053</text:p>
          </table:table-cell>
          <table:table-cell table:style-name="ce3" table:formula="of:=[.I24]*7" office:value-type="float" office:value="0.125281686400313" calcext:value-type="float">
            <text:p>0.12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C$2]*EXP([.$H$2]*(1/(273.15+[.A25])-1/(273.15+[.$A$2])))" office:value-type="float" office:value="13.0746703652882" calcext:value-type="float">
            <text:p>13.07</text:p>
          </table:table-cell>
          <table:table-cell table:formula="of:=1/(1/[.$B$2]+1/[.B25])" office:value-type="float" office:value="4.20567276786084" calcext:value-type="float">
            <text:p>4.21</text:p>
          </table:table-cell>
          <table:table-cell table:formula="of:=([.C25]+[.$G$2]+[.$F$2])/[.$F$2]" office:value-type="float" office:value="1.73785122740337" calcext:value-type="float">
            <text:p>1.74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25]" office:value-type="float" office:value="1.72505504350803" calcext:value-type="float">
            <text:p>1.73</text:p>
          </table:table-cell>
          <table:table-cell table:style-name="ce2" table:formula="of:=([.$O$2]*(273.15+[.A25])*LN(10))/[.$P$2]" office:value-type="float" office:value="0.0579691647384437" calcext:value-type="float">
            <text:p>0.058</text:p>
          </table:table-cell>
          <table:table-cell table:style-name="ce3" table:formula="of:=1-[.D25]*[.G25]*10" office:value-type="float" office:value="-0.00741784092252407" calcext:value-type="float">
            <text:p>-0.007</text:p>
          </table:table-cell>
          <table:table-cell table:style-name="ce3" table:formula="of:=1-[.E25]*[.G25]*10" office:value-type="float" office:value="0.014524199446457" calcext:value-type="float">
            <text:p>0.015</text:p>
          </table:table-cell>
          <table:table-cell table:style-name="ce3" table:formula="of:=[.H25]*7" office:value-type="float" office:value="-0.0519248864576685" calcext:value-type="float">
            <text:p>-0.052</text:p>
          </table:table-cell>
          <table:table-cell table:style-name="ce3" table:formula="of:=[.I25]*7" office:value-type="float" office:value="0.101669396125199" calcext:value-type="float">
            <text:p>0.10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C$2]*EXP([.$H$2]*(1/(273.15+[.A26])-1/(273.15+[.$A$2])))" office:value-type="float" office:value="12.4938028223609" calcext:value-type="float">
            <text:p>12.49</text:p>
          </table:table-cell>
          <table:table-cell table:formula="of:=1/(1/[.$B$2]+1/[.B26])" office:value-type="float" office:value="4.14370357036079" calcext:value-type="float">
            <text:p>4.14</text:p>
          </table:table-cell>
          <table:table-cell table:formula="of:=([.C26]+[.$G$2]+[.$F$2])/[.$F$2]" office:value-type="float" office:value="1.73165430765336" calcext:value-type="float">
            <text:p>1.73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26]" office:value-type="float" office:value="1.71917049619945" calcext:value-type="float">
            <text:p>1.72</text:p>
          </table:table-cell>
          <table:table-cell table:style-name="ce2" table:formula="of:=([.$O$2]*(273.15+[.A26])*LN(10))/[.$P$2]" office:value-type="float" office:value="0.0581675873457976" calcext:value-type="float">
            <text:p>0.058</text:p>
          </table:table-cell>
          <table:table-cell table:style-name="ce3" table:formula="of:=1-[.D26]*[.G26]*10" office:value-type="float" office:value="-0.00726153193153678" calcext:value-type="float">
            <text:p>-0.007</text:p>
          </table:table-cell>
          <table:table-cell table:style-name="ce3" table:formula="of:=1-[.E26]*[.G26]*10" office:value-type="float" office:value="0.0111510151214407" calcext:value-type="float">
            <text:p>0.011</text:p>
          </table:table-cell>
          <table:table-cell table:style-name="ce3" table:formula="of:=[.H26]*7" office:value-type="float" office:value="-0.0508307235207575" calcext:value-type="float">
            <text:p>-0.051</text:p>
          </table:table-cell>
          <table:table-cell table:style-name="ce3" table:formula="of:=[.I26]*7" office:value-type="float" office:value="0.0780571058500847" calcext:value-type="float">
            <text:p>0.078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C$2]*EXP([.$H$2]*(1/(273.15+[.A27])-1/(273.15+[.$A$2])))" office:value-type="float" office:value="11.9424309132519" calcext:value-type="float">
            <text:p>11.94</text:p>
          </table:table-cell>
          <table:table-cell table:formula="of:=1/(1/[.$B$2]+1/[.B27])" office:value-type="float" office:value="4.08121006585055" calcext:value-type="float">
            <text:p>4.08</text:p>
          </table:table-cell>
          <table:table-cell table:formula="of:=([.C27]+[.$G$2]+[.$F$2])/[.$F$2]" office:value-type="float" office:value="1.72540495720234" calcext:value-type="float">
            <text:p>1.73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27]" office:value-type="float" office:value="1.71332595941142" calcext:value-type="float">
            <text:p>1.71</text:p>
          </table:table-cell>
          <table:table-cell table:style-name="ce2" table:formula="of:=([.$O$2]*(273.15+[.A27])*LN(10))/[.$P$2]" office:value-type="float" office:value="0.0583660099531515" calcext:value-type="float">
            <text:p>0.058</text:p>
          </table:table-cell>
          <table:table-cell table:style-name="ce3" table:formula="of:=1-[.D27]*[.G27]*10" office:value-type="float" office:value="-0.00705002905288676" calcext:value-type="float">
            <text:p>-0.007</text:p>
          </table:table-cell>
          <table:table-cell table:style-name="ce3" table:formula="of:=1-[.E27]*[.G27]*10" office:value-type="float" office:value="0.00777783079642402" calcext:value-type="float">
            <text:p>0.008</text:p>
          </table:table-cell>
          <table:table-cell table:style-name="ce3" table:formula="of:=[.H27]*7" office:value-type="float" office:value="-0.0493502033702073" calcext:value-type="float">
            <text:p>-0.049</text:p>
          </table:table-cell>
          <table:table-cell table:style-name="ce3" table:formula="of:=[.I27]*7" office:value-type="float" office:value="0.0544448155749682" calcext:value-type="float">
            <text:p>0.05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C$2]*EXP([.$H$2]*(1/(273.15+[.A28])-1/(273.15+[.$A$2])))" office:value-type="float" office:value="11.4188838200931" calcext:value-type="float">
            <text:p>11.42</text:p>
          </table:table-cell>
          <table:table-cell table:formula="of:=1/(1/[.$B$2]+1/[.B28])" office:value-type="float" office:value="4.01824998720056" calcext:value-type="float">
            <text:p>4.02</text:p>
          </table:table-cell>
          <table:table-cell table:formula="of:=([.C28]+[.$G$2]+[.$F$2])/[.$F$2]" office:value-type="float" office:value="1.71910894933734" calcext:value-type="float">
            <text:p>1.72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28]" office:value-type="float" office:value="1.70752102646407" calcext:value-type="float">
            <text:p>1.71</text:p>
          </table:table-cell>
          <table:table-cell table:style-name="ce2" table:formula="of:=([.$O$2]*(273.15+[.A28])*LN(10))/[.$P$2]" office:value-type="float" office:value="0.0585644325605054" calcext:value-type="float">
            <text:p>0.059</text:p>
          </table:table-cell>
          <table:table-cell table:style-name="ce3" table:formula="of:=1-[.D28]*[.G28]*10" office:value-type="float" office:value="-0.00678640127627972" calcext:value-type="float">
            <text:p>-0.007</text:p>
          </table:table-cell>
          <table:table-cell table:style-name="ce3" table:formula="of:=1-[.E28]*[.G28]*10" office:value-type="float" office:value="0.00440464647140781" calcext:value-type="float">
            <text:p>0.004</text:p>
          </table:table-cell>
          <table:table-cell table:style-name="ce3" table:formula="of:=[.H28]*7" office:value-type="float" office:value="-0.047504808933958" calcext:value-type="float">
            <text:p>-0.048</text:p>
          </table:table-cell>
          <table:table-cell table:style-name="ce3" table:formula="of:=[.I28]*7" office:value-type="float" office:value="0.0308325252998547" calcext:value-type="float">
            <text:p>0.03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C$2]*EXP([.$H$2]*(1/(273.15+[.A29])-1/(273.15+[.$A$2])))" office:value-type="float" office:value="10.9215946100313" calcext:value-type="float">
            <text:p>10.92</text:p>
          </table:table-cell>
          <table:table-cell table:formula="of:=1/(1/[.$B$2]+1/[.B29])" office:value-type="float" office:value="3.9548820144662" calcext:value-type="float">
            <text:p>3.95</text:p>
          </table:table-cell>
          <table:table-cell table:formula="of:=([.C29]+[.$G$2]+[.$F$2])/[.$F$2]" office:value-type="float" office:value="1.7127721520639" calcext:value-type="float">
            <text:p>1.71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29]" office:value-type="float" office:value="1.70175529617042" calcext:value-type="float">
            <text:p>1.70</text:p>
          </table:table-cell>
          <table:table-cell table:style-name="ce2" table:formula="of:=([.$O$2]*(273.15+[.A29])*LN(10))/[.$P$2]" office:value-type="float" office:value="0.0587628551678593" calcext:value-type="float">
            <text:p>0.059</text:p>
          </table:table-cell>
          <table:table-cell table:style-name="ce3" table:formula="of:=1-[.D29]*[.G29]*10" office:value-type="float" office:value="-0.00647381907273914" calcext:value-type="float">
            <text:p>-0.006</text:p>
          </table:table-cell>
          <table:table-cell table:style-name="ce3" table:formula="of:=1-[.E29]*[.G29]*10" office:value-type="float" office:value="0.00103146214639138" calcext:value-type="float">
            <text:p>0.001</text:p>
          </table:table-cell>
          <table:table-cell table:style-name="ce3" table:formula="of:=[.H29]*7" office:value-type="float" office:value="-0.045316733509174" calcext:value-type="float">
            <text:p>-0.045</text:p>
          </table:table-cell>
          <table:table-cell table:style-name="ce3" table:formula="of:=[.I29]*7" office:value-type="float" office:value="0.00722023502473967" calcext:value-type="float">
            <text:p>0.00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C$2]*EXP([.$H$2]*(1/(273.15+[.A30])-1/(273.15+[.$A$2])))" office:value-type="float" office:value="10.4490932284057" calcext:value-type="float">
            <text:p>10.45</text:p>
          </table:table-cell>
          <table:table-cell table:formula="of:=1/(1/[.$B$2]+1/[.B30])" office:value-type="float" office:value="3.89116555042074" calcext:value-type="float">
            <text:p>3.89</text:p>
          </table:table-cell>
          <table:table-cell table:formula="of:=([.C30]+[.$G$2]+[.$F$2])/[.$F$2]" office:value-type="float" office:value="1.70640050565936" calcext:value-type="float">
            <text:p>1.71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30]" office:value-type="float" office:value="1.69602837274397" calcext:value-type="float">
            <text:p>1.70</text:p>
          </table:table-cell>
          <table:table-cell table:style-name="ce2" table:formula="of:=([.$O$2]*(273.15+[.A30])*LN(10))/[.$P$2]" office:value-type="float" office:value="0.0589612777752133" calcext:value-type="float">
            <text:p>0.059</text:p>
          </table:table-cell>
          <table:table-cell table:style-name="ce3" table:formula="of:=1-[.D30]*[.G30]*10" office:value-type="float" office:value="-0.00611554209945742" calcext:value-type="float">
            <text:p>-0.006</text:p>
          </table:table-cell>
          <table:table-cell table:style-name="ce3" table:formula="of:=1-[.E30]*[.G30]*10" office:value-type="float" office:value="-0.00234172217862527" calcext:value-type="float">
            <text:p>-0.002</text:p>
          </table:table-cell>
          <table:table-cell table:style-name="ce3" table:formula="of:=[.H30]*7" office:value-type="float" office:value="-0.0428087946962019" calcext:value-type="float">
            <text:p>-0.043</text:p>
          </table:table-cell>
          <table:table-cell table:style-name="ce3" table:formula="of:=[.I30]*7" office:value-type="float" office:value="-0.0163920552503769" calcext:value-type="float">
            <text:p>-0.0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C$2]*EXP([.$H$2]*(1/(273.15+[.A31])-1/(273.15+[.$A$2])))" office:value-type="float" office:value="10" calcext:value-type="float">
            <text:p>10.00</text:p>
          </table:table-cell>
          <table:table-cell table:formula="of:=1/(1/[.$B$2]+1/[.B31])" office:value-type="float" office:value="3.82716049382716" calcext:value-type="float">
            <text:p>3.83</text:p>
          </table:table-cell>
          <table:table-cell table:formula="of:=([.C31]+[.$G$2]+[.$F$2])/[.$F$2]" office:value-type="float" office:value="1.7" calcext:value-type="float">
            <text:p>1.70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31]" office:value-type="float" office:value="1.6903398657081" calcext:value-type="float">
            <text:p>1.69</text:p>
          </table:table-cell>
          <table:table-cell table:style-name="ce2" table:formula="of:=([.$O$2]*(273.15+[.A31])*LN(10))/[.$P$2]" office:value-type="float" office:value="0.0591597003825672" calcext:value-type="float">
            <text:p>0.059</text:p>
          </table:table-cell>
          <table:table-cell table:style-name="ce3" table:formula="of:=1-[.D31]*[.G31]*10" office:value-type="float" office:value="-0.00571490650364148" calcext:value-type="float">
            <text:p>-0.006</text:p>
          </table:table-cell>
          <table:table-cell table:style-name="ce3" table:formula="of:=1-[.E31]*[.G31]*10" office:value-type="float" office:value="-0.00571490650364148" calcext:value-type="float">
            <text:p>-0.006</text:p>
          </table:table-cell>
          <table:table-cell table:style-name="ce3" table:formula="of:=[.H31]*7" office:value-type="float" office:value="-0.0400043455254904" calcext:value-type="float">
            <text:p>-0.040</text:p>
          </table:table-cell>
          <table:table-cell table:style-name="ce3" table:formula="of:=[.I31]*7" office:value-type="float" office:value="-0.0400043455254904" calcext:value-type="float">
            <text:p>-0.04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C$2]*EXP([.$H$2]*(1/(273.15+[.A32])-1/(273.15+[.$A$2])))" office:value-type="float" office:value="9.57301959904382" calcext:value-type="float">
            <text:p>9.57</text:p>
          </table:table-cell>
          <table:table-cell table:formula="of:=1/(1/[.$B$2]+1/[.B32])" office:value-type="float" office:value="3.76292701225514" calcext:value-type="float">
            <text:p>3.76</text:p>
          </table:table-cell>
          <table:table-cell table:formula="of:=([.C32]+[.$G$2]+[.$F$2])/[.$F$2]" office:value-type="float" office:value="1.6935766518428" calcext:value-type="float">
            <text:p>1.69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32]" office:value-type="float" office:value="1.68468938980735" calcext:value-type="float">
            <text:p>1.68</text:p>
          </table:table-cell>
          <table:table-cell table:style-name="ce2" table:formula="of:=([.$O$2]*(273.15+[.A32])*LN(10))/[.$P$2]" office:value-type="float" office:value="0.0593581229899211" calcext:value-type="float">
            <text:p>0.059</text:p>
          </table:table-cell>
          <table:table-cell table:style-name="ce3" table:formula="of:=1-[.D32]*[.G32]*10" office:value-type="float" office:value="-0.00527531192943487" calcext:value-type="float">
            <text:p>-0.005</text:p>
          </table:table-cell>
          <table:table-cell table:style-name="ce3" table:formula="of:=1-[.E32]*[.G32]*10" office:value-type="float" office:value="-0.00908809082865791" calcext:value-type="float">
            <text:p>-0.009</text:p>
          </table:table-cell>
          <table:table-cell table:style-name="ce3" table:formula="of:=[.H32]*7" office:value-type="float" office:value="-0.0369271835060441" calcext:value-type="float">
            <text:p>-0.037</text:p>
          </table:table-cell>
          <table:table-cell table:style-name="ce3" table:formula="of:=[.I32]*7" office:value-type="float" office:value="-0.0636166358006054" calcext:value-type="float">
            <text:p>-0.064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C$2]*EXP([.$H$2]*(1/(273.15+[.A33])-1/(273.15+[.$A$2])))" office:value-type="float" office:value="9.16693545186864" calcext:value-type="float">
            <text:p>9.17</text:p>
          </table:table-cell>
          <table:table-cell table:formula="of:=1/(1/[.$B$2]+1/[.B33])" office:value-type="float" office:value="3.69852531622851" calcext:value-type="float">
            <text:p>3.70</text:p>
          </table:table-cell>
          <table:table-cell table:formula="of:=([.C33]+[.$G$2]+[.$F$2])/[.$F$2]" office:value-type="float" office:value="1.68713648224014" calcext:value-type="float">
            <text:p>1.69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33]" office:value-type="float" office:value="1.67907656492044" calcext:value-type="float">
            <text:p>1.68</text:p>
          </table:table-cell>
          <table:table-cell table:style-name="ce2" table:formula="of:=([.$O$2]*(273.15+[.A33])*LN(10))/[.$P$2]" office:value-type="float" office:value="0.059556545597275" calcext:value-type="float">
            <text:p>0.060</text:p>
          </table:table-cell>
          <table:table-cell table:style-name="ce3" table:formula="of:=1-[.D33]*[.G33]*10" office:value-type="float" office:value="-0.00480020833360695" calcext:value-type="float">
            <text:p>-0.005</text:p>
          </table:table-cell>
          <table:table-cell table:style-name="ce3" table:formula="of:=1-[.E33]*[.G33]*10" office:value-type="float" office:value="-0.0124612751536746" calcext:value-type="float">
            <text:p>-0.012</text:p>
          </table:table-cell>
          <table:table-cell table:style-name="ce3" table:formula="of:=[.H33]*7" office:value-type="float" office:value="-0.0336014583352486" calcext:value-type="float">
            <text:p>-0.034</text:p>
          </table:table-cell>
          <table:table-cell table:style-name="ce3" table:formula="of:=[.I33]*7" office:value-type="float" office:value="-0.087228926075722" calcext:value-type="float">
            <text:p>-0.08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C$2]*EXP([.$H$2]*(1/(273.15+[.A34])-1/(273.15+[.$A$2])))" office:value-type="float" office:value="8.78060453907196" calcext:value-type="float">
            <text:p>8.78</text:p>
          </table:table-cell>
          <table:table-cell table:formula="of:=1/(1/[.$B$2]+1/[.B34])" office:value-type="float" office:value="3.63401543644371" calcext:value-type="float">
            <text:p>3.63</text:p>
          </table:table-cell>
          <table:table-cell table:formula="of:=([.C34]+[.$G$2]+[.$F$2])/[.$F$2]" office:value-type="float" office:value="1.68068549426165" calcext:value-type="float">
            <text:p>1.68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34]" office:value-type="float" office:value="1.673501015975" calcext:value-type="float">
            <text:p>1.67</text:p>
          </table:table-cell>
          <table:table-cell table:style-name="ce2" table:formula="of:=([.$O$2]*(273.15+[.A34])*LN(10))/[.$P$2]" office:value-type="float" office:value="0.0597549682046289" calcext:value-type="float">
            <text:p>0.060</text:p>
          </table:table-cell>
          <table:table-cell table:style-name="ce3" table:formula="of:=1-[.D34]*[.G34]*10" office:value-type="float" office:value="-0.00429308271586115" calcext:value-type="float">
            <text:p>-0.004</text:p>
          </table:table-cell>
          <table:table-cell table:style-name="ce3" table:formula="of:=1-[.E34]*[.G34]*10" office:value-type="float" office:value="-0.0158344594786908" calcext:value-type="float">
            <text:p>-0.016</text:p>
          </table:table-cell>
          <table:table-cell table:style-name="ce3" table:formula="of:=[.H34]*7" office:value-type="float" office:value="-0.0300515790110281" calcext:value-type="float">
            <text:p>-0.030</text:p>
          </table:table-cell>
          <table:table-cell table:style-name="ce3" table:formula="of:=[.I34]*7" office:value-type="float" office:value="-0.110841216350835" calcext:value-type="float">
            <text:p>-0.11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C$2]*EXP([.$H$2]*(1/(273.15+[.A35])-1/(273.15+[.$A$2])))" office:value-type="float" office:value="8.41295256674088" calcext:value-type="float">
            <text:p>8.41</text:p>
          </table:table-cell>
          <table:table-cell table:formula="of:=1/(1/[.$B$2]+1/[.B35])" office:value-type="float" office:value="3.56945700573274" calcext:value-type="float">
            <text:p>3.57</text:p>
          </table:table-cell>
          <table:table-cell table:formula="of:=([.C35]+[.$G$2]+[.$F$2])/[.$F$2]" office:value-type="float" office:value="1.67422965119056" calcext:value-type="float">
            <text:p>1.67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35]" office:value-type="float" office:value="1.66796237286404" calcext:value-type="float">
            <text:p>1.67</text:p>
          </table:table-cell>
          <table:table-cell table:style-name="ce2" table:formula="of:=([.$O$2]*(273.15+[.A35])*LN(10))/[.$P$2]" office:value-type="float" office:value="0.0599533908119828" calcext:value-type="float">
            <text:p>0.060</text:p>
          </table:table-cell>
          <table:table-cell table:style-name="ce3" table:formula="of:=1-[.D35]*[.G35]*10" office:value-type="float" office:value="-0.00375744586837135" calcext:value-type="float">
            <text:p>-0.004</text:p>
          </table:table-cell>
          <table:table-cell table:style-name="ce3" table:formula="of:=1-[.E35]*[.G35]*10" office:value-type="float" office:value="-0.0192076438037072" calcext:value-type="float">
            <text:p>-0.019</text:p>
          </table:table-cell>
          <table:table-cell table:style-name="ce3" table:formula="of:=[.H35]*7" office:value-type="float" office:value="-0.0263021210785994" calcext:value-type="float">
            <text:p>-0.026</text:p>
          </table:table-cell>
          <table:table-cell table:style-name="ce3" table:formula="of:=[.I35]*7" office:value-type="float" office:value="-0.13445350662595" calcext:value-type="float">
            <text:p>-0.13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C$2]*EXP([.$H$2]*(1/(273.15+[.A36])-1/(273.15+[.$A$2])))" office:value-type="float" office:value="8.06296947874839" calcext:value-type="float">
            <text:p>8.06</text:p>
          </table:table-cell>
          <table:table-cell table:formula="of:=1/(1/[.$B$2]+1/[.B36])" office:value-type="float" office:value="3.50490904735686" calcext:value-type="float">
            <text:p>3.50</text:p>
          </table:table-cell>
          <table:table-cell table:formula="of:=([.C36]+[.$G$2]+[.$F$2])/[.$F$2]" office:value-type="float" office:value="1.66777485535297" calcext:value-type="float">
            <text:p>1.67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36]" office:value-type="float" office:value="1.66246027036408" calcext:value-type="float">
            <text:p>1.66</text:p>
          </table:table-cell>
          <table:table-cell table:style-name="ce2" table:formula="of:=([.$O$2]*(273.15+[.A36])*LN(10))/[.$P$2]" office:value-type="float" office:value="0.0601518134193367" calcext:value-type="float">
            <text:p>0.060</text:p>
          </table:table-cell>
          <table:table-cell table:style-name="ce3" table:formula="of:=1-[.D36]*[.G36]*10" office:value-type="float" office:value="-0.00319681924653104" calcext:value-type="float">
            <text:p>-0.003</text:p>
          </table:table-cell>
          <table:table-cell table:style-name="ce3" table:formula="of:=1-[.E36]*[.G36]*10" office:value-type="float" office:value="-0.0225808281287234" calcext:value-type="float">
            <text:p>-0.023</text:p>
          </table:table-cell>
          <table:table-cell table:style-name="ce3" table:formula="of:=[.H36]*7" office:value-type="float" office:value="-0.0223777347257172" calcext:value-type="float">
            <text:p>-0.022</text:p>
          </table:table-cell>
          <table:table-cell table:style-name="ce3" table:formula="of:=[.I36]*7" office:value-type="float" office:value="-0.158065796901064" calcext:value-type="float">
            <text:p>-0.15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C$2]*EXP([.$H$2]*(1/(273.15+[.A37])-1/(273.15+[.$A$2])))" office:value-type="float" office:value="7.72970528438976" calcext:value-type="float">
            <text:p>7.73</text:p>
          </table:table-cell>
          <table:table-cell table:formula="of:=1/(1/[.$B$2]+1/[.B37])" office:value-type="float" office:value="3.44042977111098" calcext:value-type="float">
            <text:p>3.44</text:p>
          </table:table-cell>
          <table:table-cell table:formula="of:=([.C37]+[.$G$2]+[.$F$2])/[.$F$2]" office:value-type="float" office:value="1.66132692772838" calcext:value-type="float">
            <text:p>1.66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37]" office:value-type="float" office:value="1.65699434805481" calcext:value-type="float">
            <text:p>1.66</text:p>
          </table:table-cell>
          <table:table-cell table:style-name="ce2" table:formula="of:=([.$O$2]*(273.15+[.A37])*LN(10))/[.$P$2]" office:value-type="float" office:value="0.0603502360266906" calcext:value-type="float">
            <text:p>0.060</text:p>
          </table:table-cell>
          <table:table-cell table:style-name="ce3" table:formula="of:=1-[.D37]*[.G37]*10" office:value-type="float" office:value="-0.002614722059046" calcext:value-type="float">
            <text:p>-0.003</text:p>
          </table:table-cell>
          <table:table-cell table:style-name="ce3" table:formula="of:=1-[.E37]*[.G37]*10" office:value-type="float" office:value="-0.0259540124537399" calcext:value-type="float">
            <text:p>-0.026</text:p>
          </table:table-cell>
          <table:table-cell table:style-name="ce3" table:formula="of:=[.H37]*7" office:value-type="float" office:value="-0.018303054413322" calcext:value-type="float">
            <text:p>-0.018</text:p>
          </table:table-cell>
          <table:table-cell table:style-name="ce3" table:formula="of:=[.I37]*7" office:value-type="float" office:value="-0.181678087176179" calcext:value-type="float">
            <text:p>-0.18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C$2]*EXP([.$H$2]*(1/(273.15+[.A38])-1/(273.15+[.$A$2])))" office:value-type="float" office:value="7.41226617768781" calcext:value-type="float">
            <text:p>7.41</text:p>
          </table:table-cell>
          <table:table-cell table:formula="of:=1/(1/[.$B$2]+1/[.B38])" office:value-type="float" office:value="3.37607637859683" calcext:value-type="float">
            <text:p>3.38</text:p>
          </table:table-cell>
          <table:table-cell table:formula="of:=([.C38]+[.$G$2]+[.$F$2])/[.$F$2]" office:value-type="float" office:value="1.65489158847697" calcext:value-type="float">
            <text:p>1.65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38]" office:value-type="float" office:value="1.65156425024044" calcext:value-type="float">
            <text:p>1.65</text:p>
          </table:table-cell>
          <table:table-cell table:style-name="ce2" table:formula="of:=([.$O$2]*(273.15+[.A38])*LN(10))/[.$P$2]" office:value-type="float" office:value="0.0605486586340445" calcext:value-type="float">
            <text:p>0.061</text:p>
          </table:table-cell>
          <table:table-cell table:style-name="ce3" table:formula="of:=1-[.D38]*[.G38]*10" office:value-type="float" office:value="-0.00201465867043527" calcext:value-type="float">
            <text:p>-0.002</text:p>
          </table:table-cell>
          <table:table-cell table:style-name="ce3" table:formula="of:=1-[.E38]*[.G38]*10" office:value-type="float" office:value="-0.0293271967787563" calcext:value-type="float">
            <text:p>-0.029</text:p>
          </table:table-cell>
          <table:table-cell table:style-name="ce3" table:formula="of:=[.H38]*7" office:value-type="float" office:value="-0.0141026106930469" calcext:value-type="float">
            <text:p>-0.014</text:p>
          </table:table-cell>
          <table:table-cell table:style-name="ce3" table:formula="of:=[.I38]*7" office:value-type="float" office:value="-0.205290377451294" calcext:value-type="float">
            <text:p>-0.20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C$2]*EXP([.$H$2]*(1/(273.15+[.A39])-1/(273.15+[.$A$2])))" office:value-type="float" office:value="7.10981092658259" calcext:value-type="float">
            <text:p>7.11</text:p>
          </table:table-cell>
          <table:table-cell table:formula="of:=1/(1/[.$B$2]+1/[.B39])" office:value-type="float" office:value="3.31190487888698" calcext:value-type="float">
            <text:p>3.31</text:p>
          </table:table-cell>
          <table:table-cell table:formula="of:=([.C39]+[.$G$2]+[.$F$2])/[.$F$2]" office:value-type="float" office:value="1.64847443850598" calcext:value-type="float">
            <text:p>1.65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39]" office:value-type="float" office:value="1.64616962587251" calcext:value-type="float">
            <text:p>1.65</text:p>
          </table:table-cell>
          <table:table-cell table:style-name="ce2" table:formula="of:=([.$O$2]*(273.15+[.A39])*LN(10))/[.$P$2]" office:value-type="float" office:value="0.0607470812413984" calcext:value-type="float">
            <text:p>0.061</text:p>
          </table:table-cell>
          <table:table-cell table:style-name="ce3" table:formula="of:=1-[.D39]*[.G39]*10" office:value-type="float" office:value="-0.00140010640291477" calcext:value-type="float">
            <text:p>-0.001</text:p>
          </table:table-cell>
          <table:table-cell table:style-name="ce3" table:formula="of:=1-[.E39]*[.G39]*10" office:value-type="float" office:value="-0.0327003811037729" calcext:value-type="float">
            <text:p>-0.033</text:p>
          </table:table-cell>
          <table:table-cell table:style-name="ce3" table:formula="of:=[.H39]*7" office:value-type="float" office:value="-0.00980074482040338" calcext:value-type="float">
            <text:p>-0.010</text:p>
          </table:table-cell>
          <table:table-cell table:style-name="ce3" table:formula="of:=[.I39]*7" office:value-type="float" office:value="-0.228902667726411" calcext:value-type="float">
            <text:p>-0.22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C$2]*EXP([.$H$2]*(1/(273.15+[.A40])-1/(273.15+[.$A$2])))" office:value-type="float" office:value="6.8215475119495" calcext:value-type="float">
            <text:p>6.82</text:p>
          </table:table-cell>
          <table:table-cell table:formula="of:=1/(1/[.$B$2]+1/[.B40])" office:value-type="float" office:value="3.24796991565521" calcext:value-type="float">
            <text:p>3.25</text:p>
          </table:table-cell>
          <table:table-cell table:formula="of:=([.C40]+[.$G$2]+[.$F$2])/[.$F$2]" office:value-type="float" office:value="1.6420809421828" calcext:value-type="float">
            <text:p>1.64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40]" office:value-type="float" office:value="1.64081012847426" calcext:value-type="float">
            <text:p>1.64</text:p>
          </table:table-cell>
          <table:table-cell table:style-name="ce2" table:formula="of:=([.$O$2]*(273.15+[.A40])*LN(10))/[.$P$2]" office:value-type="float" office:value="0.0609455038487523" calcext:value-type="float">
            <text:p>0.061</text:p>
          </table:table-cell>
          <table:table-cell table:style-name="ce3" table:formula="of:=1-[.D40]*[.G40]*10" office:value-type="float" office:value="-0.000774503817649208" calcext:value-type="float">
            <text:p>-0.001</text:p>
          </table:table-cell>
          <table:table-cell table:style-name="ce3" table:formula="of:=1-[.E40]*[.G40]*10" office:value-type="float" office:value="-0.0360735654287891" calcext:value-type="float">
            <text:p>-0.036</text:p>
          </table:table-cell>
          <table:table-cell table:style-name="ce3" table:formula="of:=[.H40]*7" office:value-type="float" office:value="-0.00542152672354446" calcext:value-type="float">
            <text:p>-0.005</text:p>
          </table:table-cell>
          <table:table-cell table:style-name="ce3" table:formula="of:=[.I40]*7" office:value-type="float" office:value="-0.252514958001524" calcext:value-type="float">
            <text:p>-0.253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C$2]*EXP([.$H$2]*(1/(273.15+[.A41])-1/(273.15+[.$A$2])))" office:value-type="float" office:value="6.54672999797277" calcext:value-type="float">
            <text:p>6.55</text:p>
          </table:table-cell>
          <table:table-cell table:formula="of:=1/(1/[.$B$2]+1/[.B41])" office:value-type="float" office:value="3.18432460669415" calcext:value-type="float">
            <text:p>3.18</text:p>
          </table:table-cell>
          <table:table-cell table:formula="of:=([.C41]+[.$G$2]+[.$F$2])/[.$F$2]" office:value-type="float" office:value="1.6357164112867" calcext:value-type="float">
            <text:p>1.64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41]" office:value-type="float" office:value="1.63548541606643" calcext:value-type="float">
            <text:p>1.64</text:p>
          </table:table-cell>
          <table:table-cell table:style-name="ce2" table:formula="of:=([.$O$2]*(273.15+[.A41])*LN(10))/[.$P$2]" office:value-type="float" office:value="0.0611439264561062" calcext:value-type="float">
            <text:p>0.061</text:p>
          </table:table-cell>
          <table:table-cell table:style-name="ce3" table:formula="of:=1-[.D41]*[.G41]*10" office:value-type="float" office:value="-0.000141239547599037" calcext:value-type="float">
            <text:p>0.000</text:p>
          </table:table-cell>
          <table:table-cell table:style-name="ce3" table:formula="of:=1-[.E41]*[.G41]*10" office:value-type="float" office:value="-0.0394467497538056" calcext:value-type="float">
            <text:p>-0.039</text:p>
          </table:table-cell>
          <table:table-cell table:style-name="ce3" table:formula="of:=[.H41]*7" office:value-type="float" office:value="-0.000988676833193258" calcext:value-type="float">
            <text:p>-0.001</text:p>
          </table:table-cell>
          <table:table-cell table:style-name="ce3" table:formula="of:=[.I41]*7" office:value-type="float" office:value="-0.276127248276639" calcext:value-type="float">
            <text:p>-0.27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C$2]*EXP([.$H$2]*(1/(273.15+[.A42])-1/(273.15+[.$A$2])))" office:value-type="float" office:value="6.28465561685232" calcext:value-type="float">
            <text:p>6.28</text:p>
          </table:table-cell>
          <table:table-cell table:formula="of:=1/(1/[.$B$2]+1/[.B42])" office:value-type="float" office:value="3.1210203965809" calcext:value-type="float">
            <text:p>3.12</text:p>
          </table:table-cell>
          <table:table-cell table:formula="of:=([.C42]+[.$G$2]+[.$F$2])/[.$F$2]" office:value-type="float" office:value="1.62938599027537" calcext:value-type="float">
            <text:p>1.63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42]" office:value-type="float" office:value="1.63019515109452" calcext:value-type="float">
            <text:p>1.63</text:p>
          </table:table-cell>
          <table:table-cell table:style-name="ce2" table:formula="of:=([.$O$2]*(273.15+[.A42])*LN(10))/[.$P$2]" office:value-type="float" office:value="0.0613423490634601" calcext:value-type="float">
            <text:p>0.061</text:p>
          </table:table-cell>
          <table:table-cell table:style-name="ce3" table:formula="of:=1-[.D42]*[.G42]*10" office:value-type="float" office:value="0.00049635825416372" calcext:value-type="float">
            <text:p>0.000</text:p>
          </table:table-cell>
          <table:table-cell table:style-name="ce3" table:formula="of:=1-[.E42]*[.G42]*10" office:value-type="float" office:value="-0.042819934078822" calcext:value-type="float">
            <text:p>-0.043</text:p>
          </table:table-cell>
          <table:table-cell table:style-name="ce3" table:formula="of:=[.H42]*7" office:value-type="float" office:value="0.00347450777914604" calcext:value-type="float">
            <text:p>0.003</text:p>
          </table:table-cell>
          <table:table-cell table:style-name="ce3" table:formula="of:=[.I42]*7" office:value-type="float" office:value="-0.299739538551754" calcext:value-type="float">
            <text:p>-0.3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C$2]*EXP([.$H$2]*(1/(273.15+[.A43])-1/(273.15+[.$A$2])))" office:value-type="float" office:value="6.03466205215282" calcext:value-type="float">
            <text:p>6.03</text:p>
          </table:table-cell>
          <table:table-cell table:formula="of:=1/(1/[.$B$2]+1/[.B43])" office:value-type="float" office:value="3.05810692308938" calcext:value-type="float">
            <text:p>3.06</text:p>
          </table:table-cell>
          <table:table-cell table:formula="of:=([.C43]+[.$G$2]+[.$F$2])/[.$F$2]" office:value-type="float" office:value="1.62309464292622" calcext:value-type="float">
            <text:p>1.62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43]" office:value-type="float" office:value="1.62493900035747" calcext:value-type="float">
            <text:p>1.62</text:p>
          </table:table-cell>
          <table:table-cell table:style-name="ce2" table:formula="of:=([.$O$2]*(273.15+[.A43])*LN(10))/[.$P$2]" office:value-type="float" office:value="0.061540771670814" calcext:value-type="float">
            <text:p>0.062</text:p>
          </table:table-cell>
          <table:table-cell table:style-name="ce3" table:formula="of:=1-[.D43]*[.G43]*10" office:value-type="float" office:value="0.00113503179555952" calcext:value-type="float">
            <text:p>0.001</text:p>
          </table:table-cell>
          <table:table-cell table:style-name="ce3" table:formula="of:=1-[.E43]*[.G43]*10" office:value-type="float" office:value="-0.0461931184038384" calcext:value-type="float">
            <text:p>-0.046</text:p>
          </table:table-cell>
          <table:table-cell table:style-name="ce3" table:formula="of:=[.H43]*7" office:value-type="float" office:value="0.00794522256891661" calcext:value-type="float">
            <text:p>0.008</text:p>
          </table:table-cell>
          <table:table-cell table:style-name="ce3" table:formula="of:=[.I43]*7" office:value-type="float" office:value="-0.323351828826869" calcext:value-type="float">
            <text:p>-0.32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C$2]*EXP([.$H$2]*(1/(273.15+[.A44])-1/(273.15+[.$A$2])))" office:value-type="float" office:value="5.79612490632424" calcext:value-type="float">
            <text:p>5.80</text:p>
          </table:table-cell>
          <table:table-cell table:formula="of:=1/(1/[.$B$2]+1/[.B44])" office:value-type="float" office:value="2.99563189778603" calcext:value-type="float">
            <text:p>3.00</text:p>
          </table:table-cell>
          <table:table-cell table:formula="of:=([.C44]+[.$G$2]+[.$F$2])/[.$F$2]" office:value-type="float" office:value="1.61684714039589" calcext:value-type="float">
            <text:p>1.62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44]" office:value-type="float" office:value="1.61971663493772" calcext:value-type="float">
            <text:p>1.62</text:p>
          </table:table-cell>
          <table:table-cell table:style-name="ce2" table:formula="of:=([.$O$2]*(273.15+[.A44])*LN(10))/[.$P$2]" office:value-type="float" office:value="0.0617391942781679" calcext:value-type="float">
            <text:p>0.062</text:p>
          </table:table-cell>
          <table:table-cell table:style-name="ce3" table:formula="of:=1-[.D44]*[.G44]*10" office:value-type="float" office:value="0.00177160280998101" calcext:value-type="float">
            <text:p>0.002</text:p>
          </table:table-cell>
          <table:table-cell table:style-name="ce3" table:formula="of:=1-[.E44]*[.G44]*10" office:value-type="float" office:value="-0.0495663027288549" calcext:value-type="float">
            <text:p>-0.050</text:p>
          </table:table-cell>
          <table:table-cell table:style-name="ce3" table:formula="of:=[.H44]*7" office:value-type="float" office:value="0.0124012196698671" calcext:value-type="float">
            <text:p>0.012</text:p>
          </table:table-cell>
          <table:table-cell table:style-name="ce3" table:formula="of:=[.I44]*7" office:value-type="float" office:value="-0.346964119101984" calcext:value-type="float">
            <text:p>-0.347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C$2]*EXP([.$H$2]*(1/(273.15+[.A45])-1/(273.15+[.$A$2])))" office:value-type="float" office:value="5.56845533904343" calcext:value-type="float">
            <text:p>5.57</text:p>
          </table:table-cell>
          <table:table-cell table:formula="of:=1/(1/[.$B$2]+1/[.B45])" office:value-type="float" office:value="2.93364100108617" calcext:value-type="float">
            <text:p>2.93</text:p>
          </table:table-cell>
          <table:table-cell table:formula="of:=([.C45]+[.$G$2]+[.$F$2])/[.$F$2]" office:value-type="float" office:value="1.6106480507259" calcext:value-type="float">
            <text:p>1.61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45]" office:value-type="float" office:value="1.61452773013253" calcext:value-type="float">
            <text:p>1.61</text:p>
          </table:table-cell>
          <table:table-cell table:style-name="ce2" table:formula="of:=([.$O$2]*(273.15+[.A45])*LN(10))/[.$P$2]" office:value-type="float" office:value="0.0619376168855218" calcext:value-type="float">
            <text:p>0.062</text:p>
          </table:table-cell>
          <table:table-cell table:style-name="ce3" table:formula="of:=1-[.D45]*[.G45]*10" office:value-type="float" office:value="0.00240298096726577" calcext:value-type="float">
            <text:p>0.002</text:p>
          </table:table-cell>
          <table:table-cell table:style-name="ce3" table:formula="of:=1-[.E45]*[.G45]*10" office:value-type="float" office:value="-0.0529394870538713" calcext:value-type="float">
            <text:p>-0.053</text:p>
          </table:table-cell>
          <table:table-cell table:style-name="ce3" table:formula="of:=[.H45]*7" office:value-type="float" office:value="0.0168208667708604" calcext:value-type="float">
            <text:p>0.017</text:p>
          </table:table-cell>
          <table:table-cell table:style-name="ce3" table:formula="of:=[.I45]*7" office:value-type="float" office:value="-0.370576409377099" calcext:value-type="float">
            <text:p>-0.37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C$2]*EXP([.$H$2]*(1/(273.15+[.A46])-1/(273.15+[.$A$2])))" office:value-type="float" office:value="5.35109786405501" calcext:value-type="float">
            <text:p>5.35</text:p>
          </table:table-cell>
          <table:table-cell table:formula="of:=1/(1/[.$B$2]+1/[.B46])" office:value-type="float" office:value="2.8721777918947" calcext:value-type="float">
            <text:p>2.87</text:p>
          </table:table-cell>
          <table:table-cell table:formula="of:=([.C46]+[.$G$2]+[.$F$2])/[.$F$2]" office:value-type="float" office:value="1.60450172980675" calcext:value-type="float">
            <text:p>1.60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46]" office:value-type="float" office:value="1.60937196538678" calcext:value-type="float">
            <text:p>1.61</text:p>
          </table:table-cell>
          <table:table-cell table:style-name="ce2" table:formula="of:=([.$O$2]*(273.15+[.A46])*LN(10))/[.$P$2]" office:value-type="float" office:value="0.0621360394928757" calcext:value-type="float">
            <text:p>0.062</text:p>
          </table:table-cell>
          <table:table-cell table:style-name="ce3" table:formula="of:=1-[.D46]*[.G46]*10" office:value-type="float" office:value="0.00302617150340123" calcext:value-type="float">
            <text:p>0.003</text:p>
          </table:table-cell>
          <table:table-cell table:style-name="ce3" table:formula="of:=1-[.E46]*[.G46]*10" office:value-type="float" office:value="-0.0563126713788875" calcext:value-type="float">
            <text:p>-0.056</text:p>
          </table:table-cell>
          <table:table-cell table:style-name="ce3" table:formula="of:=[.H46]*7" office:value-type="float" office:value="0.0211832005238086" calcext:value-type="float">
            <text:p>0.021</text:p>
          </table:table-cell>
          <table:table-cell table:style-name="ce3" table:formula="of:=[.I46]*7" office:value-type="float" office:value="-0.394188699652213" calcext:value-type="float">
            <text:p>-0.394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C$2]*EXP([.$H$2]*(1/(273.15+[.A47])-1/(273.15+[.$A$2])))" office:value-type="float" office:value="5.14352829313424" calcext:value-type="float">
            <text:p>5.14</text:p>
          </table:table-cell>
          <table:table-cell table:formula="of:=1/(1/[.$B$2]+1/[.B47])" office:value-type="float" office:value="2.81128363180739" calcext:value-type="float">
            <text:p>2.81</text:p>
          </table:table-cell>
          <table:table-cell table:formula="of:=([.C47]+[.$G$2]+[.$F$2])/[.$F$2]" office:value-type="float" office:value="1.59841231379802" calcext:value-type="float">
            <text:p>1.60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47]" office:value-type="float" office:value="1.60424902422687" calcext:value-type="float">
            <text:p>1.60</text:p>
          </table:table-cell>
          <table:table-cell table:style-name="ce2" table:formula="of:=([.$O$2]*(273.15+[.A47])*LN(10))/[.$P$2]" office:value-type="float" office:value="0.0623344621002297" calcext:value-type="float">
            <text:p>0.062</text:p>
          </table:table-cell>
          <table:table-cell table:style-name="ce3" table:formula="of:=1-[.D47]*[.G47]*10" office:value-type="float" office:value="0.00363828205016759" calcext:value-type="float">
            <text:p>0.004</text:p>
          </table:table-cell>
          <table:table-cell table:style-name="ce3" table:formula="of:=1-[.E47]*[.G47]*10" office:value-type="float" office:value="-0.0596858557039042" calcext:value-type="float">
            <text:p>-0.060</text:p>
          </table:table-cell>
          <table:table-cell table:style-name="ce3" table:formula="of:=[.H47]*7" office:value-type="float" office:value="0.0254679743511731" calcext:value-type="float">
            <text:p>0.025</text:p>
          </table:table-cell>
          <table:table-cell table:style-name="ce3" table:formula="of:=[.I47]*7" office:value-type="float" office:value="-0.417800989927329" calcext:value-type="float">
            <text:p>-0.418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C$2]*EXP([.$H$2]*(1/(273.15+[.A48])-1/(273.15+[.$A$2])))" office:value-type="float" office:value="4.94525181666312" calcext:value-type="float">
            <text:p>4.95</text:p>
          </table:table-cell>
          <table:table-cell table:formula="of:=1/(1/[.$B$2]+1/[.B48])" office:value-type="float" office:value="2.75099762371193" calcext:value-type="float">
            <text:p>2.75</text:p>
          </table:table-cell>
          <table:table-cell table:formula="of:=([.C48]+[.$G$2]+[.$F$2])/[.$F$2]" office:value-type="float" office:value="1.59238371298848" calcext:value-type="float">
            <text:p>1.59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48]" office:value-type="float" office:value="1.599158594196" calcext:value-type="float">
            <text:p>1.60</text:p>
          </table:table-cell>
          <table:table-cell table:style-name="ce2" table:formula="of:=([.$O$2]*(273.15+[.A48])*LN(10))/[.$P$2]" office:value-type="float" office:value="0.0625328847075835" calcext:value-type="float">
            <text:p>0.063</text:p>
          </table:table-cell>
          <table:table-cell table:style-name="ce3" table:formula="of:=1-[.D48]*[.G48]*10" office:value-type="float" office:value="0.00423652865457758" calcext:value-type="float">
            <text:p>0.004</text:p>
          </table:table-cell>
          <table:table-cell table:style-name="ce3" table:formula="of:=1-[.E48]*[.G48]*10" office:value-type="float" office:value="-0.0630590400289202" calcext:value-type="float">
            <text:p>-0.063</text:p>
          </table:table-cell>
          <table:table-cell table:style-name="ce3" table:formula="of:=[.H48]*7" office:value-type="float" office:value="0.029655700582043" calcext:value-type="float">
            <text:p>0.030</text:p>
          </table:table-cell>
          <table:table-cell table:style-name="ce3" table:formula="of:=[.I48]*7" office:value-type="float" office:value="-0.441413280202441" calcext:value-type="float">
            <text:p>-0.44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C$2]*EXP([.$H$2]*(1/(273.15+[.A49])-1/(273.15+[.$A$2])))" office:value-type="float" office:value="4.75580121110867" calcext:value-type="float">
            <text:p>4.76</text:p>
          </table:table-cell>
          <table:table-cell table:formula="of:=1/(1/[.$B$2]+1/[.B49])" office:value-type="float" office:value="2.69135656449994" calcext:value-type="float">
            <text:p>2.69</text:p>
          </table:table-cell>
          <table:table-cell table:formula="of:=([.C49]+[.$G$2]+[.$F$2])/[.$F$2]" office:value-type="float" office:value="1.58641960706728" calcext:value-type="float">
            <text:p>1.59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49]" office:value-type="float" office:value="1.59410036679067" calcext:value-type="float">
            <text:p>1.59</text:p>
          </table:table-cell>
          <table:table-cell table:style-name="ce2" table:formula="of:=([.$O$2]*(273.15+[.A49])*LN(10))/[.$P$2]" office:value-type="float" office:value="0.0627313073149375" calcext:value-type="float">
            <text:p>0.063</text:p>
          </table:table-cell>
          <table:table-cell table:style-name="ce3" table:formula="of:=1-[.D49]*[.G49]*10" office:value-type="float" office:value="0.00481824098620254" calcext:value-type="float">
            <text:p>0.005</text:p>
          </table:table-cell>
          <table:table-cell table:style-name="ce3" table:formula="of:=1-[.E49]*[.G49]*10" office:value-type="float" office:value="-0.0664322243539366" calcext:value-type="float">
            <text:p>-0.066</text:p>
          </table:table-cell>
          <table:table-cell table:style-name="ce3" table:formula="of:=[.H49]*7" office:value-type="float" office:value="0.0337276869034178" calcext:value-type="float">
            <text:p>0.034</text:p>
          </table:table-cell>
          <table:table-cell table:style-name="ce3" table:formula="of:=[.I49]*7" office:value-type="float" office:value="-0.465025570477556" calcext:value-type="float">
            <text:p>-0.46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C$2]*EXP([.$H$2]*(1/(273.15+[.A50])-1/(273.15+[.$A$2])))" office:value-type="float" office:value="4.57473516442653" calcext:value-type="float">
            <text:p>4.57</text:p>
          </table:table-cell>
          <table:table-cell table:formula="of:=1/(1/[.$B$2]+1/[.B50])" office:value-type="float" office:value="2.63239491148589" calcext:value-type="float">
            <text:p>2.63</text:p>
          </table:table-cell>
          <table:table-cell table:formula="of:=([.C50]+[.$G$2]+[.$F$2])/[.$F$2]" office:value-type="float" office:value="1.58052344176587" calcext:value-type="float">
            <text:p>1.58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50]" office:value-type="float" office:value="1.5890740373983" calcext:value-type="float">
            <text:p>1.59</text:p>
          </table:table-cell>
          <table:table-cell table:style-name="ce2" table:formula="of:=([.$O$2]*(273.15+[.A50])*LN(10))/[.$P$2]" office:value-type="float" office:value="0.0629297299222914" calcext:value-type="float">
            <text:p>0.063</text:p>
          </table:table-cell>
          <table:table-cell table:style-name="ce3" table:formula="of:=1-[.D50]*[.G50]*10" office:value-type="float" office:value="0.0053808667382319" calcext:value-type="float">
            <text:p>0.005</text:p>
          </table:table-cell>
          <table:table-cell table:style-name="ce3" table:formula="of:=1-[.E50]*[.G50]*10" office:value-type="float" office:value="-0.0698054086789532" calcext:value-type="float">
            <text:p>-0.070</text:p>
          </table:table-cell>
          <table:table-cell table:style-name="ce3" table:formula="of:=[.H50]*7" office:value-type="float" office:value="0.0376660671676233" calcext:value-type="float">
            <text:p>0.038</text:p>
          </table:table-cell>
          <table:table-cell table:style-name="ce3" table:formula="of:=[.I50]*7" office:value-type="float" office:value="-0.488637860752673" calcext:value-type="float">
            <text:p>-0.48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C$2]*EXP([.$H$2]*(1/(273.15+[.A51])-1/(273.15+[.$A$2])))" office:value-type="float" office:value="4.40163671108819" calcext:value-type="float">
            <text:p>4.40</text:p>
          </table:table-cell>
          <table:table-cell table:formula="of:=1/(1/[.$B$2]+1/[.B51])" office:value-type="float" office:value="2.57414476202568" calcext:value-type="float">
            <text:p>2.57</text:p>
          </table:table-cell>
          <table:table-cell table:formula="of:=([.C51]+[.$G$2]+[.$F$2])/[.$F$2]" office:value-type="float" office:value="1.57469842681985" calcext:value-type="float">
            <text:p>1.57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51]" office:value-type="float" office:value="1.58407930523612" calcext:value-type="float">
            <text:p>1.58</text:p>
          </table:table-cell>
          <table:table-cell table:style-name="ce2" table:formula="of:=([.$O$2]*(273.15+[.A51])*LN(10))/[.$P$2]" office:value-type="float" office:value="0.0631281525296453" calcext:value-type="float">
            <text:p>0.063</text:p>
          </table:table-cell>
          <table:table-cell table:style-name="ce3" table:formula="of:=1-[.D51]*[.G51]*10" office:value-type="float" office:value="0.00592197523523974" calcext:value-type="float">
            <text:p>0.006</text:p>
          </table:table-cell>
          <table:table-cell table:style-name="ce3" table:formula="of:=1-[.E51]*[.G51]*10" office:value-type="float" office:value="-0.0731785930039695" calcext:value-type="float">
            <text:p>-0.073</text:p>
          </table:table-cell>
          <table:table-cell table:style-name="ce3" table:formula="of:=[.H51]*7" office:value-type="float" office:value="0.0414538266466782" calcext:value-type="float">
            <text:p>0.041</text:p>
          </table:table-cell>
          <table:table-cell table:style-name="ce3" table:formula="of:=[.I51]*7" office:value-type="float" office:value="-0.512250151027786" calcext:value-type="float">
            <text:p>-0.512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C$2]*EXP([.$H$2]*(1/(273.15+[.A52])-1/(273.15+[.$A$2])))" office:value-type="float" office:value="4.23611176905174" calcext:value-type="float">
            <text:p>4.24</text:p>
          </table:table-cell>
          <table:table-cell table:formula="of:=1/(1/[.$B$2]+1/[.B52])" office:value-type="float" office:value="2.51663584573771" calcext:value-type="float">
            <text:p>2.52</text:p>
          </table:table-cell>
          <table:table-cell table:formula="of:=([.C52]+[.$G$2]+[.$F$2])/[.$F$2]" office:value-type="float" office:value="1.56894753519106" calcext:value-type="float">
            <text:p>1.57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52]" office:value-type="float" office:value="1.57911587329115" calcext:value-type="float">
            <text:p>1.58</text:p>
          </table:table-cell>
          <table:table-cell table:style-name="ce2" table:formula="of:=([.$O$2]*(273.15+[.A52])*LN(10))/[.$P$2]" office:value-type="float" office:value="0.0633265751369992" calcext:value-type="float">
            <text:p>0.063</text:p>
          </table:table-cell>
          <table:table-cell table:style-name="ce3" table:formula="of:=1-[.D52]*[.G52]*10" office:value-type="float" office:value="0.00643926026714003" calcext:value-type="float">
            <text:p>0.006</text:p>
          </table:table-cell>
          <table:table-cell table:style-name="ce3" table:formula="of:=1-[.E52]*[.G52]*10" office:value-type="float" office:value="-0.0765517773289859" calcext:value-type="float">
            <text:p>-0.077</text:p>
          </table:table-cell>
          <table:table-cell table:style-name="ce3" table:formula="of:=[.H52]*7" office:value-type="float" office:value="0.0450748218699802" calcext:value-type="float">
            <text:p>0.045</text:p>
          </table:table-cell>
          <table:table-cell table:style-name="ce3" table:formula="of:=[.I52]*7" office:value-type="float" office:value="-0.535862441302901" calcext:value-type="float">
            <text:p>-0.53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C$2]*EXP([.$H$2]*(1/(273.15+[.A53])-1/(273.15+[.$A$2])))" office:value-type="float" office:value="4.07778777156834" calcext:value-type="float">
            <text:p>4.08</text:p>
          </table:table-cell>
          <table:table-cell table:formula="of:=1/(1/[.$B$2]+1/[.B53])" office:value-type="float" office:value="2.45989552865283" calcext:value-type="float">
            <text:p>2.46</text:p>
          </table:table-cell>
          <table:table-cell table:formula="of:=([.C53]+[.$G$2]+[.$F$2])/[.$F$2]" office:value-type="float" office:value="1.56327350348257" calcext:value-type="float">
            <text:p>1.56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53]" office:value-type="float" office:value="1.57418344826135" calcext:value-type="float">
            <text:p>1.57</text:p>
          </table:table-cell>
          <table:table-cell table:style-name="ce2" table:formula="of:=([.$O$2]*(273.15+[.A53])*LN(10))/[.$P$2]" office:value-type="float" office:value="0.0635249977443531" calcext:value-type="float">
            <text:p>0.064</text:p>
          </table:table-cell>
          <table:table-cell table:style-name="ce3" table:formula="of:=1-[.D53]*[.G53]*10" office:value-type="float" office:value="0.00693054217462985" calcext:value-type="float">
            <text:p>0.007</text:p>
          </table:table-cell>
          <table:table-cell table:style-name="ce3" table:formula="of:=1-[.E53]*[.G53]*10" office:value-type="float" office:value="-0.0799249616540023" calcext:value-type="float">
            <text:p>-0.080</text:p>
          </table:table-cell>
          <table:table-cell table:style-name="ce3" table:formula="of:=[.H53]*7" office:value-type="float" office:value="0.048513795222409" calcext:value-type="float">
            <text:p>0.049</text:p>
          </table:table-cell>
          <table:table-cell table:style-name="ce3" table:formula="of:=[.I53]*7" office:value-type="float" office:value="-0.559474731578016" calcext:value-type="float">
            <text:p>-0.559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C$2]*EXP([.$H$2]*(1/(273.15+[.A54])-1/(273.15+[.$A$2])))" office:value-type="float" office:value="3.9263123872437" calcext:value-type="float">
            <text:p>3.93</text:p>
          </table:table-cell>
          <table:table-cell table:formula="of:=1/(1/[.$B$2]+1/[.B54])" office:value-type="float" office:value="2.40394882855643" calcext:value-type="float">
            <text:p>2.40</text:p>
          </table:table-cell>
          <table:table-cell table:formula="of:=([.C54]+[.$G$2]+[.$F$2])/[.$F$2]" office:value-type="float" office:value="1.55767883347293" calcext:value-type="float">
            <text:p>1.56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54]" office:value-type="float" office:value="1.56928174049781" calcext:value-type="float">
            <text:p>1.57</text:p>
          </table:table-cell>
          <table:table-cell table:style-name="ce2" table:formula="of:=([.$O$2]*(273.15+[.A54])*LN(10))/[.$P$2]" office:value-type="float" office:value="0.063723420351707" calcext:value-type="float">
            <text:p>0.064</text:p>
          </table:table-cell>
          <table:table-cell table:style-name="ce3" table:formula="of:=1-[.D54]*[.G54]*10" office:value-type="float" office:value="0.00739376921648094" calcext:value-type="float">
            <text:p>0.007</text:p>
          </table:table-cell>
          <table:table-cell table:style-name="ce3" table:formula="of:=1-[.E54]*[.G54]*10" office:value-type="float" office:value="-0.0832981459790188" calcext:value-type="float">
            <text:p>-0.083</text:p>
          </table:table-cell>
          <table:table-cell table:style-name="ce3" table:formula="of:=[.H54]*7" office:value-type="float" office:value="0.0517563845153666" calcext:value-type="float">
            <text:p>0.052</text:p>
          </table:table-cell>
          <table:table-cell table:style-name="ce3" table:formula="of:=[.I54]*7" office:value-type="float" office:value="-0.583087021853131" calcext:value-type="float">
            <text:p>-0.583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C$2]*EXP([.$H$2]*(1/(273.15+[.A55])-1/(273.15+[.$A$2])))" office:value-type="float" office:value="3.78135232225983" calcext:value-type="float">
            <text:p>3.78</text:p>
          </table:table-cell>
          <table:table-cell table:formula="of:=1/(1/[.$B$2]+1/[.B55])" office:value-type="float" office:value="2.3488184407364" calcext:value-type="float">
            <text:p>2.35</text:p>
          </table:table-cell>
          <table:table-cell table:formula="of:=([.C55]+[.$G$2]+[.$F$2])/[.$F$2]" office:value-type="float" office:value="1.55216579469092" calcext:value-type="float">
            <text:p>1.55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55]" office:value-type="float" office:value="1.56441046394807" calcext:value-type="float">
            <text:p>1.56</text:p>
          </table:table-cell>
          <table:table-cell table:style-name="ce2" table:formula="of:=([.$O$2]*(273.15+[.A55])*LN(10))/[.$P$2]" office:value-type="float" office:value="0.0639218429590609" calcext:value-type="float">
            <text:p>0.064</text:p>
          </table:table-cell>
          <table:table-cell table:style-name="ce3" table:formula="of:=1-[.D55]*[.G55]*10" office:value-type="float" office:value="0.00782701825340815" calcext:value-type="float">
            <text:p>0.008</text:p>
          </table:table-cell>
          <table:table-cell table:style-name="ce3" table:formula="of:=1-[.E55]*[.G55]*10" office:value-type="float" office:value="-0.0866713303040352" calcext:value-type="float">
            <text:p>-0.087</text:p>
          </table:table-cell>
          <table:table-cell table:style-name="ce3" table:formula="of:=[.H55]*7" office:value-type="float" office:value="0.054789127773857" calcext:value-type="float">
            <text:p>0.055</text:p>
          </table:table-cell>
          <table:table-cell table:style-name="ce3" table:formula="of:=[.I55]*7" office:value-type="float" office:value="-0.606699312128246" calcext:value-type="float">
            <text:p>-0.60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C$2]*EXP([.$H$2]*(1/(273.15+[.A56])-1/(273.15+[.$A$2])))" office:value-type="float" office:value="3.64259219910984" calcext:value-type="float">
            <text:p>3.64</text:p>
          </table:table-cell>
          <table:table-cell table:formula="of:=1/(1/[.$B$2]+1/[.B56])" office:value-type="float" office:value="2.29452477331363" calcext:value-type="float">
            <text:p>2.29</text:p>
          </table:table-cell>
          <table:table-cell table:formula="of:=([.C56]+[.$G$2]+[.$F$2])/[.$F$2]" office:value-type="float" office:value="1.54673642794865" calcext:value-type="float">
            <text:p>1.55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56]" office:value-type="float" office:value="1.55956933610048" calcext:value-type="float">
            <text:p>1.56</text:p>
          </table:table-cell>
          <table:table-cell table:style-name="ce2" table:formula="of:=([.$O$2]*(273.15+[.A56])*LN(10))/[.$P$2]" office:value-type="float" office:value="0.0641202655664148" calcext:value-type="float">
            <text:p>0.064</text:p>
          </table:table-cell>
          <table:table-cell table:style-name="ce3" table:formula="of:=1-[.D56]*[.G56]*10" office:value-type="float" office:value="0.00822849478684951" calcext:value-type="float">
            <text:p>0.008</text:p>
          </table:table-cell>
          <table:table-cell table:style-name="ce3" table:formula="of:=1-[.E56]*[.G56]*10" office:value-type="float" office:value="-0.0900445146290516" calcext:value-type="float">
            <text:p>-0.090</text:p>
          </table:table-cell>
          <table:table-cell table:style-name="ce3" table:formula="of:=[.H56]*7" office:value-type="float" office:value="0.0575994635079465" calcext:value-type="float">
            <text:p>0.058</text:p>
          </table:table-cell>
          <table:table-cell table:style-name="ce3" table:formula="of:=[.I56]*7" office:value-type="float" office:value="-0.630311602403361" calcext:value-type="float">
            <text:p>-0.63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C$2]*EXP([.$H$2]*(1/(273.15+[.A57])-1/(273.15+[.$A$2])))" office:value-type="float" office:value="3.50973350661197" calcext:value-type="float">
            <text:p>3.51</text:p>
          </table:table-cell>
          <table:table-cell table:formula="of:=1/(1/[.$B$2]+1/[.B57])" office:value-type="float" office:value="2.2410859913072" calcext:value-type="float">
            <text:p>2.24</text:p>
          </table:table-cell>
          <table:table-cell table:formula="of:=([.C57]+[.$G$2]+[.$F$2])/[.$F$2]" office:value-type="float" office:value="1.541392549748" calcext:value-type="float">
            <text:p>1.54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57]" office:value-type="float" office:value="1.55475807792957" calcext:value-type="float">
            <text:p>1.55</text:p>
          </table:table-cell>
          <table:table-cell table:style-name="ce2" table:formula="of:=([.$O$2]*(273.15+[.A57])*LN(10))/[.$P$2]" office:value-type="float" office:value="0.0643186881737687" calcext:value-type="float">
            <text:p>0.064</text:p>
          </table:table-cell>
          <table:table-cell table:style-name="ce3" table:formula="of:=1-[.D57]*[.G57]*10" office:value-type="float" office:value="0.0085965323938787" calcext:value-type="float">
            <text:p>0.009</text:p>
          </table:table-cell>
          <table:table-cell table:style-name="ce3" table:formula="of:=1-[.E57]*[.G57]*10" office:value-type="float" office:value="-0.093417698954068" calcext:value-type="float">
            <text:p>-0.093</text:p>
          </table:table-cell>
          <table:table-cell table:style-name="ce3" table:formula="of:=[.H57]*7" office:value-type="float" office:value="0.0601757267571509" calcext:value-type="float">
            <text:p>0.060</text:p>
          </table:table-cell>
          <table:table-cell table:style-name="ce3" table:formula="of:=[.I57]*7" office:value-type="float" office:value="-0.653923892678476" calcext:value-type="float">
            <text:p>-0.654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C$2]*EXP([.$H$2]*(1/(273.15+[.A58])-1/(273.15+[.$A$2])))" office:value-type="float" office:value="3.38249361634973" calcext:value-type="float">
            <text:p>3.38</text:p>
          </table:table-cell>
          <table:table-cell table:formula="of:=1/(1/[.$B$2]+1/[.B58])" office:value-type="float" office:value="2.18851806857316" calcext:value-type="float">
            <text:p>2.19</text:p>
          </table:table-cell>
          <table:table-cell table:formula="of:=([.C58]+[.$G$2]+[.$F$2])/[.$F$2]" office:value-type="float" office:value="1.5361357574746" calcext:value-type="float">
            <text:p>1.54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58]" office:value-type="float" office:value="1.54997641384244" calcext:value-type="float">
            <text:p>1.55</text:p>
          </table:table-cell>
          <table:table-cell table:style-name="ce2" table:formula="of:=([.$O$2]*(273.15+[.A58])*LN(10))/[.$P$2]" office:value-type="float" office:value="0.0645171107811226" calcext:value-type="float">
            <text:p>0.065</text:p>
          </table:table-cell>
          <table:table-cell table:style-name="ce3" table:formula="of:=1-[.D58]*[.G58]*10" office:value-type="float" office:value="0.0089295916016755" calcext:value-type="float">
            <text:p>0.009</text:p>
          </table:table-cell>
          <table:table-cell table:style-name="ce3" table:formula="of:=1-[.E58]*[.G58]*10" office:value-type="float" office:value="-0.0967908832790845" calcext:value-type="float">
            <text:p>-0.097</text:p>
          </table:table-cell>
          <table:table-cell table:style-name="ce3" table:formula="of:=[.H58]*7" office:value-type="float" office:value="0.0625071412117285" calcext:value-type="float">
            <text:p>0.063</text:p>
          </table:table-cell>
          <table:table-cell table:style-name="ce3" table:formula="of:=[.I58]*7" office:value-type="float" office:value="-0.677536182953591" calcext:value-type="float">
            <text:p>-0.678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C$2]*EXP([.$H$2]*(1/(273.15+[.A59])-1/(273.15+[.$A$2])))" office:value-type="float" office:value="3.26060486103687" calcext:value-type="float">
            <text:p>3.26</text:p>
          </table:table-cell>
          <table:table-cell table:formula="of:=1/(1/[.$B$2]+1/[.B59])" office:value-type="float" office:value="2.13683484675344" calcext:value-type="float">
            <text:p>2.14</text:p>
          </table:table-cell>
          <table:table-cell table:formula="of:=([.C59]+[.$G$2]+[.$F$2])/[.$F$2]" office:value-type="float" office:value="1.53096743529263" calcext:value-type="float">
            <text:p>1.53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59]" office:value-type="float" office:value="1.54522407162615" calcext:value-type="float">
            <text:p>1.55</text:p>
          </table:table-cell>
          <table:table-cell table:style-name="ce2" table:formula="of:=([.$O$2]*(273.15+[.A59])*LN(10))/[.$P$2]" office:value-type="float" office:value="0.0647155333884765" calcext:value-type="float">
            <text:p>0.065</text:p>
          </table:table-cell>
          <table:table-cell table:style-name="ce3" table:formula="of:=1-[.D59]*[.G59]*10" office:value-type="float" office:value="0.00922625824649659" calcext:value-type="float">
            <text:p>0.009</text:p>
          </table:table-cell>
          <table:table-cell table:style-name="ce3" table:formula="of:=1-[.E59]*[.G59]*10" office:value-type="float" office:value="-0.100164067604101" calcext:value-type="float">
            <text:p>-0.100</text:p>
          </table:table-cell>
          <table:table-cell table:style-name="ce3" table:formula="of:=[.H59]*7" office:value-type="float" office:value="0.0645838077254761" calcext:value-type="float">
            <text:p>0.065</text:p>
          </table:table-cell>
          <table:table-cell table:style-name="ce3" table:formula="of:=[.I59]*7" office:value-type="float" office:value="-0.701148473228706" calcext:value-type="float">
            <text:p>-0.701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C$2]*EXP([.$H$2]*(1/(273.15+[.A60])-1/(273.15+[.$A$2])))" office:value-type="float" office:value="3.14381367063053" calcext:value-type="float">
            <text:p>3.14</text:p>
          </table:table-cell>
          <table:table-cell table:formula="of:=1/(1/[.$B$2]+1/[.B60])" office:value-type="float" office:value="2.08604810037848" calcext:value-type="float">
            <text:p>2.09</text:p>
          </table:table-cell>
          <table:table-cell table:formula="of:=([.C60]+[.$G$2]+[.$F$2])/[.$F$2]" office:value-type="float" office:value="1.52588876065513" calcext:value-type="float">
            <text:p>1.53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60]" office:value-type="float" office:value="1.54050078239606" calcext:value-type="float">
            <text:p>1.54</text:p>
          </table:table-cell>
          <table:table-cell table:style-name="ce2" table:formula="of:=([.$O$2]*(273.15+[.A60])*LN(10))/[.$P$2]" office:value-type="float" office:value="0.0649139559958304" calcext:value-type="float">
            <text:p>0.065</text:p>
          </table:table-cell>
          <table:table-cell table:style-name="ce3" table:formula="of:=1-[.D60]*[.G60]*10" office:value-type="float" office:value="0.00948524136300544" calcext:value-type="float">
            <text:p>0.009</text:p>
          </table:table-cell>
          <table:table-cell table:style-name="ce3" table:formula="of:=1-[.E60]*[.G60]*10" office:value-type="float" office:value="-0.103537251929117" calcext:value-type="float">
            <text:p>-0.104</text:p>
          </table:table-cell>
          <table:table-cell table:style-name="ce3" table:formula="of:=[.H60]*7" office:value-type="float" office:value="0.0663966895410381" calcext:value-type="float">
            <text:p>0.066</text:p>
          </table:table-cell>
          <table:table-cell table:style-name="ce3" table:formula="of:=[.I60]*7" office:value-type="float" office:value="-0.724760763503821" calcext:value-type="float">
            <text:p>-0.72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C$2]*EXP([.$H$2]*(1/(273.15+[.A61])-1/(273.15+[.$A$2])))" office:value-type="float" office:value="3.03187976231579" calcext:value-type="float">
            <text:p>3.03</text:p>
          </table:table-cell>
          <table:table-cell table:formula="of:=1/(1/[.$B$2]+1/[.B61])" office:value-type="float" office:value="2.03616760728289" calcext:value-type="float">
            <text:p>2.04</text:p>
          </table:table-cell>
          <table:table-cell table:formula="of:=([.C61]+[.$G$2]+[.$F$2])/[.$F$2]" office:value-type="float" office:value="1.52090071134557" calcext:value-type="float">
            <text:p>1.52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61]" office:value-type="float" office:value="1.53580628054509" calcext:value-type="float">
            <text:p>1.54</text:p>
          </table:table-cell>
          <table:table-cell table:style-name="ce2" table:formula="of:=([.$O$2]*(273.15+[.A61])*LN(10))/[.$P$2]" office:value-type="float" office:value="0.0651123786031843" calcext:value-type="float">
            <text:p>0.065</text:p>
          </table:table-cell>
          <table:table-cell table:style-name="ce3" table:formula="of:=1-[.D61]*[.G61]*10" office:value-type="float" office:value="0.00970537065014665" calcext:value-type="float">
            <text:p>0.010</text:p>
          </table:table-cell>
          <table:table-cell table:style-name="ce3" table:formula="of:=1-[.E61]*[.G61]*10" office:value-type="float" office:value="-0.106910436254134" calcext:value-type="float">
            <text:p>-0.107</text:p>
          </table:table-cell>
          <table:table-cell table:style-name="ce3" table:formula="of:=[.H61]*7" office:value-type="float" office:value="0.0679375945510266" calcext:value-type="float">
            <text:p>0.068</text:p>
          </table:table-cell>
          <table:table-cell table:style-name="ce3" table:formula="of:=[.I61]*7" office:value-type="float" office:value="-0.748373053778935" calcext:value-type="float">
            <text:p>-0.748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C$2]*EXP([.$H$2]*(1/(273.15+[.A62])-1/(273.15+[.$A$2])))" office:value-type="float" office:value="2.92457538076191" calcext:value-type="float">
            <text:p>2.92</text:p>
          </table:table-cell>
          <table:table-cell table:formula="of:=1/(1/[.$B$2]+1/[.B62])" office:value-type="float" office:value="1.98720122351707" calcext:value-type="float">
            <text:p>1.99</text:p>
          </table:table-cell>
          <table:table-cell table:formula="of:=([.C62]+[.$G$2]+[.$F$2])/[.$F$2]" office:value-type="float" office:value="1.51600407296899" calcext:value-type="float">
            <text:p>1.52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62]" office:value-type="float" office:value="1.53114030369397" calcext:value-type="float">
            <text:p>1.53</text:p>
          </table:table-cell>
          <table:table-cell table:style-name="ce2" table:formula="of:=([.$O$2]*(273.15+[.A62])*LN(10))/[.$P$2]" office:value-type="float" office:value="0.0653108012105382" calcext:value-type="float">
            <text:p>0.065</text:p>
          </table:table-cell>
          <table:table-cell table:style-name="ce3" table:formula="of:=1-[.D62]*[.G62]*10" office:value-type="float" office:value="0.00988559355955909" calcext:value-type="float">
            <text:p>0.010</text:p>
          </table:table-cell>
          <table:table-cell table:style-name="ce3" table:formula="of:=1-[.E62]*[.G62]*10" office:value-type="float" office:value="-0.11028362057915" calcext:value-type="float">
            <text:p>-0.110</text:p>
          </table:table-cell>
          <table:table-cell table:style-name="ce3" table:formula="of:=[.H62]*7" office:value-type="float" office:value="0.0691991549169136" calcext:value-type="float">
            <text:p>0.069</text:p>
          </table:table-cell>
          <table:table-cell table:style-name="ce3" table:formula="of:=[.I62]*7" office:value-type="float" office:value="-0.771985344054051" calcext:value-type="float">
            <text:p>-0.77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C$2]*EXP([.$H$2]*(1/(273.15+[.A63])-1/(273.15+[.$A$2])))" office:value-type="float" office:value="2.82168458530675" calcext:value-type="float">
            <text:p>2.82</text:p>
          </table:table-cell>
          <table:table-cell table:formula="of:=1/(1/[.$B$2]+1/[.B63])" office:value-type="float" office:value="1.93915496196734" calcext:value-type="float">
            <text:p>1.94</text:p>
          </table:table-cell>
          <table:table-cell table:formula="of:=([.C63]+[.$G$2]+[.$F$2])/[.$F$2]" office:value-type="float" office:value="1.51119944681402" calcext:value-type="float">
            <text:p>1.51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63]" office:value-type="float" office:value="1.52650259264234" calcext:value-type="float">
            <text:p>1.53</text:p>
          </table:table-cell>
          <table:table-cell table:style-name="ce2" table:formula="of:=([.$O$2]*(273.15+[.A63])*LN(10))/[.$P$2]" office:value-type="float" office:value="0.0655092238178922" calcext:value-type="float">
            <text:p>0.066</text:p>
          </table:table-cell>
          <table:table-cell table:style-name="ce3" table:formula="of:=1-[.D63]*[.G63]*10" office:value-type="float" office:value="0.0100249720518572" calcext:value-type="float">
            <text:p>0.010</text:p>
          </table:table-cell>
          <table:table-cell table:style-name="ce3" table:formula="of:=1-[.E63]*[.G63]*10" office:value-type="float" office:value="-0.113656804904166" calcext:value-type="float">
            <text:p>-0.114</text:p>
          </table:table-cell>
          <table:table-cell table:style-name="ce3" table:formula="of:=[.H63]*7" office:value-type="float" office:value="0.0701748043630001" calcext:value-type="float">
            <text:p>0.070</text:p>
          </table:table-cell>
          <table:table-cell table:style-name="ce3" table:formula="of:=[.I63]*7" office:value-type="float" office:value="-0.795597634329165" calcext:value-type="float">
            <text:p>-0.796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C$2]*EXP([.$H$2]*(1/(273.15+[.A64])-1/(273.15+[.$A$2])))" office:value-type="float" office:value="2.72300258096257" calcext:value-type="float">
            <text:p>2.72</text:p>
          </table:table-cell>
          <table:table-cell table:formula="of:=1/(1/[.$B$2]+1/[.B64])" office:value-type="float" office:value="1.89203307393269" calcext:value-type="float">
            <text:p>1.89</text:p>
          </table:table-cell>
          <table:table-cell table:formula="of:=([.C64]+[.$G$2]+[.$F$2])/[.$F$2]" office:value-type="float" office:value="1.50648725801055" calcext:value-type="float">
            <text:p>1.51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64]" office:value-type="float" office:value="1.52189289132076" calcext:value-type="float">
            <text:p>1.52</text:p>
          </table:table-cell>
          <table:table-cell table:style-name="ce2" table:formula="of:=([.$O$2]*(273.15+[.A64])*LN(10))/[.$P$2]" office:value-type="float" office:value="0.0657076464252461" calcext:value-type="float">
            <text:p>0.066</text:p>
          </table:table-cell>
          <table:table-cell table:style-name="ce3" table:formula="of:=1-[.D64]*[.G64]*10" office:value-type="float" office:value="0.0101226790650415" calcext:value-type="float">
            <text:p>0.010</text:p>
          </table:table-cell>
          <table:table-cell table:style-name="ce3" table:formula="of:=1-[.E64]*[.G64]*10" office:value-type="float" office:value="-0.117029989229183" calcext:value-type="float">
            <text:p>-0.117</text:p>
          </table:table-cell>
          <table:table-cell table:style-name="ce3" table:formula="of:=[.H64]*7" office:value-type="float" office:value="0.0708587534552905" calcext:value-type="float">
            <text:p>0.071</text:p>
          </table:table-cell>
          <table:table-cell table:style-name="ce3" table:formula="of:=[.I64]*7" office:value-type="float" office:value="-0.819209924604281" calcext:value-type="float">
            <text:p>-0.819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C$2]*EXP([.$H$2]*(1/(273.15+[.A65])-1/(273.15+[.$A$2])))" office:value-type="float" office:value="2.62833509035546" calcext:value-type="float">
            <text:p>2.63</text:p>
          </table:table-cell>
          <table:table-cell table:formula="of:=1/(1/[.$B$2]+1/[.B65])" office:value-type="float" office:value="1.84583813294605" calcext:value-type="float">
            <text:p>1.85</text:p>
          </table:table-cell>
          <table:table-cell table:formula="of:=([.C65]+[.$G$2]+[.$F$2])/[.$F$2]" office:value-type="float" office:value="1.50186776391189" calcext:value-type="float">
            <text:p>1.50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65]" office:value-type="float" office:value="1.51731094674355" calcext:value-type="float">
            <text:p>1.52</text:p>
          </table:table-cell>
          <table:table-cell table:style-name="ce2" table:formula="of:=([.$O$2]*(273.15+[.A65])*LN(10))/[.$P$2]" office:value-type="float" office:value="0.0659060690326" calcext:value-type="float">
            <text:p>0.066</text:p>
          </table:table-cell>
          <table:table-cell table:style-name="ce3" table:formula="of:=1-[.D65]*[.G65]*10" office:value-type="float" office:value="0.0101779947378648" calcext:value-type="float">
            <text:p>0.010</text:p>
          </table:table-cell>
          <table:table-cell table:style-name="ce3" table:formula="of:=1-[.E65]*[.G65]*10" office:value-type="float" office:value="-0.120403173554199" calcext:value-type="float">
            <text:p>-0.120</text:p>
          </table:table-cell>
          <table:table-cell table:style-name="ce3" table:formula="of:=[.H65]*7" office:value-type="float" office:value="0.0712459631650539" calcext:value-type="float">
            <text:p>0.071</text:p>
          </table:table-cell>
          <table:table-cell table:style-name="ce3" table:formula="of:=[.I65]*7" office:value-type="float" office:value="-0.842822214879395" calcext:value-type="float">
            <text:p>-0.84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C$2]*EXP([.$H$2]*(1/(273.15+[.A66])-1/(273.15+[.$A$2])))" office:value-type="float" office:value="2.53749776391331" calcext:value-type="float">
            <text:p>2.54</text:p>
          </table:table-cell>
          <table:table-cell table:formula="of:=1/(1/[.$B$2]+1/[.B66])" office:value-type="float" office:value="1.80057112017117" calcext:value-type="float">
            <text:p>1.80</text:p>
          </table:table-cell>
          <table:table-cell table:formula="of:=([.C66]+[.$G$2]+[.$F$2])/[.$F$2]" office:value-type="float" office:value="1.4973410626344" calcext:value-type="float">
            <text:p>1.50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66]" office:value-type="float" office:value="1.51275650896254" calcext:value-type="float">
            <text:p>1.51</text:p>
          </table:table-cell>
          <table:table-cell table:style-name="ce2" table:formula="of:=([.$O$2]*(273.15+[.A66])*LN(10))/[.$P$2]" office:value-type="float" office:value="0.0661044916399539" calcext:value-type="float">
            <text:p>0.066</text:p>
          </table:table-cell>
          <table:table-cell table:style-name="ce3" table:formula="of:=1-[.D66]*[.G66]*10" office:value-type="float" office:value="0.0101903024292458" calcext:value-type="float">
            <text:p>0.010</text:p>
          </table:table-cell>
          <table:table-cell table:style-name="ce3" table:formula="of:=1-[.E66]*[.G66]*10" office:value-type="float" office:value="-0.123776357879216" calcext:value-type="float">
            <text:p>-0.124</text:p>
          </table:table-cell>
          <table:table-cell table:style-name="ce3" table:formula="of:=[.H66]*7" office:value-type="float" office:value="0.0713321170047205" calcext:value-type="float">
            <text:p>0.071</text:p>
          </table:table-cell>
          <table:table-cell table:style-name="ce3" table:formula="of:=[.I66]*7" office:value-type="float" office:value="-0.86643450515451" calcext:value-type="float">
            <text:p>-0.86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C$2]*EXP([.$H$2]*(1/(273.15+[.A67])-1/(273.15+[.$A$2])))" office:value-type="float" office:value="2.45031562580503" calcext:value-type="float">
            <text:p>2.45</text:p>
          </table:table-cell>
          <table:table-cell table:formula="of:=1/(1/[.$B$2]+1/[.B67])" office:value-type="float" office:value="1.75623151075223" calcext:value-type="float">
            <text:p>1.76</text:p>
          </table:table-cell>
          <table:table-cell table:formula="of:=([.C67]+[.$G$2]+[.$F$2])/[.$F$2]" office:value-type="float" office:value="1.49290710169251" calcext:value-type="float">
            <text:p>1.49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67]" office:value-type="float" office:value="1.50822933102161" calcext:value-type="float">
            <text:p>1.51</text:p>
          </table:table-cell>
          <table:table-cell table:style-name="ce2" table:formula="of:=([.$O$2]*(273.15+[.A67])*LN(10))/[.$P$2]" office:value-type="float" office:value="0.0663029142473078" calcext:value-type="float">
            <text:p>0.066</text:p>
          </table:table-cell>
          <table:table-cell table:style-name="ce3" table:formula="of:=1-[.D67]*[.G67]*10" office:value-type="float" office:value="0.0101590845728491" calcext:value-type="float">
            <text:p>0.010</text:p>
          </table:table-cell>
          <table:table-cell table:style-name="ce3" table:formula="of:=1-[.E67]*[.G67]*10" office:value-type="float" office:value="-0.127149542204232" calcext:value-type="float">
            <text:p>-0.127</text:p>
          </table:table-cell>
          <table:table-cell table:style-name="ce3" table:formula="of:=[.H67]*7" office:value-type="float" office:value="0.0711135920099436" calcext:value-type="float">
            <text:p>0.071</text:p>
          </table:table-cell>
          <table:table-cell table:style-name="ce3" table:formula="of:=[.I67]*7" office:value-type="float" office:value="-0.890046795429625" calcext:value-type="float">
            <text:p>-0.89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C$2]*EXP([.$H$2]*(1/(273.15+[.A68])-1/(273.15+[.$A$2])))" office:value-type="float" office:value="2.36662255330719" calcext:value-type="float">
            <text:p>2.37</text:p>
          </table:table-cell>
          <table:table-cell table:formula="of:=1/(1/[.$B$2]+1/[.B68])" office:value-type="float" office:value="1.71281736054076" calcext:value-type="float">
            <text:p>1.71</text:p>
          </table:table-cell>
          <table:table-cell table:formula="of:=([.C68]+[.$G$2]+[.$F$2])/[.$F$2]" office:value-type="float" office:value="1.48856568667136" calcext:value-type="float">
            <text:p>1.49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68]" office:value-type="float" office:value="1.50372916891204" calcext:value-type="float">
            <text:p>1.50</text:p>
          </table:table-cell>
          <table:table-cell table:style-name="ce2" table:formula="of:=([.$O$2]*(273.15+[.A68])*LN(10))/[.$P$2]" office:value-type="float" office:value="0.0665013368546617" calcext:value-type="float">
            <text:p>0.067</text:p>
          </table:table-cell>
          <table:table-cell table:style-name="ce3" table:formula="of:=1-[.D68]*[.G68]*10" office:value-type="float" office:value="0.0100839184037712" calcext:value-type="float">
            <text:p>0.010</text:p>
          </table:table-cell>
          <table:table-cell table:style-name="ce3" table:formula="of:=1-[.E68]*[.G68]*10" office:value-type="float" office:value="-0.130522726529249" calcext:value-type="float">
            <text:p>-0.131</text:p>
          </table:table-cell>
          <table:table-cell table:style-name="ce3" table:formula="of:=[.H68]*7" office:value-type="float" office:value="0.0705874288263985" calcext:value-type="float">
            <text:p>0.071</text:p>
          </table:table-cell>
          <table:table-cell table:style-name="ce3" table:formula="of:=[.I68]*7" office:value-type="float" office:value="-0.91365908570474" calcext:value-type="float">
            <text:p>-0.914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C$2]*EXP([.$H$2]*(1/(273.15+[.A69])-1/(273.15+[.$A$2])))" office:value-type="float" office:value="2.28626078743522" calcext:value-type="float">
            <text:p>2.29</text:p>
          </table:table-cell>
          <table:table-cell table:formula="of:=1/(1/[.$B$2]+1/[.B69])" office:value-type="float" office:value="1.67032539267302" calcext:value-type="float">
            <text:p>1.67</text:p>
          </table:table-cell>
          <table:table-cell table:formula="of:=([.C69]+[.$G$2]+[.$F$2])/[.$F$2]" office:value-type="float" office:value="1.48431648988459" calcext:value-type="float">
            <text:p>1.48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69]" office:value-type="float" office:value="1.49925578152869" calcext:value-type="float">
            <text:p>1.50</text:p>
          </table:table-cell>
          <table:table-cell table:style-name="ce2" table:formula="of:=([.$O$2]*(273.15+[.A69])*LN(10))/[.$P$2]" office:value-type="float" office:value="0.0666997594620156" calcext:value-type="float">
            <text:p>0.067</text:p>
          </table:table-cell>
          <table:table-cell table:style-name="ce3" table:formula="of:=1-[.D69]*[.G69]*10" office:value-type="float" office:value="0.00996447159194847" calcext:value-type="float">
            <text:p>0.010</text:p>
          </table:table-cell>
          <table:table-cell table:style-name="ce3" table:formula="of:=1-[.E69]*[.G69]*10" office:value-type="float" office:value="-0.133895910854265" calcext:value-type="float">
            <text:p>-0.134</text:p>
          </table:table-cell>
          <table:table-cell table:style-name="ce3" table:formula="of:=[.H69]*7" office:value-type="float" office:value="0.0697513011436393" calcext:value-type="float">
            <text:p>0.070</text:p>
          </table:table-cell>
          <table:table-cell table:style-name="ce3" table:formula="of:=[.I69]*7" office:value-type="float" office:value="-0.937271375979855" calcext:value-type="float">
            <text:p>-0.937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C$2]*EXP([.$H$2]*(1/(273.15+[.A70])-1/(273.15+[.$A$2])))" office:value-type="float" office:value="2.20908047282562" calcext:value-type="float">
            <text:p>2.21</text:p>
          </table:table-cell>
          <table:table-cell table:formula="of:=1/(1/[.$B$2]+1/[.B70])" office:value-type="float" office:value="1.62875108351967" calcext:value-type="float">
            <text:p>1.63</text:p>
          </table:table-cell>
          <table:table-cell table:formula="of:=([.C70]+[.$G$2]+[.$F$2])/[.$F$2]" office:value-type="float" office:value="1.48015905896925" calcext:value-type="float">
            <text:p>1.48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70]" office:value-type="float" office:value="1.49480893062693" calcext:value-type="float">
            <text:p>1.49</text:p>
          </table:table-cell>
          <table:table-cell table:style-name="ce2" table:formula="of:=([.$O$2]*(273.15+[.A70])*LN(10))/[.$P$2]" office:value-type="float" office:value="0.0668981820693695" calcext:value-type="float">
            <text:p>0.067</text:p>
          </table:table-cell>
          <table:table-cell table:style-name="ce3" table:formula="of:=1-[.D70]*[.G70]*10" office:value-type="float" office:value="0.00980049781448411" calcext:value-type="float">
            <text:p>0.010</text:p>
          </table:table-cell>
          <table:table-cell table:style-name="ce3" table:formula="of:=1-[.E70]*[.G70]*10" office:value-type="float" office:value="-0.137269095179281" calcext:value-type="float">
            <text:p>-0.137</text:p>
          </table:table-cell>
          <table:table-cell table:style-name="ce3" table:formula="of:=[.H70]*7" office:value-type="float" office:value="0.0686034847013888" calcext:value-type="float">
            <text:p>0.069</text:p>
          </table:table-cell>
          <table:table-cell table:style-name="ce3" table:formula="of:=[.I70]*7" office:value-type="float" office:value="-0.96088366625497" calcext:value-type="float">
            <text:p>-0.96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C$2]*EXP([.$H$2]*(1/(273.15+[.A71])-1/(273.15+[.$A$2])))" office:value-type="float" office:value="2.13493922499364" calcext:value-type="float">
            <text:p>2.13</text:p>
          </table:table-cell>
          <table:table-cell table:formula="of:=1/(1/[.$B$2]+1/[.B71])" office:value-type="float" office:value="1.5880887475782" calcext:value-type="float">
            <text:p>1.59</text:p>
          </table:table-cell>
          <table:table-cell table:formula="of:=([.C71]+[.$G$2]+[.$F$2])/[.$F$2]" office:value-type="float" office:value="1.4760928253751" calcext:value-type="float">
            <text:p>1.48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71]" office:value-type="float" office:value="1.49038838078033" calcext:value-type="float">
            <text:p>1.49</text:p>
          </table:table-cell>
          <table:table-cell table:style-name="ce2" table:formula="of:=([.$O$2]*(273.15+[.A71])*LN(10))/[.$P$2]" office:value-type="float" office:value="0.0670966046767234" calcext:value-type="float">
            <text:p>0.067</text:p>
          </table:table-cell>
          <table:table-cell table:style-name="ce3" table:formula="of:=1-[.D71]*[.G71]*10" office:value-type="float" office:value="0.00959183229658955" calcext:value-type="float">
            <text:p>0.010</text:p>
          </table:table-cell>
          <table:table-cell table:style-name="ce3" table:formula="of:=1-[.E71]*[.G71]*10" office:value-type="float" office:value="-0.140642279504298" calcext:value-type="float">
            <text:p>-0.141</text:p>
          </table:table-cell>
          <table:table-cell table:style-name="ce3" table:formula="of:=[.H71]*7" office:value-type="float" office:value="0.0671428260761269" calcext:value-type="float">
            <text:p>0.067</text:p>
          </table:table-cell>
          <table:table-cell table:style-name="ce3" table:formula="of:=[.I71]*7" office:value-type="float" office:value="-0.984495956530085" calcext:value-type="float">
            <text:p>-0.984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C$2]*EXP([.$H$2]*(1/(273.15+[.A72])-1/(273.15+[.$A$2])))" office:value-type="float" office:value="2.06370172321897" calcext:value-type="float">
            <text:p>2.06</text:p>
          </table:table-cell>
          <table:table-cell table:formula="of:=1/(1/[.$B$2]+1/[.B72])" office:value-type="float" office:value="1.54833162092564" calcext:value-type="float">
            <text:p>1.55</text:p>
          </table:table-cell>
          <table:table-cell table:formula="of:=([.C72]+[.$G$2]+[.$F$2])/[.$F$2]" office:value-type="float" office:value="1.47211711270985" calcext:value-type="float">
            <text:p>1.47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72]" office:value-type="float" office:value="1.48599389933914" calcext:value-type="float">
            <text:p>1.49</text:p>
          </table:table-cell>
          <table:table-cell table:style-name="ce2" table:formula="of:=([.$O$2]*(273.15+[.A72])*LN(10))/[.$P$2]" office:value-type="float" office:value="0.0672950272840773" calcext:value-type="float">
            <text:p>0.067</text:p>
          </table:table-cell>
          <table:table-cell table:style-name="ce3" table:formula="of:=1-[.D72]*[.G72]*10" office:value-type="float" office:value="0.00933838734833692" calcext:value-type="float">
            <text:p>0.009</text:p>
          </table:table-cell>
          <table:table-cell table:style-name="ce3" table:formula="of:=1-[.E72]*[.G72]*10" office:value-type="float" office:value="-0.144015463829314" calcext:value-type="float">
            <text:p>-0.144</text:p>
          </table:table-cell>
          <table:table-cell table:style-name="ce3" table:formula="of:=[.H72]*7" office:value-type="float" office:value="0.0653687114383584" calcext:value-type="float">
            <text:p>0.065</text:p>
          </table:table-cell>
          <table:table-cell table:style-name="ce3" table:formula="of:=[.I72]*7" office:value-type="float" office:value="-1.0081082468052" calcext:value-type="float">
            <text:p>-1.008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C$2]*EXP([.$H$2]*(1/(273.15+[.A73])-1/(273.15+[.$A$2])))" office:value-type="float" office:value="1.99523932743123" calcext:value-type="float">
            <text:p>2.00</text:p>
          </table:table-cell>
          <table:table-cell table:formula="of:=1/(1/[.$B$2]+1/[.B73])" office:value-type="float" office:value="1.50947194289579" calcext:value-type="float">
            <text:p>1.51</text:p>
          </table:table-cell>
          <table:table-cell table:formula="of:=([.C73]+[.$G$2]+[.$F$2])/[.$F$2]" office:value-type="float" office:value="1.46823114490686" calcext:value-type="float">
            <text:p>1.47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73]" office:value-type="float" office:value="1.48162525638945" calcext:value-type="float">
            <text:p>1.48</text:p>
          </table:table-cell>
          <table:table-cell table:style-name="ce2" table:formula="of:=([.$O$2]*(273.15+[.A73])*LN(10))/[.$P$2]" office:value-type="float" office:value="0.0674934498914312" calcext:value-type="float">
            <text:p>0.067</text:p>
          </table:table-cell>
          <table:table-cell table:style-name="ce3" table:formula="of:=1-[.D73]*[.G73]*10" office:value-type="float" office:value="0.00904014792189944" calcext:value-type="float">
            <text:p>0.009</text:p>
          </table:table-cell>
          <table:table-cell table:style-name="ce3" table:formula="of:=1-[.E73]*[.G73]*10" office:value-type="float" office:value="-0.147388648154331" calcext:value-type="float">
            <text:p>-0.147</text:p>
          </table:table-cell>
          <table:table-cell table:style-name="ce3" table:formula="of:=[.H73]*7" office:value-type="float" office:value="0.0632810354532961" calcext:value-type="float">
            <text:p>0.063</text:p>
          </table:table-cell>
          <table:table-cell table:style-name="ce3" table:formula="of:=[.I73]*7" office:value-type="float" office:value="-1.03172053708032" calcext:value-type="float">
            <text:p>-1.032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C$2]*EXP([.$H$2]*(1/(273.15+[.A74])-1/(273.15+[.$A$2])))" office:value-type="float" office:value="1.92942971757688" calcext:value-type="float">
            <text:p>1.93</text:p>
          </table:table-cell>
          <table:table-cell table:formula="of:=1/(1/[.$B$2]+1/[.B74])" office:value-type="float" office:value="1.47150103568917" calcext:value-type="float">
            <text:p>1.47</text:p>
          </table:table-cell>
          <table:table-cell table:formula="of:=([.C74]+[.$G$2]+[.$F$2])/[.$F$2]" office:value-type="float" office:value="1.4644340541862" calcext:value-type="float">
            <text:p>1.46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74]" office:value-type="float" office:value="1.47728222471309" calcext:value-type="float">
            <text:p>1.48</text:p>
          </table:table-cell>
          <table:table-cell table:style-name="ce2" table:formula="of:=([.$O$2]*(273.15+[.A74])*LN(10))/[.$P$2]" office:value-type="float" office:value="0.0676918724987851" calcext:value-type="float">
            <text:p>0.068</text:p>
          </table:table-cell>
          <table:table-cell table:style-name="ce3" table:formula="of:=1-[.D74]*[.G74]*10" office:value-type="float" office:value="0.00869716721148728" calcext:value-type="float">
            <text:p>0.009</text:p>
          </table:table-cell>
          <table:table-cell table:style-name="ce3" table:formula="of:=1-[.E74]*[.G74]*10" office:value-type="float" office:value="-0.150761832479347" calcext:value-type="float">
            <text:p>-0.151</text:p>
          </table:table-cell>
          <table:table-cell table:style-name="ce3" table:formula="of:=[.H74]*7" office:value-type="float" office:value="0.0608801704804109" calcext:value-type="float">
            <text:p>0.061</text:p>
          </table:table-cell>
          <table:table-cell table:style-name="ce3" table:formula="of:=[.I74]*7" office:value-type="float" office:value="-1.05533282735543" calcext:value-type="float">
            <text:p>-1.055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C$2]*EXP([.$H$2]*(1/(273.15+[.A75])-1/(273.15+[.$A$2])))" office:value-type="float" office:value="1.86615655405189" calcext:value-type="float">
            <text:p>1.87</text:p>
          </table:table-cell>
          <table:table-cell table:formula="of:=1/(1/[.$B$2]+1/[.B75])" office:value-type="float" office:value="1.43440938166637" calcext:value-type="float">
            <text:p>1.43</text:p>
          </table:table-cell>
          <table:table-cell table:formula="of:=([.C75]+[.$G$2]+[.$F$2])/[.$F$2]" office:value-type="float" office:value="1.46072488878392" calcext:value-type="float">
            <text:p>1.46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75]" office:value-type="float" office:value="1.47296457974827" calcext:value-type="float">
            <text:p>1.47</text:p>
          </table:table-cell>
          <table:table-cell table:style-name="ce2" table:formula="of:=([.$O$2]*(273.15+[.A75])*LN(10))/[.$P$2]" office:value-type="float" office:value="0.067890295106139" calcext:value-type="float">
            <text:p>0.068</text:p>
          </table:table-cell>
          <table:table-cell table:style-name="ce3" table:formula="of:=1-[.D75]*[.G75]*10" office:value-type="float" office:value="0.00830956231577518" calcext:value-type="float">
            <text:p>0.008</text:p>
          </table:table-cell>
          <table:table-cell table:style-name="ce3" table:formula="of:=1-[.E75]*[.G75]*10" office:value-type="float" office:value="-0.154135016804363" calcext:value-type="float">
            <text:p>-0.154</text:p>
          </table:table-cell>
          <table:table-cell table:style-name="ce3" table:formula="of:=[.H75]*7" office:value-type="float" office:value="0.0581669362104262" calcext:value-type="float">
            <text:p>0.058</text:p>
          </table:table-cell>
          <table:table-cell table:style-name="ce3" table:formula="of:=[.I75]*7" office:value-type="float" office:value="-1.07894511763054" calcext:value-type="float">
            <text:p>-1.07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C$2]*EXP([.$H$2]*(1/(273.15+[.A76])-1/(273.15+[.$A$2])))" office:value-type="float" office:value="1.80530915787937" calcext:value-type="float">
            <text:p>1.81</text:p>
          </table:table-cell>
          <table:table-cell table:formula="of:=1/(1/[.$B$2]+1/[.B76])" office:value-type="float" office:value="1.39818669811587" calcext:value-type="float">
            <text:p>1.40</text:p>
          </table:table-cell>
          <table:table-cell table:formula="of:=([.C76]+[.$G$2]+[.$F$2])/[.$F$2]" office:value-type="float" office:value="1.45710262042887" calcext:value-type="float">
            <text:p>1.46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76]" office:value-type="float" office:value="1.46867209955084" calcext:value-type="float">
            <text:p>1.47</text:p>
          </table:table-cell>
          <table:table-cell table:style-name="ce2" table:formula="of:=([.$O$2]*(273.15+[.A76])*LN(10))/[.$P$2]" office:value-type="float" office:value="0.0680887177134929" calcext:value-type="float">
            <text:p>0.068</text:p>
          </table:table-cell>
          <table:table-cell table:style-name="ce3" table:formula="of:=1-[.D76]*[.G76]*10" office:value-type="float" office:value="0.0078775099802777" calcext:value-type="float">
            <text:p>0.008</text:p>
          </table:table-cell>
          <table:table-cell table:style-name="ce3" table:formula="of:=1-[.E76]*[.G76]*10" office:value-type="float" office:value="-0.15750820112938" calcext:value-type="float">
            <text:p>-0.158</text:p>
          </table:table-cell>
          <table:table-cell table:style-name="ce3" table:formula="of:=[.H76]*7" office:value-type="float" office:value="0.0551425698619439" calcext:value-type="float">
            <text:p>0.055</text:p>
          </table:table-cell>
          <table:table-cell table:style-name="ce3" table:formula="of:=[.I76]*7" office:value-type="float" office:value="-1.10255740790566" calcext:value-type="float">
            <text:p>-1.10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C$2]*EXP([.$H$2]*(1/(273.15+[.A77])-1/(273.15+[.$A$2])))" office:value-type="float" office:value="1.74678220939988" calcext:value-type="float">
            <text:p>1.75</text:p>
          </table:table-cell>
          <table:table-cell table:formula="of:=1/(1/[.$B$2]+1/[.B77])" office:value-type="float" office:value="1.36282200932459" calcext:value-type="float">
            <text:p>1.36</text:p>
          </table:table-cell>
          <table:table-cell table:formula="of:=([.C77]+[.$G$2]+[.$F$2])/[.$F$2]" office:value-type="float" office:value="1.45356615154974" calcext:value-type="float">
            <text:p>1.45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77]" office:value-type="float" office:value="1.46440456475627" calcext:value-type="float">
            <text:p>1.46</text:p>
          </table:table-cell>
          <table:table-cell table:style-name="ce2" table:formula="of:=([.$O$2]*(273.15+[.A77])*LN(10))/[.$P$2]" office:value-type="float" office:value="0.0682871403208469" calcext:value-type="float">
            <text:p>0.068</text:p>
          </table:table-cell>
          <table:table-cell table:style-name="ce3" table:formula="of:=1-[.D77]*[.G77]*10" office:value-type="float" office:value="0.0074012424348936" calcext:value-type="float">
            <text:p>0.007</text:p>
          </table:table-cell>
          <table:table-cell table:style-name="ce3" table:formula="of:=1-[.E77]*[.G77]*10" office:value-type="float" office:value="-0.160881385454396" calcext:value-type="float">
            <text:p>-0.161</text:p>
          </table:table-cell>
          <table:table-cell table:style-name="ce3" table:formula="of:=[.H77]*7" office:value-type="float" office:value="0.0518086970442552" calcext:value-type="float">
            <text:p>0.052</text:p>
          </table:table-cell>
          <table:table-cell table:style-name="ce3" table:formula="of:=[.I77]*7" office:value-type="float" office:value="-1.12616969818077" calcext:value-type="float">
            <text:p>-1.126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C$2]*EXP([.$H$2]*(1/(273.15+[.A78])-1/(273.15+[.$A$2])))" office:value-type="float" office:value="1.69047546432383" calcext:value-type="float">
            <text:p>1.69</text:p>
          </table:table-cell>
          <table:table-cell table:formula="of:=1/(1/[.$B$2]+1/[.B78])" office:value-type="float" office:value="1.32830371581491" calcext:value-type="float">
            <text:p>1.33</text:p>
          </table:table-cell>
          <table:table-cell table:formula="of:=([.C78]+[.$G$2]+[.$F$2])/[.$F$2]" office:value-type="float" office:value="1.45011432219878" calcext:value-type="float">
            <text:p>1.45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78]" office:value-type="float" office:value="1.46016175854229" calcext:value-type="float">
            <text:p>1.46</text:p>
          </table:table-cell>
          <table:table-cell table:style-name="ce2" table:formula="of:=([.$O$2]*(273.15+[.A78])*LN(10))/[.$P$2]" office:value-type="float" office:value="0.0684855629282007" calcext:value-type="float">
            <text:p>0.068</text:p>
          </table:table-cell>
          <table:table-cell table:style-name="ce3" table:formula="of:=1-[.D78]*[.G78]*10" office:value-type="float" office:value="0.00688104333970641" calcext:value-type="float">
            <text:p>0.007</text:p>
          </table:table-cell>
          <table:table-cell table:style-name="ce3" table:formula="of:=1-[.E78]*[.G78]*10" office:value-type="float" office:value="-0.164254569779412" calcext:value-type="float">
            <text:p>-0.164</text:p>
          </table:table-cell>
          <table:table-cell table:style-name="ce3" table:formula="of:=[.H78]*7" office:value-type="float" office:value="0.0481673033779448" calcext:value-type="float">
            <text:p>0.048</text:p>
          </table:table-cell>
          <table:table-cell table:style-name="ce3" table:formula="of:=[.I78]*7" office:value-type="float" office:value="-1.14978198845589" calcext:value-type="float">
            <text:p>-1.15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C$2]*EXP([.$H$2]*(1/(273.15+[.A79])-1/(273.15+[.$A$2])))" office:value-type="float" office:value="1.63629348607192" calcext:value-type="float">
            <text:p>1.64</text:p>
          </table:table-cell>
          <table:table-cell table:formula="of:=1/(1/[.$B$2]+1/[.B79])" office:value-type="float" office:value="1.29461966064409" calcext:value-type="float">
            <text:p>1.29</text:p>
          </table:table-cell>
          <table:table-cell table:formula="of:=([.C79]+[.$G$2]+[.$F$2])/[.$F$2]" office:value-type="float" office:value="1.44674591668169" calcext:value-type="float">
            <text:p>1.45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79]" office:value-type="float" office:value="1.45594346659214" calcext:value-type="float">
            <text:p>1.46</text:p>
          </table:table-cell>
          <table:table-cell table:style-name="ce2" table:formula="of:=([.$O$2]*(273.15+[.A79])*LN(10))/[.$P$2]" office:value-type="float" office:value="0.0686839855355547" calcext:value-type="float">
            <text:p>0.069</text:p>
          </table:table-cell>
          <table:table-cell table:style-name="ce3" table:formula="of:=1-[.D79]*[.G79]*10" office:value-type="float" office:value="0.00631724385011845" calcext:value-type="float">
            <text:p>0.006</text:p>
          </table:table-cell>
          <table:table-cell table:style-name="ce3" table:formula="of:=1-[.E79]*[.G79]*10" office:value-type="float" office:value="-0.167627754104429" calcext:value-type="float">
            <text:p>-0.168</text:p>
          </table:table-cell>
          <table:table-cell table:style-name="ce3" table:formula="of:=[.H79]*7" office:value-type="float" office:value="0.0442207069508291" calcext:value-type="float">
            <text:p>0.044</text:p>
          </table:table-cell>
          <table:table-cell table:style-name="ce3" table:formula="of:=[.I79]*7" office:value-type="float" office:value="-1.173394278731" calcext:value-type="float">
            <text:p>-1.17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C$2]*EXP([.$H$2]*(1/(273.15+[.A80])-1/(273.15+[.$A$2])))" office:value-type="float" office:value="1.58414539340036" calcext:value-type="float">
            <text:p>1.58</text:p>
          </table:table-cell>
          <table:table-cell table:formula="of:=1/(1/[.$B$2]+1/[.B80])" office:value-type="float" office:value="1.26175719269188" calcext:value-type="float">
            <text:p>1.26</text:p>
          </table:table-cell>
          <table:table-cell table:formula="of:=([.C80]+[.$G$2]+[.$F$2])/[.$F$2]" office:value-type="float" office:value="1.44345966988647" calcext:value-type="float">
            <text:p>1.44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80]" office:value-type="float" office:value="1.45174947705853" calcext:value-type="float">
            <text:p>1.45</text:p>
          </table:table-cell>
          <table:table-cell table:style-name="ce2" table:formula="of:=([.$O$2]*(273.15+[.A80])*LN(10))/[.$P$2]" office:value-type="float" office:value="0.0688824081429086" calcext:value-type="float">
            <text:p>0.069</text:p>
          </table:table-cell>
          <table:table-cell table:style-name="ce3" table:formula="of:=1-[.D80]*[.G80]*10" office:value-type="float" office:value="0.00571021881051992" calcext:value-type="float">
            <text:p>0.006</text:p>
          </table:table-cell>
          <table:table-cell table:style-name="ce3" table:formula="of:=1-[.E80]*[.G80]*10" office:value-type="float" office:value="-0.171000938429446" calcext:value-type="float">
            <text:p>-0.171</text:p>
          </table:table-cell>
          <table:table-cell table:style-name="ce3" table:formula="of:=[.H80]*7" office:value-type="float" office:value="0.0399715316736394" calcext:value-type="float">
            <text:p>0.040</text:p>
          </table:table-cell>
          <table:table-cell table:style-name="ce3" table:formula="of:=[.I80]*7" office:value-type="float" office:value="-1.19700656900612" calcext:value-type="float">
            <text:p>-1.197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C$2]*EXP([.$H$2]*(1/(273.15+[.A81])-1/(273.15+[.$A$2])))" office:value-type="float" office:value="1.53394462237346" calcext:value-type="float">
            <text:p>1.53</text:p>
          </table:table-cell>
          <table:table-cell table:formula="of:=1/(1/[.$B$2]+1/[.B81])" office:value-type="float" office:value="1.22970322688926" calcext:value-type="float">
            <text:p>1.23</text:p>
          </table:table-cell>
          <table:table-cell table:formula="of:=([.C81]+[.$G$2]+[.$F$2])/[.$F$2]" office:value-type="float" office:value="1.44025427330621" calcext:value-type="float">
            <text:p>1.44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81]" office:value-type="float" office:value="1.44757958052813" calcext:value-type="float">
            <text:p>1.45</text:p>
          </table:table-cell>
          <table:table-cell table:style-name="ce2" table:formula="of:=([.$O$2]*(273.15+[.A81])*LN(10))/[.$P$2]" office:value-type="float" office:value="0.0690808307502625" calcext:value-type="float">
            <text:p>0.069</text:p>
          </table:table-cell>
          <table:table-cell table:style-name="ce3" table:formula="of:=1-[.D81]*[.G81]*10" office:value-type="float" office:value="0.00506038308391488" calcext:value-type="float">
            <text:p>0.005</text:p>
          </table:table-cell>
          <table:table-cell table:style-name="ce3" table:formula="of:=1-[.E81]*[.G81]*10" office:value-type="float" office:value="-0.174374122754462" calcext:value-type="float">
            <text:p>-0.174</text:p>
          </table:table-cell>
          <table:table-cell table:style-name="ce3" table:formula="of:=[.H81]*7" office:value-type="float" office:value="0.0354226815874041" calcext:value-type="float">
            <text:p>0.035</text:p>
          </table:table-cell>
          <table:table-cell table:style-name="ce3" table:formula="of:=[.I81]*7" office:value-type="float" office:value="-1.22061885928123" calcext:value-type="float">
            <text:p>-1.22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C$2]*EXP([.$H$2]*(1/(273.15+[.A82])-1/(273.15+[.$A$2])))" office:value-type="float" office:value="1.48560870180754" calcext:value-type="float">
            <text:p>1.49</text:p>
          </table:table-cell>
          <table:table-cell table:formula="of:=1/(1/[.$B$2]+1/[.B82])" office:value-type="float" office:value="1.19844430136555" calcext:value-type="float">
            <text:p>1.20</text:p>
          </table:table-cell>
          <table:table-cell table:formula="of:=([.C82]+[.$G$2]+[.$F$2])/[.$F$2]" office:value-type="float" office:value="1.43712838075384" calcext:value-type="float">
            <text:p>1.44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82]" office:value-type="float" office:value="1.44343356998674" calcext:value-type="float">
            <text:p>1.44</text:p>
          </table:table-cell>
          <table:table-cell table:style-name="ce2" table:formula="of:=([.$O$2]*(273.15+[.A82])*LN(10))/[.$P$2]" office:value-type="float" office:value="0.0692792533576164" calcext:value-type="float">
            <text:p>0.069</text:p>
          </table:table-cell>
          <table:table-cell table:style-name="ce3" table:formula="of:=1-[.D82]*[.G82]*10" office:value-type="float" office:value="0.00436818802333827" calcext:value-type="float">
            <text:p>0.004</text:p>
          </table:table-cell>
          <table:table-cell table:style-name="ce3" table:formula="of:=1-[.E82]*[.G82]*10" office:value-type="float" office:value="-0.177747307079478" calcext:value-type="float">
            <text:p>-0.178</text:p>
          </table:table-cell>
          <table:table-cell table:style-name="ce3" table:formula="of:=[.H82]*7" office:value-type="float" office:value="0.0305773161633679" calcext:value-type="float">
            <text:p>0.031</text:p>
          </table:table-cell>
          <table:table-cell table:style-name="ce3" table:formula="of:=[.I82]*7" office:value-type="float" office:value="-1.24423114955635" calcext:value-type="float">
            <text:p>-1.244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C$2]*EXP([.$H$2]*(1/(273.15+[.A83])-1/(273.15+[.$A$2])))" office:value-type="float" office:value="1.4390590413673" calcext:value-type="float">
            <text:p>1.44</text:p>
          </table:table-cell>
          <table:table-cell table:formula="of:=1/(1/[.$B$2]+1/[.B83])" office:value-type="float" office:value="1.16796663151334" calcext:value-type="float">
            <text:p>1.17</text:p>
          </table:table-cell>
          <table:table-cell table:formula="of:=([.C83]+[.$G$2]+[.$F$2])/[.$F$2]" office:value-type="float" office:value="1.43408061376862" calcext:value-type="float">
            <text:p>1.43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83]" office:value-type="float" office:value="1.43931124078501" calcext:value-type="float">
            <text:p>1.44</text:p>
          </table:table-cell>
          <table:table-cell table:style-name="ce2" table:formula="of:=([.$O$2]*(273.15+[.A83])*LN(10))/[.$P$2]" office:value-type="float" office:value="0.0694776759649703" calcext:value-type="float">
            <text:p>0.069</text:p>
          </table:table-cell>
          <table:table-cell table:style-name="ce3" table:formula="of:=1-[.D83]*[.G83]*10" office:value-type="float" office:value="0.00363411808938308" calcext:value-type="float">
            <text:p>0.004</text:p>
          </table:table-cell>
          <table:table-cell table:style-name="ce3" table:formula="of:=1-[.E83]*[.G83]*10" office:value-type="float" office:value="-0.181120491404495" calcext:value-type="float">
            <text:p>-0.181</text:p>
          </table:table-cell>
          <table:table-cell table:style-name="ce3" table:formula="of:=[.H83]*7" office:value-type="float" office:value="0.0254388266256815" calcext:value-type="float">
            <text:p>0.025</text:p>
          </table:table-cell>
          <table:table-cell table:style-name="ce3" table:formula="of:=[.I83]*7" office:value-type="float" office:value="-1.26784343983146" calcext:value-type="float">
            <text:p>-1.268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C$2]*EXP([.$H$2]*(1/(273.15+[.A84])-1/(273.15+[.$A$2])))" office:value-type="float" office:value="1.39422073154866" calcext:value-type="float">
            <text:p>1.39</text:p>
          </table:table-cell>
          <table:table-cell table:formula="of:=1/(1/[.$B$2]+1/[.B84])" office:value-type="float" office:value="1.1382561609898" calcext:value-type="float">
            <text:p>1.14</text:p>
          </table:table-cell>
          <table:table-cell table:formula="of:=([.C84]+[.$G$2]+[.$F$2])/[.$F$2]" office:value-type="float" office:value="1.43110956671626" calcext:value-type="float">
            <text:p>1.43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84]" office:value-type="float" office:value="1.43521239060478" calcext:value-type="float">
            <text:p>1.44</text:p>
          </table:table-cell>
          <table:table-cell table:style-name="ce2" table:formula="of:=([.$O$2]*(273.15+[.A84])*LN(10))/[.$P$2]" office:value-type="float" office:value="0.0696760985723242" calcext:value-type="float">
            <text:p>0.070</text:p>
          </table:table-cell>
          <table:table-cell table:style-name="ce3" table:formula="of:=1-[.D84]*[.G84]*10" office:value-type="float" office:value="0.00285868761681485" calcext:value-type="float">
            <text:p>0.003</text:p>
          </table:table-cell>
          <table:table-cell table:style-name="ce3" table:formula="of:=1-[.E84]*[.G84]*10" office:value-type="float" office:value="-0.184493675729511" calcext:value-type="float">
            <text:p>-0.184</text:p>
          </table:table-cell>
          <table:table-cell table:style-name="ce3" table:formula="of:=[.H84]*7" office:value-type="float" office:value="0.0200108133177039" calcext:value-type="float">
            <text:p>0.020</text:p>
          </table:table-cell>
          <table:table-cell table:style-name="ce3" table:formula="of:=[.I84]*7" office:value-type="float" office:value="-1.29145573010658" calcext:value-type="float">
            <text:p>-1.29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C$2]*EXP([.$H$2]*(1/(273.15+[.A85])-1/(273.15+[.$A$2])))" office:value-type="float" office:value="1.35102235483184" calcext:value-type="float">
            <text:p>1.35</text:p>
          </table:table-cell>
          <table:table-cell table:formula="of:=1/(1/[.$B$2]+1/[.B85])" office:value-type="float" office:value="1.10929860969057" calcext:value-type="float">
            <text:p>1.11</text:p>
          </table:table-cell>
          <table:table-cell table:formula="of:=([.C85]+[.$G$2]+[.$F$2])/[.$F$2]" office:value-type="float" office:value="1.42821381158634" calcext:value-type="float">
            <text:p>1.43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85]" office:value-type="float" office:value="1.43113681942601" calcext:value-type="float">
            <text:p>1.43</text:p>
          </table:table-cell>
          <table:table-cell table:style-name="ce2" table:formula="of:=([.$O$2]*(273.15+[.A85])*LN(10))/[.$P$2]" office:value-type="float" office:value="0.0698745211796781" calcext:value-type="float">
            <text:p>0.070</text:p>
          </table:table-cell>
          <table:table-cell table:style-name="ce3" table:formula="of:=1-[.D85]*[.G85]*10" office:value-type="float" office:value="0.00204243773201418" calcext:value-type="float">
            <text:p>0.002</text:p>
          </table:table-cell>
          <table:table-cell table:style-name="ce3" table:formula="of:=1-[.E85]*[.G85]*10" office:value-type="float" office:value="-0.187866860054527" calcext:value-type="float">
            <text:p>-0.188</text:p>
          </table:table-cell>
          <table:table-cell table:style-name="ce3" table:formula="of:=[.H85]*7" office:value-type="float" office:value="0.0142970641240993" calcext:value-type="float">
            <text:p>0.014</text:p>
          </table:table-cell>
          <table:table-cell table:style-name="ce3" table:formula="of:=[.I85]*7" office:value-type="float" office:value="-1.31506802038169" calcext:value-type="float">
            <text:p>-1.31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C$2]*EXP([.$H$2]*(1/(273.15+[.A86])-1/(273.15+[.$A$2])))" office:value-type="float" office:value="1.30939580733426" calcext:value-type="float">
            <text:p>1.31</text:p>
          </table:table-cell>
          <table:table-cell table:formula="of:=1/(1/[.$B$2]+1/[.B86])" office:value-type="float" office:value="1.08107951874683" calcext:value-type="float">
            <text:p>1.08</text:p>
          </table:table-cell>
          <table:table-cell table:formula="of:=([.C86]+[.$G$2]+[.$F$2])/[.$F$2]" office:value-type="float" office:value="1.42539190249197" calcext:value-type="float">
            <text:p>1.43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86]" office:value-type="float" office:value="1.42708432949418" calcext:value-type="float">
            <text:p>1.43</text:p>
          </table:table-cell>
          <table:table-cell table:style-name="ce2" table:formula="of:=([.$O$2]*(273.15+[.A86])*LN(10))/[.$P$2]" office:value-type="float" office:value="0.070072943787032" calcext:value-type="float">
            <text:p>0.070</text:p>
          </table:table-cell>
          <table:table-cell table:style-name="ce3" table:formula="of:=1-[.D86]*[.G86]*10" office:value-type="float" office:value="0.00118593342189788" calcext:value-type="float">
            <text:p>0.001</text:p>
          </table:table-cell>
          <table:table-cell table:style-name="ce3" table:formula="of:=1-[.E86]*[.G86]*10" office:value-type="float" office:value="-0.191240044379544" calcext:value-type="float">
            <text:p>-0.191</text:p>
          </table:table-cell>
          <table:table-cell table:style-name="ce3" table:formula="of:=[.H86]*7" office:value-type="float" office:value="0.00830153395328515" calcext:value-type="float">
            <text:p>0.008</text:p>
          </table:table-cell>
          <table:table-cell table:style-name="ce3" table:formula="of:=[.I86]*7" office:value-type="float" office:value="-1.33868031065681" calcext:value-type="float">
            <text:p>-1.339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C$2]*EXP([.$H$2]*(1/(273.15+[.A87])-1/(273.15+[.$A$2])))" office:value-type="float" office:value="1.26927613033597" calcext:value-type="float">
            <text:p>1.27</text:p>
          </table:table-cell>
          <table:table-cell table:formula="of:=1/(1/[.$B$2]+1/[.B87])" office:value-type="float" office:value="1.05358429260923" calcext:value-type="float">
            <text:p>1.05</text:p>
          </table:table-cell>
          <table:table-cell table:formula="of:=([.C87]+[.$G$2]+[.$F$2])/[.$F$2]" office:value-type="float" office:value="1.42264237987821" calcext:value-type="float">
            <text:p>1.42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87]" office:value-type="float" office:value="1.42305472528835" calcext:value-type="float">
            <text:p>1.42</text:p>
          </table:table-cell>
          <table:table-cell table:style-name="ce2" table:formula="of:=([.$O$2]*(273.15+[.A87])*LN(10))/[.$P$2]" office:value-type="float" office:value="0.0702713663943859" calcext:value-type="float">
            <text:p>0.070</text:p>
          </table:table-cell>
          <table:table-cell table:style-name="ce3" table:formula="of:=1-[.D87]*[.G87]*10" office:value-type="float" office:value="0.000289760753973911" calcext:value-type="float">
            <text:p>0.000</text:p>
          </table:table-cell>
          <table:table-cell table:style-name="ce3" table:formula="of:=1-[.E87]*[.G87]*10" office:value-type="float" office:value="-0.19461322870456" calcext:value-type="float">
            <text:p>-0.195</text:p>
          </table:table-cell>
          <table:table-cell table:style-name="ce3" table:formula="of:=[.H87]*7" office:value-type="float" office:value="0.00202832527781738" calcext:value-type="float">
            <text:p>0.002</text:p>
          </table:table-cell>
          <table:table-cell table:style-name="ce3" table:formula="of:=[.I87]*7" office:value-type="float" office:value="-1.36229260093192" calcext:value-type="float">
            <text:p>-1.362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C$2]*EXP([.$H$2]*(1/(273.15+[.A88])-1/(273.15+[.$A$2])))" office:value-type="float" office:value="1.23060135109025" calcext:value-type="float">
            <text:p>1.23</text:p>
          </table:table-cell>
          <table:table-cell table:formula="of:=1/(1/[.$B$2]+1/[.B88])" office:value-type="float" office:value="1.02679823829334" calcext:value-type="float">
            <text:p>1.03</text:p>
          </table:table-cell>
          <table:table-cell table:formula="of:=([.C88]+[.$G$2]+[.$F$2])/[.$F$2]" office:value-type="float" office:value="1.41996377444662" calcext:value-type="float">
            <text:p>1.42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88]" office:value-type="float" office:value="1.41904781348971" calcext:value-type="float">
            <text:p>1.42</text:p>
          </table:table-cell>
          <table:table-cell table:style-name="ce2" table:formula="of:=([.$O$2]*(273.15+[.A88])*LN(10))/[.$P$2]" office:value-type="float" office:value="0.0704697890017398" calcext:value-type="float">
            <text:p>0.070</text:p>
          </table:table-cell>
          <table:table-cell table:style-name="ce3" table:formula="of:=1-[.D88]*[.G88]*10" office:value-type="float" office:value="-0.00064547575367202" calcext:value-type="float">
            <text:p>-0.001</text:p>
          </table:table-cell>
          <table:table-cell table:style-name="ce3" table:formula="of:=1-[.E88]*[.G88]*10" office:value-type="float" office:value="-0.197986413029577" calcext:value-type="float">
            <text:p>-0.198</text:p>
          </table:table-cell>
          <table:table-cell table:style-name="ce3" table:formula="of:=[.H88]*7" office:value-type="float" office:value="-0.00451833027570414" calcext:value-type="float">
            <text:p>-0.005</text:p>
          </table:table-cell>
          <table:table-cell table:style-name="ce3" table:formula="of:=[.I88]*7" office:value-type="float" office:value="-1.38590489120704" calcext:value-type="float">
            <text:p>-1.386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C$2]*EXP([.$H$2]*(1/(273.15+[.A89])-1/(273.15+[.$A$2])))" office:value-type="float" office:value="1.19331233236924" calcext:value-type="float">
            <text:p>1.19</text:p>
          </table:table-cell>
          <table:table-cell table:formula="of:=1/(1/[.$B$2]+1/[.B89])" office:value-type="float" office:value="1.00070660187007" calcext:value-type="float">
            <text:p>1.00</text:p>
          </table:table-cell>
          <table:table-cell table:formula="of:=([.C89]+[.$G$2]+[.$F$2])/[.$F$2]" office:value-type="float" office:value="1.41735461080429" calcext:value-type="float">
            <text:p>1.42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89]" office:value-type="float" office:value="1.41506340295064" calcext:value-type="float">
            <text:p>1.42</text:p>
          </table:table-cell>
          <table:table-cell table:style-name="ce2" table:formula="of:=([.$O$2]*(273.15+[.A89])*LN(10))/[.$P$2]" office:value-type="float" office:value="0.0706682116090937" calcext:value-type="float">
            <text:p>0.071</text:p>
          </table:table-cell>
          <table:table-cell table:style-name="ce3" table:formula="of:=1-[.D89]*[.G89]*10" office:value-type="float" office:value="-0.00161915561442294" calcext:value-type="float">
            <text:p>-0.002</text:p>
          </table:table-cell>
          <table:table-cell table:style-name="ce3" table:formula="of:=1-[.E89]*[.G89]*10" office:value-type="float" office:value="-0.201359597354593" calcext:value-type="float">
            <text:p>-0.201</text:p>
          </table:table-cell>
          <table:table-cell table:style-name="ce3" table:formula="of:=[.H89]*7" office:value-type="float" office:value="-0.0113340893009606" calcext:value-type="float">
            <text:p>-0.011</text:p>
          </table:table-cell>
          <table:table-cell table:style-name="ce3" table:formula="of:=[.I89]*7" office:value-type="float" office:value="-1.40951718148215" calcext:value-type="float">
            <text:p>-1.41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C$2]*EXP([.$H$2]*(1/(273.15+[.A90])-1/(273.15+[.$A$2])))" office:value-type="float" office:value="1.15735263022948" calcext:value-type="float">
            <text:p>1.16</text:p>
          </table:table-cell>
          <table:table-cell table:formula="of:=1/(1/[.$B$2]+1/[.B90])" office:value-type="float" office:value="0.975294602292155" calcext:value-type="float">
            <text:p>0.98</text:p>
          </table:table-cell>
          <table:table-cell table:formula="of:=([.C90]+[.$G$2]+[.$F$2])/[.$F$2]" office:value-type="float" office:value="1.4148134108465" calcext:value-type="float">
            <text:p>1.41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90]" office:value-type="float" office:value="1.41110130466434" calcext:value-type="float">
            <text:p>1.41</text:p>
          </table:table-cell>
          <table:table-cell table:style-name="ce2" table:formula="of:=([.$O$2]*(273.15+[.A90])*LN(10))/[.$P$2]" office:value-type="float" office:value="0.0708666342164476" calcext:value-type="float">
            <text:p>0.071</text:p>
          </table:table-cell>
          <table:table-cell table:style-name="ce3" table:formula="of:=1-[.D90]*[.G90]*10" office:value-type="float" office:value="-0.00263064470983476" calcext:value-type="float">
            <text:p>-0.003</text:p>
          </table:table-cell>
          <table:table-cell table:style-name="ce3" table:formula="of:=1-[.E90]*[.G90]*10" office:value-type="float" office:value="-0.204732781679609" calcext:value-type="float">
            <text:p>-0.205</text:p>
          </table:table-cell>
          <table:table-cell table:style-name="ce3" table:formula="of:=[.H90]*7" office:value-type="float" office:value="-0.0184145129688433" calcext:value-type="float">
            <text:p>-0.018</text:p>
          </table:table-cell>
          <table:table-cell table:style-name="ce3" table:formula="of:=[.I90]*7" office:value-type="float" office:value="-1.43312947175726" calcext:value-type="float">
            <text:p>-1.433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C$2]*EXP([.$H$2]*(1/(273.15+[.A91])-1/(273.15+[.$A$2])))" office:value-type="float" office:value="1.12266835951442" calcext:value-type="float">
            <text:p>1.12</text:p>
          </table:table-cell>
          <table:table-cell table:formula="of:=1/(1/[.$B$2]+1/[.B91])" office:value-type="float" office:value="0.950547462653485" calcext:value-type="float">
            <text:p>0.95</text:p>
          </table:table-cell>
          <table:table-cell table:formula="of:=([.C91]+[.$G$2]+[.$F$2])/[.$F$2]" office:value-type="float" office:value="1.41233869688263" calcext:value-type="float">
            <text:p>1.41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91]" office:value-type="float" office:value="1.40716133173494" calcext:value-type="float">
            <text:p>1.41</text:p>
          </table:table-cell>
          <table:table-cell table:style-name="ce2" table:formula="of:=([.$O$2]*(273.15+[.A91])*LN(10))/[.$P$2]" office:value-type="float" office:value="0.0710650568238015" calcext:value-type="float">
            <text:p>0.071</text:p>
          </table:table-cell>
          <table:table-cell table:style-name="ce3" table:formula="of:=1-[.D91]*[.G91]*10" office:value-type="float" office:value="-0.00367929748418083" calcext:value-type="float">
            <text:p>-0.004</text:p>
          </table:table-cell>
          <table:table-cell table:style-name="ce3" table:formula="of:=1-[.E91]*[.G91]*10" office:value-type="float" office:value="-0.208105966004626" calcext:value-type="float">
            <text:p>-0.208</text:p>
          </table:table-cell>
          <table:table-cell table:style-name="ce3" table:formula="of:=[.H91]*7" office:value-type="float" office:value="-0.0257550823892658" calcext:value-type="float">
            <text:p>-0.026</text:p>
          </table:table-cell>
          <table:table-cell table:style-name="ce3" table:formula="of:=[.I91]*7" office:value-type="float" office:value="-1.45674176203238" calcext:value-type="float">
            <text:p>-1.457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C$2]*EXP([.$H$2]*(1/(273.15+[.A92])-1/(273.15+[.$A$2])))" office:value-type="float" office:value="1.08920806664141" calcext:value-type="float">
            <text:p>1.09</text:p>
          </table:table-cell>
          <table:table-cell table:formula="of:=1/(1/[.$B$2]+1/[.B92])" office:value-type="float" office:value="0.926450438982781" calcext:value-type="float">
            <text:p>0.93</text:p>
          </table:table-cell>
          <table:table-cell table:formula="of:=([.C92]+[.$G$2]+[.$F$2])/[.$F$2]" office:value-type="float" office:value="1.40992899451556" calcext:value-type="float">
            <text:p>1.41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92]" office:value-type="float" office:value="1.4032432993481" calcext:value-type="float">
            <text:p>1.40</text:p>
          </table:table-cell>
          <table:table-cell table:style-name="ce2" table:formula="of:=([.$O$2]*(273.15+[.A92])*LN(10))/[.$P$2]" office:value-type="float" office:value="0.0712634794311554" calcext:value-type="float">
            <text:p>0.071</text:p>
          </table:table-cell>
          <table:table-cell table:style-name="ce3" table:formula="of:=1-[.D92]*[.G92]*10" office:value-type="float" office:value="-0.00476445900049427" calcext:value-type="float">
            <text:p>-0.005</text:p>
          </table:table-cell>
          <table:table-cell table:style-name="ce3" table:formula="of:=1-[.E92]*[.G92]*10" office:value-type="float" office:value="-0.211479150329642" calcext:value-type="float">
            <text:p>-0.211</text:p>
          </table:table-cell>
          <table:table-cell table:style-name="ce3" table:formula="of:=[.H92]*7" office:value-type="float" office:value="-0.0333512130034599" calcext:value-type="float">
            <text:p>-0.033</text:p>
          </table:table-cell>
          <table:table-cell table:style-name="ce3" table:formula="of:=[.I92]*7" office:value-type="float" office:value="-1.4803540523075" calcext:value-type="float">
            <text:p>-1.48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C$2]*EXP([.$H$2]*(1/(273.15+[.A93])-1/(273.15+[.$A$2])))" office:value-type="float" office:value="1.05692260924901" calcext:value-type="float">
            <text:p>1.06</text:p>
          </table:table-cell>
          <table:table-cell table:formula="of:=1/(1/[.$B$2]+1/[.B93])" office:value-type="float" office:value="0.902988846676153" calcext:value-type="float">
            <text:p>0.90</text:p>
          </table:table-cell>
          <table:table-cell table:formula="of:=([.C93]+[.$G$2]+[.$F$2])/[.$F$2]" office:value-type="float" office:value="1.4075828352849" calcext:value-type="float">
            <text:p>1.41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93]" office:value-type="float" office:value="1.39934702474211" calcext:value-type="float">
            <text:p>1.40</text:p>
          </table:table-cell>
          <table:table-cell table:style-name="ce2" table:formula="of:=([.$O$2]*(273.15+[.A93])*LN(10))/[.$P$2]" office:value-type="float" office:value="0.0714619020385093" calcext:value-type="float">
            <text:p>0.071</text:p>
          </table:table-cell>
          <table:table-cell table:style-name="ce3" table:formula="of:=1-[.D93]*[.G93]*10" office:value-type="float" office:value="-0.00588546686216662" calcext:value-type="float">
            <text:p>-0.006</text:p>
          </table:table-cell>
          <table:table-cell table:style-name="ce3" table:formula="of:=1-[.E93]*[.G93]*10" office:value-type="float" office:value="-0.214852334654659" calcext:value-type="float">
            <text:p>-0.215</text:p>
          </table:table-cell>
          <table:table-cell table:style-name="ce3" table:formula="of:=[.H93]*7" office:value-type="float" office:value="-0.0411982680351664" calcext:value-type="float">
            <text:p>-0.041</text:p>
          </table:table-cell>
          <table:table-cell table:style-name="ce3" table:formula="of:=[.I93]*7" office:value-type="float" office:value="-1.50396634258261" calcext:value-type="float">
            <text:p>-1.504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C$2]*EXP([.$H$2]*(1/(273.15+[.A94])-1/(273.15+[.$A$2])))" office:value-type="float" office:value="1.02576504230652" calcext:value-type="float">
            <text:p>1.03</text:p>
          </table:table-cell>
          <table:table-cell table:formula="of:=1/(1/[.$B$2]+1/[.B94])" office:value-type="float" office:value="0.88014808467538" calcext:value-type="float">
            <text:p>0.88</text:p>
          </table:table-cell>
          <table:table-cell table:formula="of:=([.C94]+[.$G$2]+[.$F$2])/[.$F$2]" office:value-type="float" office:value="1.40529875908482" calcext:value-type="float">
            <text:p>1.41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94]" office:value-type="float" office:value="1.39547232717948" calcext:value-type="float">
            <text:p>1.40</text:p>
          </table:table-cell>
          <table:table-cell table:style-name="ce2" table:formula="of:=([.$O$2]*(273.15+[.A94])*LN(10))/[.$P$2]" office:value-type="float" office:value="0.0716603246458633" calcext:value-type="float">
            <text:p>0.072</text:p>
          </table:table-cell>
          <table:table-cell table:style-name="ce3" table:formula="of:=1-[.D94]*[.G94]*10" office:value-type="float" office:value="-0.00704165300447102" calcext:value-type="float">
            <text:p>-0.007</text:p>
          </table:table-cell>
          <table:table-cell table:style-name="ce3" table:formula="of:=1-[.E94]*[.G94]*10" office:value-type="float" office:value="-0.218225518979675" calcext:value-type="float">
            <text:p>-0.218</text:p>
          </table:table-cell>
          <table:table-cell table:style-name="ce3" table:formula="of:=[.H94]*7" office:value-type="float" office:value="-0.0492915710312971" calcext:value-type="float">
            <text:p>-0.049</text:p>
          </table:table-cell>
          <table:table-cell table:style-name="ce3" table:formula="of:=[.I94]*7" office:value-type="float" office:value="-1.52757863285773" calcext:value-type="float">
            <text:p>-1.52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C$2]*EXP([.$H$2]*(1/(273.15+[.A95])-1/(273.15+[.$A$2])))" office:value-type="float" office:value="0.995690510312727" calcext:value-type="float">
            <text:p>1.00</text:p>
          </table:table-cell>
          <table:table-cell table:formula="of:=1/(1/[.$B$2]+1/[.B95])" office:value-type="float" office:value="0.857913657499788" calcext:value-type="float">
            <text:p>0.86</text:p>
          </table:table-cell>
          <table:table-cell table:formula="of:=([.C95]+[.$G$2]+[.$F$2])/[.$F$2]" office:value-type="float" office:value="1.40307531636726" calcext:value-type="float">
            <text:p>1.40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95]" office:value-type="float" office:value="1.39161902791901" calcext:value-type="float">
            <text:p>1.39</text:p>
          </table:table-cell>
          <table:table-cell table:style-name="ce2" table:formula="of:=([.$O$2]*(273.15+[.A95])*LN(10))/[.$P$2]" office:value-type="float" office:value="0.0718587472532172" calcext:value-type="float">
            <text:p>0.072</text:p>
          </table:table-cell>
          <table:table-cell table:style-name="ce3" table:formula="of:=1-[.D95]*[.G95]*10" office:value-type="float" office:value="-0.00823234536062856" calcext:value-type="float">
            <text:p>-0.008</text:p>
          </table:table-cell>
          <table:table-cell table:style-name="ce3" table:formula="of:=1-[.E95]*[.G95]*10" office:value-type="float" office:value="-0.221598703304692" calcext:value-type="float">
            <text:p>-0.222</text:p>
          </table:table-cell>
          <table:table-cell table:style-name="ce3" table:formula="of:=[.H95]*7" office:value-type="float" office:value="-0.0576264175243999" calcext:value-type="float">
            <text:p>-0.058</text:p>
          </table:table-cell>
          <table:table-cell table:style-name="ce3" table:formula="of:=[.I95]*7" office:value-type="float" office:value="-1.55119092313284" calcext:value-type="float">
            <text:p>-1.55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C$2]*EXP([.$H$2]*(1/(273.15+[.A96])-1/(273.15+[.$A$2])))" office:value-type="float" office:value="0.966656145233595" calcext:value-type="float">
            <text:p>0.97</text:p>
          </table:table-cell>
          <table:table-cell table:formula="of:=1/(1/[.$B$2]+1/[.B96])" office:value-type="float" office:value="0.836271195239958" calcext:value-type="float">
            <text:p>0.84</text:p>
          </table:table-cell>
          <table:table-cell table:formula="of:=([.C96]+[.$G$2]+[.$F$2])/[.$F$2]" office:value-type="float" office:value="1.40091107014128" calcext:value-type="float">
            <text:p>1.40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96]" office:value-type="float" office:value="1.38778695018827" calcext:value-type="float">
            <text:p>1.39</text:p>
          </table:table-cell>
          <table:table-cell table:style-name="ce2" table:formula="of:=([.$O$2]*(273.15+[.A96])*LN(10))/[.$P$2]" office:value-type="float" office:value="0.0720571698605711" calcext:value-type="float">
            <text:p>0.072</text:p>
          </table:table-cell>
          <table:table-cell table:style-name="ce3" table:formula="of:=1-[.D96]*[.G96]*10" office:value-type="float" office:value="-0.00945686940724566" calcext:value-type="float">
            <text:p>-0.009</text:p>
          </table:table-cell>
          <table:table-cell table:style-name="ce3" table:formula="of:=1-[.E96]*[.G96]*10" office:value-type="float" office:value="-0.224971887629708" calcext:value-type="float">
            <text:p>-0.225</text:p>
          </table:table-cell>
          <table:table-cell table:style-name="ce3" table:formula="of:=[.H96]*7" office:value-type="float" office:value="-0.0661980858507196" calcext:value-type="float">
            <text:p>-0.066</text:p>
          </table:table-cell>
          <table:table-cell table:style-name="ce3" table:formula="of:=[.I96]*7" office:value-type="float" office:value="-1.57480321340795" calcext:value-type="float">
            <text:p>-1.5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C$2]*EXP([.$H$2]*(1/(273.15+[.A97])-1/(273.15+[.$A$2])))" office:value-type="float" office:value="0.93862096985012" calcext:value-type="float">
            <text:p>0.94</text:p>
          </table:table-cell>
          <table:table-cell table:formula="of:=1/(1/[.$B$2]+1/[.B97])" office:value-type="float" office:value="0.815206471620937" calcext:value-type="float">
            <text:p>0.82</text:p>
          </table:table-cell>
          <table:table-cell table:formula="of:=([.C97]+[.$G$2]+[.$F$2])/[.$F$2]" office:value-type="float" office:value="1.39880459777938" calcext:value-type="float">
            <text:p>1.40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97]" office:value-type="float" office:value="1.38397591915658" calcext:value-type="float">
            <text:p>1.38</text:p>
          </table:table-cell>
          <table:table-cell table:style-name="ce2" table:formula="of:=([.$O$2]*(273.15+[.A97])*LN(10))/[.$P$2]" office:value-type="float" office:value="0.072255592467925" calcext:value-type="float">
            <text:p>0.072</text:p>
          </table:table-cell>
          <table:table-cell table:style-name="ce3" table:formula="of:=1-[.D97]*[.G97]*10" office:value-type="float" office:value="-0.0107145495940641" calcext:value-type="float">
            <text:p>-0.011</text:p>
          </table:table-cell>
          <table:table-cell table:style-name="ce3" table:formula="of:=1-[.E97]*[.G97]*10" office:value-type="float" office:value="-0.228345071954724" calcext:value-type="float">
            <text:p>-0.228</text:p>
          </table:table-cell>
          <table:table-cell table:style-name="ce3" table:formula="of:=[.H97]*7" office:value-type="float" office:value="-0.075001847158449" calcext:value-type="float">
            <text:p>-0.075</text:p>
          </table:table-cell>
          <table:table-cell table:style-name="ce3" table:formula="of:=[.I97]*7" office:value-type="float" office:value="-1.59841550368307" calcext:value-type="float">
            <text:p>-1.598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C$2]*EXP([.$H$2]*(1/(273.15+[.A98])-1/(273.15+[.$A$2])))" office:value-type="float" office:value="0.911545806207934" calcext:value-type="float">
            <text:p>0.91</text:p>
          </table:table-cell>
          <table:table-cell table:formula="of:=1/(1/[.$B$2]+1/[.B98])" office:value-type="float" office:value="0.794705420241505" calcext:value-type="float">
            <text:p>0.79</text:p>
          </table:table-cell>
          <table:table-cell table:formula="of:=([.C98]+[.$G$2]+[.$F$2])/[.$F$2]" office:value-type="float" office:value="1.39675449264143" calcext:value-type="float">
            <text:p>1.40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98]" office:value-type="float" office:value="1.38018576190845" calcext:value-type="float">
            <text:p>1.38</text:p>
          </table:table-cell>
          <table:table-cell table:style-name="ce2" table:formula="of:=([.$O$2]*(273.15+[.A98])*LN(10))/[.$P$2]" office:value-type="float" office:value="0.0724540150752789" calcext:value-type="float">
            <text:p>0.072</text:p>
          </table:table-cell>
          <table:table-cell table:style-name="ce3" table:formula="of:=1-[.D98]*[.G98]*10" office:value-type="float" office:value="-0.0120047106630596" calcext:value-type="float">
            <text:p>-0.012</text:p>
          </table:table-cell>
          <table:table-cell table:style-name="ce3" table:formula="of:=1-[.E98]*[.G98]*10" office:value-type="float" office:value="-0.231718256279741" calcext:value-type="float">
            <text:p>-0.232</text:p>
          </table:table-cell>
          <table:table-cell table:style-name="ce3" table:formula="of:=[.H98]*7" office:value-type="float" office:value="-0.0840329746414175" calcext:value-type="float">
            <text:p>-0.084</text:p>
          </table:table-cell>
          <table:table-cell table:style-name="ce3" table:formula="of:=[.I98]*7" office:value-type="float" office:value="-1.62202779395818" calcext:value-type="float">
            <text:p>-1.62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C$2]*EXP([.$H$2]*(1/(273.15+[.A99])-1/(273.15+[.$A$2])))" office:value-type="float" office:value="0.885393188878777" calcext:value-type="float">
            <text:p>0.89</text:p>
          </table:table-cell>
          <table:table-cell table:formula="of:=1/(1/[.$B$2]+1/[.B99])" office:value-type="float" office:value="0.774754149094313" calcext:value-type="float">
            <text:p>0.77</text:p>
          </table:table-cell>
          <table:table-cell table:formula="of:=([.C99]+[.$G$2]+[.$F$2])/[.$F$2]" office:value-type="float" office:value="1.39475936552672" calcext:value-type="float">
            <text:p>1.39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99]" office:value-type="float" office:value="1.37641630741737" calcext:value-type="float">
            <text:p>1.38</text:p>
          </table:table-cell>
          <table:table-cell table:style-name="ce2" table:formula="of:=([.$O$2]*(273.15+[.A99])*LN(10))/[.$P$2]" office:value-type="float" office:value="0.0726524376826328" calcext:value-type="float">
            <text:p>0.073</text:p>
          </table:table-cell>
          <table:table-cell table:style-name="ce3" table:formula="of:=1-[.D99]*[.G99]*10" office:value-type="float" office:value="-0.013326678861981" calcext:value-type="float">
            <text:p>-0.013</text:p>
          </table:table-cell>
          <table:table-cell table:style-name="ce3" table:formula="of:=1-[.E99]*[.G99]*10" office:value-type="float" office:value="-0.235091440604757" calcext:value-type="float">
            <text:p>-0.235</text:p>
          </table:table-cell>
          <table:table-cell table:style-name="ce3" table:formula="of:=[.H99]*7" office:value-type="float" office:value="-0.0932867520338672" calcext:value-type="float">
            <text:p>-0.093</text:p>
          </table:table-cell>
          <table:table-cell table:style-name="ce3" table:formula="of:=[.I99]*7" office:value-type="float" office:value="-1.6456400842333" calcext:value-type="float">
            <text:p>-1.646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C$2]*EXP([.$H$2]*(1/(273.15+[.A100])-1/(273.15+[.$A$2])))" office:value-type="float" office:value="0.860127282761729" calcext:value-type="float">
            <text:p>0.86</text:p>
          </table:table-cell>
          <table:table-cell table:formula="of:=1/(1/[.$B$2]+1/[.B100])" office:value-type="float" office:value="0.755338953469501" calcext:value-type="float">
            <text:p>0.76</text:p>
          </table:table-cell>
          <table:table-cell table:formula="of:=([.C100]+[.$G$2]+[.$F$2])/[.$F$2]" office:value-type="float" office:value="1.39281784596423" calcext:value-type="float">
            <text:p>1.39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100]" office:value-type="float" office:value="1.37266738652014" calcext:value-type="float">
            <text:p>1.37</text:p>
          </table:table-cell>
          <table:table-cell table:style-name="ce2" table:formula="of:=([.$O$2]*(273.15+[.A100])*LN(10))/[.$P$2]" office:value-type="float" office:value="0.0728508602899867" calcext:value-type="float">
            <text:p>0.073</text:p>
          </table:table-cell>
          <table:table-cell table:style-name="ce3" table:formula="of:=1-[.D100]*[.G100]*10" office:value-type="float" office:value="-0.0146797830574061" calcext:value-type="float">
            <text:p>-0.015</text:p>
          </table:table-cell>
          <table:table-cell table:style-name="ce3" table:formula="of:=1-[.E100]*[.G100]*10" office:value-type="float" office:value="-0.238464624929774" calcext:value-type="float">
            <text:p>-0.238</text:p>
          </table:table-cell>
          <table:table-cell table:style-name="ce3" table:formula="of:=[.H100]*7" office:value-type="float" office:value="-0.102758481401843" calcext:value-type="float">
            <text:p>-0.103</text:p>
          </table:table-cell>
          <table:table-cell table:style-name="ce3" table:formula="of:=[.I100]*7" office:value-type="float" office:value="-1.66925237450841" calcext:value-type="float">
            <text:p>-1.669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C$2]*EXP([.$H$2]*(1/(273.15+[.A101])-1/(273.15+[.$A$2])))" office:value-type="float" office:value="0.835713805168417" calcext:value-type="float">
            <text:p>0.84</text:p>
          </table:table-cell>
          <table:table-cell table:formula="of:=1/(1/[.$B$2]+1/[.B101])" office:value-type="float" office:value="0.736446327341786" calcext:value-type="float">
            <text:p>0.74</text:p>
          </table:table-cell>
          <table:table-cell table:formula="of:=([.C101]+[.$G$2]+[.$F$2])/[.$F$2]" office:value-type="float" office:value="1.39092858335146" calcext:value-type="float">
            <text:p>1.39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101]" office:value-type="float" office:value="1.36893883189154" calcext:value-type="float">
            <text:p>1.37</text:p>
          </table:table-cell>
          <table:table-cell table:style-name="ce2" table:formula="of:=([.$O$2]*(273.15+[.A101])*LN(10))/[.$P$2]" office:value-type="float" office:value="0.0730492828973406" calcext:value-type="float">
            <text:p>0.073</text:p>
          </table:table-cell>
          <table:table-cell table:style-name="ce3" table:formula="of:=1-[.D101]*[.G101]*10" office:value-type="float" office:value="-0.0160633557523815" calcext:value-type="float">
            <text:p>-0.016</text:p>
          </table:table-cell>
          <table:table-cell table:style-name="ce3" table:formula="of:=1-[.E101]*[.G101]*10" office:value-type="float" office:value="-0.24183780925479" calcext:value-type="float">
            <text:p>-0.242</text:p>
          </table:table-cell>
          <table:table-cell table:style-name="ce3" table:formula="of:=[.H101]*7" office:value-type="float" office:value="-0.11244349026667" calcext:value-type="float">
            <text:p>-0.112</text:p>
          </table:table-cell>
          <table:table-cell table:style-name="ce3" table:formula="of:=[.I101]*7" office:value-type="float" office:value="-1.69286466478353" calcext:value-type="float">
            <text:p>-1.693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C$2]*EXP([.$H$2]*(1/(273.15+[.A102])-1/(273.15+[.$A$2])))" office:value-type="float" office:value="0.812119951951916" calcext:value-type="float">
            <text:p>0.81</text:p>
          </table:table-cell>
          <table:table-cell table:formula="of:=1/(1/[.$B$2]+1/[.B102])" office:value-type="float" office:value="0.718062973338081" calcext:value-type="float">
            <text:p>0.72</text:p>
          </table:table-cell>
          <table:table-cell table:formula="of:=([.C102]+[.$G$2]+[.$F$2])/[.$F$2]" office:value-type="float" office:value="1.38909024795109" calcext:value-type="float">
            <text:p>1.39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102]" office:value-type="float" office:value="1.36523047801942" calcext:value-type="float">
            <text:p>1.37</text:p>
          </table:table-cell>
          <table:table-cell table:style-name="ce2" table:formula="of:=([.$O$2]*(273.15+[.A102])*LN(10))/[.$P$2]" office:value-type="float" office:value="0.0732477055046945" calcext:value-type="float">
            <text:p>0.073</text:p>
          </table:table-cell>
          <table:table-cell table:style-name="ce3" table:formula="of:=1-[.D102]*[.G102]*10" office:value-type="float" office:value="-0.0174767340136464" calcext:value-type="float">
            <text:p>-0.017</text:p>
          </table:table-cell>
          <table:table-cell table:style-name="ce3" table:formula="of:=1-[.E102]*[.G102]*10" office:value-type="float" office:value="-0.245210993579806" calcext:value-type="float">
            <text:p>-0.245</text:p>
          </table:table-cell>
          <table:table-cell table:style-name="ce3" table:formula="of:=[.H102]*7" office:value-type="float" office:value="-0.122337138095524" calcext:value-type="float">
            <text:p>-0.122</text:p>
          </table:table-cell>
          <table:table-cell table:style-name="ce3" table:formula="of:=[.I102]*7" office:value-type="float" office:value="-1.71647695505864" calcext:value-type="float">
            <text:p>-1.71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C$2]*EXP([.$H$2]*(1/(273.15+[.A103])-1/(273.15+[.$A$2])))" office:value-type="float" office:value="0.789314327453413" calcext:value-type="float">
            <text:p>0.79</text:p>
          </table:table-cell>
          <table:table-cell table:formula="of:=1/(1/[.$B$2]+1/[.B103])" office:value-type="float" office:value="0.700175811379514" calcext:value-type="float">
            <text:p>0.70</text:p>
          </table:table-cell>
          <table:table-cell table:formula="of:=([.C103]+[.$G$2]+[.$F$2])/[.$F$2]" office:value-type="float" office:value="1.38730153175524" calcext:value-type="float">
            <text:p>1.39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103]" office:value-type="float" office:value="1.36154216118025" calcext:value-type="float">
            <text:p>1.36</text:p>
          </table:table-cell>
          <table:table-cell table:style-name="ce2" table:formula="of:=([.$O$2]*(273.15+[.A103])*LN(10))/[.$P$2]" office:value-type="float" office:value="0.0734461281120484" calcext:value-type="float">
            <text:p>0.073</text:p>
          </table:table-cell>
          <table:table-cell table:style-name="ce3" table:formula="of:=1-[.D103]*[.G103]*10" office:value-type="float" office:value="-0.0189192603133601" calcext:value-type="float">
            <text:p>-0.019</text:p>
          </table:table-cell>
          <table:table-cell table:style-name="ce3" table:formula="of:=1-[.E103]*[.G103]*10" office:value-type="float" office:value="-0.248584177904823" calcext:value-type="float">
            <text:p>-0.249</text:p>
          </table:table-cell>
          <table:table-cell table:style-name="ce3" table:formula="of:=[.H103]*7" office:value-type="float" office:value="-0.132434822193521" calcext:value-type="float">
            <text:p>-0.132</text:p>
          </table:table-cell>
          <table:table-cell table:style-name="ce3" table:formula="of:=[.I103]*7" office:value-type="float" office:value="-1.74008924533376" calcext:value-type="float">
            <text:p>-1.74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C$2]*EXP([.$H$2]*(1/(273.15+[.A104])-1/(273.15+[.$A$2])))" office:value-type="float" office:value="0.767266878054185" calcext:value-type="float">
            <text:p>0.77</text:p>
          </table:table-cell>
          <table:table-cell table:formula="of:=1/(1/[.$B$2]+1/[.B104])" office:value-type="float" office:value="0.682771986088252" calcext:value-type="float">
            <text:p>0.68</text:p>
          </table:table-cell>
          <table:table-cell table:formula="of:=([.C104]+[.$G$2]+[.$F$2])/[.$F$2]" office:value-type="float" office:value="1.38556114922611" calcext:value-type="float">
            <text:p>1.39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104]" office:value-type="float" office:value="1.35787371941498" calcext:value-type="float">
            <text:p>1.36</text:p>
          </table:table-cell>
          <table:table-cell table:style-name="ce2" table:formula="of:=([.$O$2]*(273.15+[.A104])*LN(10))/[.$P$2]" office:value-type="float" office:value="0.0736445507194023" calcext:value-type="float">
            <text:p>0.074</text:p>
          </table:table-cell>
          <table:table-cell table:style-name="ce3" table:formula="of:=1-[.D104]*[.G104]*10" office:value-type="float" office:value="-0.0203902832901555" calcext:value-type="float">
            <text:p>-0.020</text:p>
          </table:table-cell>
          <table:table-cell table:style-name="ce3" table:formula="of:=1-[.E104]*[.G104]*10" office:value-type="float" office:value="-0.251957362229839" calcext:value-type="float">
            <text:p>-0.252</text:p>
          </table:table-cell>
          <table:table-cell table:style-name="ce3" table:formula="of:=[.H104]*7" office:value-type="float" office:value="-0.142731983031088" calcext:value-type="float">
            <text:p>-0.143</text:p>
          </table:table-cell>
          <table:table-cell table:style-name="ce3" table:formula="of:=[.I104]*7" office:value-type="float" office:value="-1.76370153560887" calcext:value-type="float">
            <text:p>-1.764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C$2]*EXP([.$H$2]*(1/(273.15+[.A105])-1/(273.15+[.$A$2])))" office:value-type="float" office:value="0.745948829133138" calcext:value-type="float">
            <text:p>0.75</text:p>
          </table:table-cell>
          <table:table-cell table:formula="of:=1/(1/[.$B$2]+1/[.B105])" office:value-type="float" office:value="0.665838873046038" calcext:value-type="float">
            <text:p>0.67</text:p>
          </table:table-cell>
          <table:table-cell table:formula="of:=([.C105]+[.$G$2]+[.$F$2])/[.$F$2]" office:value-type="float" office:value="1.38386783792189" calcext:value-type="float">
            <text:p>1.38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105]" office:value-type="float" office:value="1.35422499250536" calcext:value-type="float">
            <text:p>1.35</text:p>
          </table:table-cell>
          <table:table-cell table:style-name="ce2" table:formula="of:=([.$O$2]*(273.15+[.A105])*LN(10))/[.$P$2]" office:value-type="float" office:value="0.0738429733267562" calcext:value-type="float">
            <text:p>0.074</text:p>
          </table:table-cell>
          <table:table-cell table:style-name="ce3" table:formula="of:=1-[.D105]*[.G105]*10" office:value-type="float" office:value="-0.0218891584342174" calcext:value-type="float">
            <text:p>-0.022</text:p>
          </table:table-cell>
          <table:table-cell table:style-name="ce3" table:formula="of:=1-[.E105]*[.G105]*10" office:value-type="float" office:value="-0.255330546554856" calcext:value-type="float">
            <text:p>-0.255</text:p>
          </table:table-cell>
          <table:table-cell table:style-name="ce3" table:formula="of:=[.H105]*7" office:value-type="float" office:value="-0.153224109039521" calcext:value-type="float">
            <text:p>-0.153</text:p>
          </table:table-cell>
          <table:table-cell table:style-name="ce3" table:formula="of:=[.I105]*7" office:value-type="float" office:value="-1.78731382588399" calcext:value-type="float">
            <text:p>-1.78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C$2]*EXP([.$H$2]*(1/(273.15+[.A106])-1/(273.15+[.$A$2])))" office:value-type="float" office:value="0.725332625241933" calcext:value-type="float">
            <text:p>0.73</text:p>
          </table:table-cell>
          <table:table-cell table:formula="of:=1/(1/[.$B$2]+1/[.B106])" office:value-type="float" office:value="0.649364083987645" calcext:value-type="float">
            <text:p>0.65</text:p>
          </table:table-cell>
          <table:table-cell table:formula="of:=([.C106]+[.$G$2]+[.$F$2])/[.$F$2]" office:value-type="float" office:value="1.38222035901605" calcext:value-type="float">
            <text:p>1.38</text:p>
          </table:table-cell>
          <table:table-cell table:style-name="ce1" table:formula="of:=[.$I$2]" office:value-type="float" office:value="1.7" calcext:value-type="float">
            <text:p>1.70</text:p>
          </table:table-cell>
          <table:table-cell table:formula="of:=0.1/[.G106]" office:value-type="float" office:value="1.35059582195061" calcext:value-type="float">
            <text:p>1.35</text:p>
          </table:table-cell>
          <table:table-cell table:style-name="ce2" table:formula="of:=([.$O$2]*(273.15+[.A106])*LN(10))/[.$P$2]" office:value-type="float" office:value="0.0740413959341101" calcext:value-type="float">
            <text:p>0.074</text:p>
          </table:table-cell>
          <table:table-cell table:style-name="ce3" table:formula="of:=1-[.D106]*[.G106]*10" office:value-type="float" office:value="-0.0234152487009509" calcext:value-type="float">
            <text:p>-0.023</text:p>
          </table:table-cell>
          <table:table-cell table:style-name="ce3" table:formula="of:=1-[.E106]*[.G106]*10" office:value-type="float" office:value="-0.258703730879872" calcext:value-type="float">
            <text:p>-0.259</text:p>
          </table:table-cell>
          <table:table-cell table:style-name="ce3" table:formula="of:=[.H106]*7" office:value-type="float" office:value="-0.163906740906656" calcext:value-type="float">
            <text:p>-0.164</text:p>
          </table:table-cell>
          <table:table-cell table:style-name="ce3" table:formula="of:=[.I106]*7" office:value-type="float" office:value="-1.8109261161591" calcext:value-type="float">
            <text:p>-1.811</text:p>
          </table:table-cell>
          <table:table-cell table:number-columns-repeated="6"/>
        </table:table-row>
        <table:table-row table:style-name="ro1" table:number-rows-repeated="1048469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G6:Sheet1.G106">
            <calcext:condition calcext:apply-style-name="Bad" calcext:value="&lt;0" calcext:base-cell-address="Sheet1.G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5:07:44.160737439</meta:creation-date>
    <dc:date>2023-05-19T16:28:59.596774048</dc:date>
    <meta:editing-duration>PT1H21M6S</meta:editing-duration>
    <meta:editing-cycles>25</meta:editing-cycles>
    <meta:generator>LibreOffice/7.4.5.1$Linux_X86_64 LibreOffice_project/40$Build-1</meta:generator>
    <meta:document-statistic meta:table-count="1" meta:cell-count="116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cm" svg:height="11.236cm" xlink:href=".." xlink:type="simple" chart:class="chart:line" chart:style-name="ch1">
        <chart:legend chart:legend-position="end" svg:x="19.138cm" svg:y="5.07cm" style:legend-expansion="high" chart:style-name="ch2"/>
        <chart:plot-area chart:style-name="ch3" table:cell-range-address="Sheet1.J5:Sheet1.K106" chart:data-source-has-labels="row" svg:x="1.615cm" svg:y="0.346cm" svg:width="16.968cm" svg:height="10.651cm">
          <chart:coordinate-region svg:x="2.885cm" svg:y="0.346cm" svg:width="15.557cm" svg:height="10.4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6:Sheet1.J106" chart:label-cell-address="Sheet1.J5:Sheet1.J5" chart:class="chart:line">
            <chart:data-point chart:repeated="101"/>
          </chart:series>
          <chart:series chart:style-name="ch8" chart:values-cell-range-address="Sheet1.K6:Sheet1.K106" chart:label-cell-address="Sheet1.K5:Sheet1.K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S err comp</text:p>
                <draw:g>
                  <svg:desc>Sheet1.J5:Sheet1.J5</svg:desc>
                </draw:g>
              </table:table-cell>
              <table:table-cell office:value-type="string">
                <text:p>FS err uncomp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8413977995564">
                <text:p>0.0218413977995564</text:p>
                <draw:g>
                  <svg:desc>Sheet1.J6:Sheet1.J106</svg:desc>
                </draw:g>
              </table:table-cell>
              <table:table-cell office:value-type="float" office:value="0.550302911352381">
                <text:p>0.550302911352381</text:p>
                <draw:g>
                  <svg:desc>Sheet1.K6:Sheet1.K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9143257564578">
                <text:p>0.0129143257564578</text:p>
              </table:table-cell>
              <table:table-cell office:value-type="float" office:value="0.526690621077267">
                <text:p>0.526690621077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57165470462895">
                <text:p>0.00457165470462895</text:p>
              </table:table-cell>
              <table:table-cell office:value-type="float" office:value="0.503078330802151">
                <text:p>0.503078330802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318578528757851">
                <text:p>-0.00318578528757851</text:p>
              </table:table-cell>
              <table:table-cell office:value-type="float" office:value="0.479466040527035">
                <text:p>0.479466040527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03583637904503">
                <text:p>-0.0103583637904503</text:p>
              </table:table-cell>
              <table:table-cell office:value-type="float" office:value="0.455853750251921">
                <text:p>0.455853750251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69476853447292">
                <text:p>-0.0169476853447292</text:p>
              </table:table-cell>
              <table:table-cell office:value-type="float" office:value="0.432241459976807">
                <text:p>0.4322414599768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29566191413877">
                <text:p>-0.0229566191413877</text:p>
              </table:table-cell>
              <table:table-cell office:value-type="float" office:value="0.40862916970169">
                <text:p>0.40862916970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83893226034935">
                <text:p>-0.0283893226034935</text:p>
              </table:table-cell>
              <table:table-cell office:value-type="float" office:value="0.385016879426577">
                <text:p>0.385016879426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332512584689282">
                <text:p>-0.0332512584689282</text:p>
              </table:table-cell>
              <table:table-cell office:value-type="float" office:value="0.361404589151462">
                <text:p>0.361404589151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375492050248649">
                <text:p>-0.0375492050248649</text:p>
              </table:table-cell>
              <table:table-cell office:value-type="float" office:value="0.337792298876346">
                <text:p>0.337792298876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412912592038572">
                <text:p>-0.0412912592038572</text:p>
              </table:table-cell>
              <table:table-cell office:value-type="float" office:value="0.314180008601233">
                <text:p>0.314180008601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444868323166194">
                <text:p>-0.0444868323166194</text:p>
              </table:table-cell>
              <table:table-cell office:value-type="float" office:value="0.290567718326118">
                <text:p>0.290567718326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471466382670851">
                <text:p>-0.0471466382670851</text:p>
              </table:table-cell>
              <table:table-cell office:value-type="float" office:value="0.266955428051001">
                <text:p>0.266955428051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49282674170418">
                <text:p>-0.049282674170418</text:p>
              </table:table-cell>
              <table:table-cell office:value-type="float" office:value="0.243343137775888">
                <text:p>0.2433431377758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509081933728126">
                <text:p>-0.0509081933728126</text:p>
              </table:table-cell>
              <table:table-cell office:value-type="float" office:value="0.219730847500773">
                <text:p>0.219730847500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20376709521571">
                <text:p>-0.0520376709521571</text:p>
              </table:table-cell>
              <table:table-cell office:value-type="float" office:value="0.196118557225658">
                <text:p>0.1961185572256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52686761859817">
                <text:p>-0.052686761859817</text:p>
              </table:table-cell>
              <table:table-cell office:value-type="float" office:value="0.172506266950544">
                <text:p>0.172506266950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52872251944021">
                <text:p>-0.052872251944021</text:p>
              </table:table-cell>
              <table:table-cell office:value-type="float" office:value="0.148893976675428">
                <text:p>0.1488939766754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526120021738306">
                <text:p>-0.0526120021738306</text:p>
              </table:table-cell>
              <table:table-cell office:value-type="float" office:value="0.125281686400313">
                <text:p>0.1252816864003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519248864576685">
                <text:p>-0.0519248864576685</text:p>
              </table:table-cell>
              <table:table-cell office:value-type="float" office:value="0.101669396125199">
                <text:p>0.1016693961251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508307235207575">
                <text:p>-0.0508307235207575</text:p>
              </table:table-cell>
              <table:table-cell office:value-type="float" office:value="0.0780571058500847">
                <text:p>0.07805710585008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493502033702073">
                <text:p>-0.0493502033702073</text:p>
              </table:table-cell>
              <table:table-cell office:value-type="float" office:value="0.0544448155749682">
                <text:p>0.0544448155749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47504808933958">
                <text:p>-0.047504808933958</text:p>
              </table:table-cell>
              <table:table-cell office:value-type="float" office:value="0.0308325252998547">
                <text:p>0.03083252529985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45316733509174">
                <text:p>-0.045316733509174</text:p>
              </table:table-cell>
              <table:table-cell office:value-type="float" office:value="0.00722023502473967">
                <text:p>0.007220235024739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428087946962019">
                <text:p>-0.0428087946962019</text:p>
              </table:table-cell>
              <table:table-cell office:value-type="float" office:value="-0.0163920552503769">
                <text:p>-0.0163920552503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00043455254904">
                <text:p>-0.0400043455254904</text:p>
              </table:table-cell>
              <table:table-cell office:value-type="float" office:value="-0.0400043455254904">
                <text:p>-0.04000434552549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369271835060441">
                <text:p>-0.0369271835060441</text:p>
              </table:table-cell>
              <table:table-cell office:value-type="float" office:value="-0.0636166358006054">
                <text:p>-0.0636166358006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336014583352486">
                <text:p>-0.0336014583352486</text:p>
              </table:table-cell>
              <table:table-cell office:value-type="float" office:value="-0.087228926075722">
                <text:p>-0.0872289260757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300515790110281">
                <text:p>-0.0300515790110281</text:p>
              </table:table-cell>
              <table:table-cell office:value-type="float" office:value="-0.110841216350835">
                <text:p>-0.1108412163508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263021210785994">
                <text:p>-0.0263021210785994</text:p>
              </table:table-cell>
              <table:table-cell office:value-type="float" office:value="-0.13445350662595">
                <text:p>-0.13445350662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223777347257172">
                <text:p>-0.0223777347257172</text:p>
              </table:table-cell>
              <table:table-cell office:value-type="float" office:value="-0.158065796901064">
                <text:p>-0.1580657969010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18303054413322">
                <text:p>-0.018303054413322</text:p>
              </table:table-cell>
              <table:table-cell office:value-type="float" office:value="-0.181678087176179">
                <text:p>-0.1816780871761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41026106930469">
                <text:p>-0.0141026106930469</text:p>
              </table:table-cell>
              <table:table-cell office:value-type="float" office:value="-0.205290377451294">
                <text:p>-0.2052903774512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980074482040338">
                <text:p>-0.00980074482040338</text:p>
              </table:table-cell>
              <table:table-cell office:value-type="float" office:value="-0.228902667726411">
                <text:p>-0.2289026677264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542152672354446">
                <text:p>-0.00542152672354446</text:p>
              </table:table-cell>
              <table:table-cell office:value-type="float" office:value="-0.252514958001524">
                <text:p>-0.2525149580015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988676833193258">
                <text:p>-0.000988676833193258</text:p>
              </table:table-cell>
              <table:table-cell office:value-type="float" office:value="-0.276127248276639">
                <text:p>-0.276127248276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47450777914604">
                <text:p>0.00347450777914604</text:p>
              </table:table-cell>
              <table:table-cell office:value-type="float" office:value="-0.299739538551754">
                <text:p>-0.2997395385517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794522256891661">
                <text:p>0.00794522256891661</text:p>
              </table:table-cell>
              <table:table-cell office:value-type="float" office:value="-0.323351828826869">
                <text:p>-0.3233518288268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24012196698671">
                <text:p>0.0124012196698671</text:p>
              </table:table-cell>
              <table:table-cell office:value-type="float" office:value="-0.346964119101984">
                <text:p>-0.3469641191019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68208667708604">
                <text:p>0.0168208667708604</text:p>
              </table:table-cell>
              <table:table-cell office:value-type="float" office:value="-0.370576409377099">
                <text:p>-0.3705764093770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11832005238086">
                <text:p>0.0211832005238086</text:p>
              </table:table-cell>
              <table:table-cell office:value-type="float" office:value="-0.394188699652213">
                <text:p>-0.3941886996522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54679743511731">
                <text:p>0.0254679743511731</text:p>
              </table:table-cell>
              <table:table-cell office:value-type="float" office:value="-0.417800989927329">
                <text:p>-0.4178009899273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9655700582043">
                <text:p>0.029655700582043</text:p>
              </table:table-cell>
              <table:table-cell office:value-type="float" office:value="-0.441413280202441">
                <text:p>-0.4414132802024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37276869034178">
                <text:p>0.0337276869034178</text:p>
              </table:table-cell>
              <table:table-cell office:value-type="float" office:value="-0.465025570477556">
                <text:p>-0.465025570477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76660671676233">
                <text:p>0.0376660671676233</text:p>
              </table:table-cell>
              <table:table-cell office:value-type="float" office:value="-0.488637860752673">
                <text:p>-0.4886378607526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14538266466782">
                <text:p>0.0414538266466782</text:p>
              </table:table-cell>
              <table:table-cell office:value-type="float" office:value="-0.512250151027786">
                <text:p>-0.5122501510277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0748218699802">
                <text:p>0.0450748218699802</text:p>
              </table:table-cell>
              <table:table-cell office:value-type="float" office:value="-0.535862441302901">
                <text:p>-0.5358624413029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8513795222409">
                <text:p>0.048513795222409</text:p>
              </table:table-cell>
              <table:table-cell office:value-type="float" office:value="-0.559474731578016">
                <text:p>-0.559474731578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17563845153666">
                <text:p>0.0517563845153666</text:p>
              </table:table-cell>
              <table:table-cell office:value-type="float" office:value="-0.583087021853131">
                <text:p>-0.583087021853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4789127773857">
                <text:p>0.054789127773857</text:p>
              </table:table-cell>
              <table:table-cell office:value-type="float" office:value="-0.606699312128246">
                <text:p>-0.6066993121282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75994635079465">
                <text:p>0.0575994635079465</text:p>
              </table:table-cell>
              <table:table-cell office:value-type="float" office:value="-0.630311602403361">
                <text:p>-0.6303116024033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01757267571509">
                <text:p>0.0601757267571509</text:p>
              </table:table-cell>
              <table:table-cell office:value-type="float" office:value="-0.653923892678476">
                <text:p>-0.6539238926784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25071412117285">
                <text:p>0.0625071412117285</text:p>
              </table:table-cell>
              <table:table-cell office:value-type="float" office:value="-0.677536182953591">
                <text:p>-0.6775361829535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45838077254761">
                <text:p>0.0645838077254761</text:p>
              </table:table-cell>
              <table:table-cell office:value-type="float" office:value="-0.701148473228706">
                <text:p>-0.7011484732287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63966895410381">
                <text:p>0.0663966895410381</text:p>
              </table:table-cell>
              <table:table-cell office:value-type="float" office:value="-0.724760763503821">
                <text:p>-0.7247607635038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79375945510266">
                <text:p>0.0679375945510266</text:p>
              </table:table-cell>
              <table:table-cell office:value-type="float" office:value="-0.748373053778935">
                <text:p>-0.7483730537789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91991549169136">
                <text:p>0.0691991549169136</text:p>
              </table:table-cell>
              <table:table-cell office:value-type="float" office:value="-0.771985344054051">
                <text:p>-0.7719853440540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01748043630001">
                <text:p>0.0701748043630001</text:p>
              </table:table-cell>
              <table:table-cell office:value-type="float" office:value="-0.795597634329165">
                <text:p>-0.795597634329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08587534552905">
                <text:p>0.0708587534552905</text:p>
              </table:table-cell>
              <table:table-cell office:value-type="float" office:value="-0.819209924604281">
                <text:p>-0.8192099246042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12459631650539">
                <text:p>0.0712459631650539</text:p>
              </table:table-cell>
              <table:table-cell office:value-type="float" office:value="-0.842822214879395">
                <text:p>-0.8428222148793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13321170047205">
                <text:p>0.0713321170047205</text:p>
              </table:table-cell>
              <table:table-cell office:value-type="float" office:value="-0.86643450515451">
                <text:p>-0.866434505154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11135920099436">
                <text:p>0.0711135920099436</text:p>
              </table:table-cell>
              <table:table-cell office:value-type="float" office:value="-0.890046795429625">
                <text:p>-0.890046795429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05874288263985">
                <text:p>0.0705874288263985</text:p>
              </table:table-cell>
              <table:table-cell office:value-type="float" office:value="-0.91365908570474">
                <text:p>-0.913659085704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97513011436393">
                <text:p>0.0697513011436393</text:p>
              </table:table-cell>
              <table:table-cell office:value-type="float" office:value="-0.937271375979855">
                <text:p>-0.9372713759798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86034847013888">
                <text:p>0.0686034847013888</text:p>
              </table:table-cell>
              <table:table-cell office:value-type="float" office:value="-0.96088366625497">
                <text:p>-0.960883666254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71428260761269">
                <text:p>0.0671428260761269</text:p>
              </table:table-cell>
              <table:table-cell office:value-type="float" office:value="-0.984495956530085">
                <text:p>-0.9844959565300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53687114383584">
                <text:p>0.0653687114383584</text:p>
              </table:table-cell>
              <table:table-cell office:value-type="float" office:value="-1.0081082468052">
                <text:p>-1.0081082468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32810354532961">
                <text:p>0.0632810354532961</text:p>
              </table:table-cell>
              <table:table-cell office:value-type="float" office:value="-1.03172053708032">
                <text:p>-1.03172053708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08801704804109">
                <text:p>0.0608801704804109</text:p>
              </table:table-cell>
              <table:table-cell office:value-type="float" office:value="-1.05533282735543">
                <text:p>-1.055332827355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81669362104262">
                <text:p>0.0581669362104262</text:p>
              </table:table-cell>
              <table:table-cell office:value-type="float" office:value="-1.07894511763054">
                <text:p>-1.078945117630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51425698619439">
                <text:p>0.0551425698619439</text:p>
              </table:table-cell>
              <table:table-cell office:value-type="float" office:value="-1.10255740790566">
                <text:p>-1.102557407905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18086970442552">
                <text:p>0.0518086970442552</text:p>
              </table:table-cell>
              <table:table-cell office:value-type="float" office:value="-1.12616969818077">
                <text:p>-1.126169698180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81673033779448">
                <text:p>0.0481673033779448</text:p>
              </table:table-cell>
              <table:table-cell office:value-type="float" office:value="-1.14978198845589">
                <text:p>-1.149781988455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42207069508291">
                <text:p>0.0442207069508291</text:p>
              </table:table-cell>
              <table:table-cell office:value-type="float" office:value="-1.173394278731">
                <text:p>-1.1733942787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99715316736394">
                <text:p>0.0399715316736394</text:p>
              </table:table-cell>
              <table:table-cell office:value-type="float" office:value="-1.19700656900612">
                <text:p>-1.197006569006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54226815874041">
                <text:p>0.0354226815874041</text:p>
              </table:table-cell>
              <table:table-cell office:value-type="float" office:value="-1.22061885928123">
                <text:p>-1.22061885928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05773161633679">
                <text:p>0.0305773161633679</text:p>
              </table:table-cell>
              <table:table-cell office:value-type="float" office:value="-1.24423114955635">
                <text:p>-1.244231149556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54388266256815">
                <text:p>0.0254388266256815</text:p>
              </table:table-cell>
              <table:table-cell office:value-type="float" office:value="-1.26784343983146">
                <text:p>-1.267843439831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00108133177039">
                <text:p>0.0200108133177039</text:p>
              </table:table-cell>
              <table:table-cell office:value-type="float" office:value="-1.29145573010658">
                <text:p>-1.291455730106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42970641240993">
                <text:p>0.0142970641240993</text:p>
              </table:table-cell>
              <table:table-cell office:value-type="float" office:value="-1.31506802038169">
                <text:p>-1.315068020381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30153395328515">
                <text:p>0.00830153395328515</text:p>
              </table:table-cell>
              <table:table-cell office:value-type="float" office:value="-1.33868031065681">
                <text:p>-1.338680310656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02832527781738">
                <text:p>0.00202832527781738</text:p>
              </table:table-cell>
              <table:table-cell office:value-type="float" office:value="-1.36229260093192">
                <text:p>-1.36229260093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451833027570414">
                <text:p>-0.00451833027570414</text:p>
              </table:table-cell>
              <table:table-cell office:value-type="float" office:value="-1.38590489120704">
                <text:p>-1.385904891207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113340893009606">
                <text:p>-0.0113340893009606</text:p>
              </table:table-cell>
              <table:table-cell office:value-type="float" office:value="-1.40951718148215">
                <text:p>-1.409517181482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84145129688433">
                <text:p>-0.0184145129688433</text:p>
              </table:table-cell>
              <table:table-cell office:value-type="float" office:value="-1.43312947175726">
                <text:p>-1.433129471757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257550823892658">
                <text:p>-0.0257550823892658</text:p>
              </table:table-cell>
              <table:table-cell office:value-type="float" office:value="-1.45674176203238">
                <text:p>-1.456741762032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333512130034599">
                <text:p>-0.0333512130034599</text:p>
              </table:table-cell>
              <table:table-cell office:value-type="float" office:value="-1.4803540523075">
                <text:p>-1.48035405230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411982680351664">
                <text:p>-0.0411982680351664</text:p>
              </table:table-cell>
              <table:table-cell office:value-type="float" office:value="-1.50396634258261">
                <text:p>-1.503966342582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492915710312971">
                <text:p>-0.0492915710312971</text:p>
              </table:table-cell>
              <table:table-cell office:value-type="float" office:value="-1.52757863285773">
                <text:p>-1.527578632857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576264175243999">
                <text:p>-0.0576264175243999</text:p>
              </table:table-cell>
              <table:table-cell office:value-type="float" office:value="-1.55119092313284">
                <text:p>-1.551190923132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661980858507196">
                <text:p>-0.0661980858507196</text:p>
              </table:table-cell>
              <table:table-cell office:value-type="float" office:value="-1.57480321340795">
                <text:p>-1.57480321340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75001847158449">
                <text:p>-0.075001847158449</text:p>
              </table:table-cell>
              <table:table-cell office:value-type="float" office:value="-1.59841550368307">
                <text:p>-1.598415503683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840329746414175">
                <text:p>-0.0840329746414175</text:p>
              </table:table-cell>
              <table:table-cell office:value-type="float" office:value="-1.62202779395818">
                <text:p>-1.622027793958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932867520338672">
                <text:p>-0.0932867520338672</text:p>
              </table:table-cell>
              <table:table-cell office:value-type="float" office:value="-1.6456400842333">
                <text:p>-1.6456400842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02758481401843">
                <text:p>-0.102758481401843</text:p>
              </table:table-cell>
              <table:table-cell office:value-type="float" office:value="-1.66925237450841">
                <text:p>-1.669252374508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1244349026667">
                <text:p>-0.11244349026667</text:p>
              </table:table-cell>
              <table:table-cell office:value-type="float" office:value="-1.69286466478353">
                <text:p>-1.692864664783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22337138095524">
                <text:p>-0.122337138095524</text:p>
              </table:table-cell>
              <table:table-cell office:value-type="float" office:value="-1.71647695505864">
                <text:p>-1.716476955058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32434822193521">
                <text:p>-0.132434822193521</text:p>
              </table:table-cell>
              <table:table-cell office:value-type="float" office:value="-1.74008924533376">
                <text:p>-1.740089245333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42731983031088">
                <text:p>-0.142731983031088</text:p>
              </table:table-cell>
              <table:table-cell office:value-type="float" office:value="-1.76370153560887">
                <text:p>-1.763701535608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53224109039521">
                <text:p>-0.153224109039521</text:p>
              </table:table-cell>
              <table:table-cell office:value-type="float" office:value="-1.78731382588399">
                <text:p>-1.787313825883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63906740906656">
                <text:p>-0.163906740906656</text:p>
              </table:table-cell>
              <table:table-cell office:value-type="float" office:value="-1.8109261161591">
                <text:p>-1.8109261161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1cm" svg:y="3.952cm" style:legend-expansion="high" chart:style-name="ch2"/>
        <chart:plot-area chart:style-name="ch3" table:cell-range-address="Sheet1.H5:Sheet1.I106" chart:data-source-has-labels="row" svg:x="0.32cm" svg:y="0.18cm" svg:width="11.37cm" svg:height="8.64cm">
          <chart:coordinate-region svg:x="1.59cm" svg:y="0.379cm" svg:width="10.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6:Sheet1.H106" chart:label-cell-address="Sheet1.H5:Sheet1.H5" chart:class="chart:line">
            <chart:data-point chart:repeated="101"/>
          </chart:series>
          <chart:series chart:style-name="ch8" chart:values-cell-range-address="Sheet1.I6:Sheet1.I106" chart:label-cell-address="Sheet1.I5:Sheet1.I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comp (pH)</text:p>
                <draw:g>
                  <svg:desc>Sheet1.H5:Sheet1.H5</svg:desc>
                </draw:g>
              </table:table-cell>
              <table:table-cell office:value-type="string">
                <text:p>Err uncomp (pH)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12019968565092">
                <text:p>0.00312019968565092</text:p>
                <draw:g>
                  <svg:desc>Sheet1.H6:Sheet1.H106</svg:desc>
                </draw:g>
              </table:table-cell>
              <table:table-cell office:value-type="float" office:value="0.0786147016217687">
                <text:p>0.0786147016217687</text:p>
                <draw:g>
                  <svg:desc>Sheet1.I6:Sheet1.I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84490367949397">
                <text:p>0.00184490367949397</text:p>
              </table:table-cell>
              <table:table-cell office:value-type="float" office:value="0.0752415172967524">
                <text:p>0.0752415172967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53093529232707">
                <text:p>0.000653093529232707</text:p>
              </table:table-cell>
              <table:table-cell office:value-type="float" office:value="0.0718683329717358">
                <text:p>0.0718683329717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455112183939788">
                <text:p>-0.000455112183939788</text:p>
              </table:table-cell>
              <table:table-cell office:value-type="float" office:value="0.0684951486467194">
                <text:p>0.0684951486467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147976625577861">
                <text:p>-0.00147976625577861</text:p>
              </table:table-cell>
              <table:table-cell office:value-type="float" office:value="0.065121964321703">
                <text:p>0.065121964321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242109790638989">
                <text:p>-0.00242109790638989</text:p>
              </table:table-cell>
              <table:table-cell office:value-type="float" office:value="0.0617487799966867">
                <text:p>0.0617487799966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327951702019824">
                <text:p>-0.00327951702019824</text:p>
              </table:table-cell>
              <table:table-cell office:value-type="float" office:value="0.0583755956716701">
                <text:p>0.0583755956716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405561751478478">
                <text:p>-0.00405561751478478</text:p>
              </table:table-cell>
              <table:table-cell office:value-type="float" office:value="0.0550024113466538">
                <text:p>0.05500241134665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475017978127545">
                <text:p>-0.00475017978127545</text:p>
              </table:table-cell>
              <table:table-cell office:value-type="float" office:value="0.0516292270216374">
                <text:p>0.05162922702163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536417214640927">
                <text:p>-0.00536417214640927</text:p>
              </table:table-cell>
              <table:table-cell office:value-type="float" office:value="0.0482560426966209">
                <text:p>0.0482560426966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589875131483675">
                <text:p>-0.00589875131483675</text:p>
              </table:table-cell>
              <table:table-cell office:value-type="float" office:value="0.0448828583716048">
                <text:p>0.0448828583716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635526175951706">
                <text:p>-0.00635526175951706</text:p>
              </table:table-cell>
              <table:table-cell office:value-type="float" office:value="0.0415096740465882">
                <text:p>0.0415096740465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673523403815501">
                <text:p>-0.00673523403815501</text:p>
              </table:table-cell>
              <table:table-cell office:value-type="float" office:value="0.0381364897215716">
                <text:p>0.03813648972157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704038202434543">
                <text:p>-0.00704038202434543</text:p>
              </table:table-cell>
              <table:table-cell office:value-type="float" office:value="0.0347633053965555">
                <text:p>0.0347633053965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727259905325894">
                <text:p>-0.00727259905325894</text:p>
              </table:table-cell>
              <table:table-cell office:value-type="float" office:value="0.031390121071539">
                <text:p>0.031390121071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743395299316529">
                <text:p>-0.00743395299316529</text:p>
              </table:table-cell>
              <table:table-cell office:value-type="float" office:value="0.0280169367465225">
                <text:p>0.0280169367465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752668026568815">
                <text:p>-0.00752668026568815</text:p>
              </table:table-cell>
              <table:table-cell office:value-type="float" office:value="0.0246437524215063">
                <text:p>0.0246437524215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755317884914586">
                <text:p>-0.00755317884914586</text:p>
              </table:table-cell>
              <table:table-cell office:value-type="float" office:value="0.0212705680964898">
                <text:p>0.0212705680964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751600031054722">
                <text:p>-0.00751600031054722</text:p>
              </table:table-cell>
              <table:table-cell office:value-type="float" office:value="0.0178973837714733">
                <text:p>0.01789738377147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741784092252407">
                <text:p>-0.00741784092252407</text:p>
              </table:table-cell>
              <table:table-cell office:value-type="float" office:value="0.014524199446457">
                <text:p>0.0145241994464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726153193153678">
                <text:p>-0.00726153193153678</text:p>
              </table:table-cell>
              <table:table-cell office:value-type="float" office:value="0.0111510151214407">
                <text:p>0.0111510151214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705002905288676">
                <text:p>-0.00705002905288676</text:p>
              </table:table-cell>
              <table:table-cell office:value-type="float" office:value="0.00777783079642402">
                <text:p>0.007777830796424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678640127627972">
                <text:p>-0.00678640127627972</text:p>
              </table:table-cell>
              <table:table-cell office:value-type="float" office:value="0.00440464647140781">
                <text:p>0.004404646471407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647381907273914">
                <text:p>-0.00647381907273914</text:p>
              </table:table-cell>
              <table:table-cell office:value-type="float" office:value="0.00103146214639138">
                <text:p>0.00103146214639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611554209945742">
                <text:p>-0.00611554209945742</text:p>
              </table:table-cell>
              <table:table-cell office:value-type="float" office:value="-0.00234172217862527">
                <text:p>-0.002341722178625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571490650364148">
                <text:p>-0.00571490650364148</text:p>
              </table:table-cell>
              <table:table-cell office:value-type="float" office:value="-0.00571490650364148">
                <text:p>-0.00571490650364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527531192943487">
                <text:p>-0.00527531192943487</text:p>
              </table:table-cell>
              <table:table-cell office:value-type="float" office:value="-0.00908809082865791">
                <text:p>-0.00908809082865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480020833360695">
                <text:p>-0.00480020833360695</text:p>
              </table:table-cell>
              <table:table-cell office:value-type="float" office:value="-0.0124612751536746">
                <text:p>-0.01246127515367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429308271586115">
                <text:p>-0.00429308271586115</text:p>
              </table:table-cell>
              <table:table-cell office:value-type="float" office:value="-0.0158344594786908">
                <text:p>-0.01583445947869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375744586837135">
                <text:p>-0.00375744586837135</text:p>
              </table:table-cell>
              <table:table-cell office:value-type="float" office:value="-0.0192076438037072">
                <text:p>-0.01920764380370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319681924653104">
                <text:p>-0.00319681924653104</text:p>
              </table:table-cell>
              <table:table-cell office:value-type="float" office:value="-0.0225808281287234">
                <text:p>-0.02258082812872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2614722059046">
                <text:p>-0.002614722059046</text:p>
              </table:table-cell>
              <table:table-cell office:value-type="float" office:value="-0.0259540124537399">
                <text:p>-0.0259540124537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201465867043527">
                <text:p>-0.00201465867043527</text:p>
              </table:table-cell>
              <table:table-cell office:value-type="float" office:value="-0.0293271967787563">
                <text:p>-0.02932719677875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140010640291477">
                <text:p>-0.00140010640291477</text:p>
              </table:table-cell>
              <table:table-cell office:value-type="float" office:value="-0.0327003811037729">
                <text:p>-0.03270038110377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774503817649208">
                <text:p>-0.000774503817649208</text:p>
              </table:table-cell>
              <table:table-cell office:value-type="float" office:value="-0.0360735654287891">
                <text:p>-0.0360735654287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141239547599037">
                <text:p>-0.000141239547599037</text:p>
              </table:table-cell>
              <table:table-cell office:value-type="float" office:value="-0.0394467497538056">
                <text:p>-0.03944674975380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49635825416372">
                <text:p>0.00049635825416372</text:p>
              </table:table-cell>
              <table:table-cell office:value-type="float" office:value="-0.042819934078822">
                <text:p>-0.0428199340788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13503179555952">
                <text:p>0.00113503179555952</text:p>
              </table:table-cell>
              <table:table-cell office:value-type="float" office:value="-0.0461931184038384">
                <text:p>-0.04619311840383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77160280998101">
                <text:p>0.00177160280998101</text:p>
              </table:table-cell>
              <table:table-cell office:value-type="float" office:value="-0.0495663027288549">
                <text:p>-0.0495663027288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40298096726577">
                <text:p>0.00240298096726577</text:p>
              </table:table-cell>
              <table:table-cell office:value-type="float" office:value="-0.0529394870538713">
                <text:p>-0.05293948705387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02617150340123">
                <text:p>0.00302617150340123</text:p>
              </table:table-cell>
              <table:table-cell office:value-type="float" office:value="-0.0563126713788875">
                <text:p>-0.0563126713788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63828205016759">
                <text:p>0.00363828205016759</text:p>
              </table:table-cell>
              <table:table-cell office:value-type="float" office:value="-0.0596858557039042">
                <text:p>-0.05968585570390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23652865457758">
                <text:p>0.00423652865457758</text:p>
              </table:table-cell>
              <table:table-cell office:value-type="float" office:value="-0.0630590400289202">
                <text:p>-0.06305904002892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81824098620254">
                <text:p>0.00481824098620254</text:p>
              </table:table-cell>
              <table:table-cell office:value-type="float" office:value="-0.0664322243539366">
                <text:p>-0.06643222435393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3808667382319">
                <text:p>0.0053808667382319</text:p>
              </table:table-cell>
              <table:table-cell office:value-type="float" office:value="-0.0698054086789532">
                <text:p>-0.06980540867895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592197523523974">
                <text:p>0.00592197523523974</text:p>
              </table:table-cell>
              <table:table-cell office:value-type="float" office:value="-0.0731785930039695">
                <text:p>-0.07317859300396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643926026714003">
                <text:p>0.00643926026714003</text:p>
              </table:table-cell>
              <table:table-cell office:value-type="float" office:value="-0.0765517773289859">
                <text:p>-0.07655177732898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693054217462985">
                <text:p>0.00693054217462985</text:p>
              </table:table-cell>
              <table:table-cell office:value-type="float" office:value="-0.0799249616540023">
                <text:p>-0.07992496165400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39376921648094">
                <text:p>0.00739376921648094</text:p>
              </table:table-cell>
              <table:table-cell office:value-type="float" office:value="-0.0832981459790188">
                <text:p>-0.0832981459790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82701825340815">
                <text:p>0.00782701825340815</text:p>
              </table:table-cell>
              <table:table-cell office:value-type="float" office:value="-0.0866713303040352">
                <text:p>-0.08667133030403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22849478684951">
                <text:p>0.00822849478684951</text:p>
              </table:table-cell>
              <table:table-cell office:value-type="float" office:value="-0.0900445146290516">
                <text:p>-0.09004451462905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85965323938787">
                <text:p>0.0085965323938787</text:p>
              </table:table-cell>
              <table:table-cell office:value-type="float" office:value="-0.093417698954068">
                <text:p>-0.0934176989540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89295916016755">
                <text:p>0.0089295916016755</text:p>
              </table:table-cell>
              <table:table-cell office:value-type="float" office:value="-0.0967908832790845">
                <text:p>-0.09679088327908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922625824649659">
                <text:p>0.00922625824649659</text:p>
              </table:table-cell>
              <table:table-cell office:value-type="float" office:value="-0.100164067604101">
                <text:p>-0.100164067604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948524136300544">
                <text:p>0.00948524136300544</text:p>
              </table:table-cell>
              <table:table-cell office:value-type="float" office:value="-0.103537251929117">
                <text:p>-0.1035372519291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970537065014665">
                <text:p>0.00970537065014665</text:p>
              </table:table-cell>
              <table:table-cell office:value-type="float" office:value="-0.106910436254134">
                <text:p>-0.1069104362541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988559355955909">
                <text:p>0.00988559355955909</text:p>
              </table:table-cell>
              <table:table-cell office:value-type="float" office:value="-0.11028362057915">
                <text:p>-0.110283620579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00249720518572">
                <text:p>0.0100249720518572</text:p>
              </table:table-cell>
              <table:table-cell office:value-type="float" office:value="-0.113656804904166">
                <text:p>-0.1136568049041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01226790650415">
                <text:p>0.0101226790650415</text:p>
              </table:table-cell>
              <table:table-cell office:value-type="float" office:value="-0.117029989229183">
                <text:p>-0.117029989229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01779947378648">
                <text:p>0.0101779947378648</text:p>
              </table:table-cell>
              <table:table-cell office:value-type="float" office:value="-0.120403173554199">
                <text:p>-0.120403173554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01903024292458">
                <text:p>0.0101903024292458</text:p>
              </table:table-cell>
              <table:table-cell office:value-type="float" office:value="-0.123776357879216">
                <text:p>-0.1237763578792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01590845728491">
                <text:p>0.0101590845728491</text:p>
              </table:table-cell>
              <table:table-cell office:value-type="float" office:value="-0.127149542204232">
                <text:p>-0.1271495422042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00839184037712">
                <text:p>0.0100839184037712</text:p>
              </table:table-cell>
              <table:table-cell office:value-type="float" office:value="-0.130522726529249">
                <text:p>-0.130522726529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96447159194847">
                <text:p>0.00996447159194847</text:p>
              </table:table-cell>
              <table:table-cell office:value-type="float" office:value="-0.133895910854265">
                <text:p>-0.1338959108542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80049781448411">
                <text:p>0.00980049781448411</text:p>
              </table:table-cell>
              <table:table-cell office:value-type="float" office:value="-0.137269095179281">
                <text:p>-0.1372690951792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59183229658955">
                <text:p>0.00959183229658955</text:p>
              </table:table-cell>
              <table:table-cell office:value-type="float" office:value="-0.140642279504298">
                <text:p>-0.1406422795042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933838734833692">
                <text:p>0.00933838734833692</text:p>
              </table:table-cell>
              <table:table-cell office:value-type="float" office:value="-0.144015463829314">
                <text:p>-0.1440154638293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904014792189944">
                <text:p>0.00904014792189944</text:p>
              </table:table-cell>
              <table:table-cell office:value-type="float" office:value="-0.147388648154331">
                <text:p>-0.1473886481543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869716721148728">
                <text:p>0.00869716721148728</text:p>
              </table:table-cell>
              <table:table-cell office:value-type="float" office:value="-0.150761832479347">
                <text:p>-0.1507618324793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830956231577518">
                <text:p>0.00830956231577518</text:p>
              </table:table-cell>
              <table:table-cell office:value-type="float" office:value="-0.154135016804363">
                <text:p>-0.1541350168043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78775099802777">
                <text:p>0.0078775099802777</text:p>
              </table:table-cell>
              <table:table-cell office:value-type="float" office:value="-0.15750820112938">
                <text:p>-0.157508201129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74012424348936">
                <text:p>0.0074012424348936</text:p>
              </table:table-cell>
              <table:table-cell office:value-type="float" office:value="-0.160881385454396">
                <text:p>-0.1608813854543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688104333970641">
                <text:p>0.00688104333970641</text:p>
              </table:table-cell>
              <table:table-cell office:value-type="float" office:value="-0.164254569779412">
                <text:p>-0.1642545697794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631724385011845">
                <text:p>0.00631724385011845</text:p>
              </table:table-cell>
              <table:table-cell office:value-type="float" office:value="-0.167627754104429">
                <text:p>-0.1676277541044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571021881051992">
                <text:p>0.00571021881051992</text:p>
              </table:table-cell>
              <table:table-cell office:value-type="float" office:value="-0.171000938429446">
                <text:p>-0.171000938429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506038308391488">
                <text:p>0.00506038308391488</text:p>
              </table:table-cell>
              <table:table-cell office:value-type="float" office:value="-0.174374122754462">
                <text:p>-0.1743741227544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436818802333827">
                <text:p>0.00436818802333827</text:p>
              </table:table-cell>
              <table:table-cell office:value-type="float" office:value="-0.177747307079478">
                <text:p>-0.177747307079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63411808938308">
                <text:p>0.00363411808938308</text:p>
              </table:table-cell>
              <table:table-cell office:value-type="float" office:value="-0.181120491404495">
                <text:p>-0.1811204914044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85868761681485">
                <text:p>0.00285868761681485</text:p>
              </table:table-cell>
              <table:table-cell office:value-type="float" office:value="-0.184493675729511">
                <text:p>-0.1844936757295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04243773201418">
                <text:p>0.00204243773201418</text:p>
              </table:table-cell>
              <table:table-cell office:value-type="float" office:value="-0.187866860054527">
                <text:p>-0.1878668600545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18593342189788">
                <text:p>0.00118593342189788</text:p>
              </table:table-cell>
              <table:table-cell office:value-type="float" office:value="-0.191240044379544">
                <text:p>-0.1912400443795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289760753973911">
                <text:p>0.000289760753973911</text:p>
              </table:table-cell>
              <table:table-cell office:value-type="float" office:value="-0.19461322870456">
                <text:p>-0.194613228704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64547575367202">
                <text:p>-0.00064547575367202</text:p>
              </table:table-cell>
              <table:table-cell office:value-type="float" office:value="-0.197986413029577">
                <text:p>-0.1979864130295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161915561442294">
                <text:p>-0.00161915561442294</text:p>
              </table:table-cell>
              <table:table-cell office:value-type="float" office:value="-0.201359597354593">
                <text:p>-0.201359597354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263064470983476">
                <text:p>-0.00263064470983476</text:p>
              </table:table-cell>
              <table:table-cell office:value-type="float" office:value="-0.204732781679609">
                <text:p>-0.2047327816796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367929748418083">
                <text:p>-0.00367929748418083</text:p>
              </table:table-cell>
              <table:table-cell office:value-type="float" office:value="-0.208105966004626">
                <text:p>-0.2081059660046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476445900049427">
                <text:p>-0.00476445900049427</text:p>
              </table:table-cell>
              <table:table-cell office:value-type="float" office:value="-0.211479150329642">
                <text:p>-0.211479150329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588546686216662">
                <text:p>-0.00588546686216662</text:p>
              </table:table-cell>
              <table:table-cell office:value-type="float" office:value="-0.214852334654659">
                <text:p>-0.2148523346546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704165300447102">
                <text:p>-0.00704165300447102</text:p>
              </table:table-cell>
              <table:table-cell office:value-type="float" office:value="-0.218225518979675">
                <text:p>-0.2182255189796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823234536062856">
                <text:p>-0.00823234536062856</text:p>
              </table:table-cell>
              <table:table-cell office:value-type="float" office:value="-0.221598703304692">
                <text:p>-0.2215987033046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945686940724566">
                <text:p>-0.00945686940724566</text:p>
              </table:table-cell>
              <table:table-cell office:value-type="float" office:value="-0.224971887629708">
                <text:p>-0.2249718876297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107145495940641">
                <text:p>-0.0107145495940641</text:p>
              </table:table-cell>
              <table:table-cell office:value-type="float" office:value="-0.228345071954724">
                <text:p>-0.2283450719547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120047106630596">
                <text:p>-0.0120047106630596</text:p>
              </table:table-cell>
              <table:table-cell office:value-type="float" office:value="-0.231718256279741">
                <text:p>-0.2317182562797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13326678861981">
                <text:p>-0.013326678861981</text:p>
              </table:table-cell>
              <table:table-cell office:value-type="float" office:value="-0.235091440604757">
                <text:p>-0.2350914406047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146797830574061">
                <text:p>-0.0146797830574061</text:p>
              </table:table-cell>
              <table:table-cell office:value-type="float" office:value="-0.238464624929774">
                <text:p>-0.2384646249297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160633557523815">
                <text:p>-0.0160633557523815</text:p>
              </table:table-cell>
              <table:table-cell office:value-type="float" office:value="-0.24183780925479">
                <text:p>-0.241837809254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174767340136464">
                <text:p>-0.0174767340136464</text:p>
              </table:table-cell>
              <table:table-cell office:value-type="float" office:value="-0.245210993579806">
                <text:p>-0.2452109935798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189192603133601">
                <text:p>-0.0189192603133601</text:p>
              </table:table-cell>
              <table:table-cell office:value-type="float" office:value="-0.248584177904823">
                <text:p>-0.2485841779048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03902832901555">
                <text:p>-0.0203902832901555</text:p>
              </table:table-cell>
              <table:table-cell office:value-type="float" office:value="-0.251957362229839">
                <text:p>-0.2519573622298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218891584342174">
                <text:p>-0.0218891584342174</text:p>
              </table:table-cell>
              <table:table-cell office:value-type="float" office:value="-0.255330546554856">
                <text:p>-0.2553305465548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234152487009509">
                <text:p>-0.0234152487009509</text:p>
              </table:table-cell>
              <table:table-cell office:value-type="float" office:value="-0.258703730879872">
                <text:p>-0.2587037308798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